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Tahoma1" svg:font-family="Tahoma"/>
    <style:font-face style:name="Verdana" svg:font-family="Verdana, Arial, Helvetica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98cm" table:align="left"/>
    </style:style>
    <style:style style:name="Tabela1.A" style:family="table-column">
      <style:table-column-properties style:column-width="0.318cm"/>
    </style:style>
    <style:style style:name="Tabela1.B" style:family="table-column">
      <style:table-column-properties style:column-width="16.838cm"/>
    </style:style>
    <style:style style:name="Tabela1.C" style:family="table-column">
      <style:table-column-properties style:column-width="0.041cm"/>
    </style:style>
    <style:style style:name="Tabela1.B1" style:family="table-cell">
      <style:table-cell-properties style:vertical-align="middle"/>
    </style:style>
    <style:style style:name="Tabela2" style:family="table">
      <style:table-properties style:width="16.669cm" table:align="left"/>
    </style:style>
    <style:style style:name="Tabela2.A" style:family="table-column">
      <style:table-column-properties style:column-width="4.279cm"/>
    </style:style>
    <style:style style:name="Tabela2.B" style:family="table-column">
      <style:table-column-properties style:column-width="8.558cm"/>
    </style:style>
    <style:style style:name="Tabela2.C" style:family="table-column">
      <style:table-column-properties style:column-width="3.787cm"/>
    </style:style>
    <style:style style:name="Tabela2.D" style:family="table-column">
      <style:table-column-properties style:column-width="0.041cm"/>
    </style:style>
    <style:style style:name="Tabela2.A1" style:family="table-cell">
      <style:table-cell-properties style:vertical-align="middle"/>
    </style:style>
    <style:style style:name="Tabela2.A2" style:family="table-cell">
      <style:table-cell-properties style:vertical-align="bottom"/>
    </style:style>
    <style:style style:name="Tabela3" style:family="table">
      <style:table-properties style:width="3.747cm" table:align="left"/>
    </style:style>
    <style:style style:name="Tabela3.A" style:family="table-column">
      <style:table-column-properties style:column-width="0.041cm"/>
    </style:style>
    <style:style style:name="Tabela3.B" style:family="table-column">
      <style:table-column-properties style:column-width="2.09cm"/>
    </style:style>
    <style:style style:name="Tabela3.D" style:family="table-column">
      <style:table-column-properties style:column-width="1.535cm"/>
    </style:style>
    <style:style style:name="Tabela3.A1" style:family="table-cell">
      <style:table-cell-properties style:vertical-align="middle"/>
    </style:style>
    <style:style style:name="Tabela3.3" style:family="table-row">
      <style:table-row-properties style:min-row-height="0.026cm"/>
    </style:style>
    <style:style style:name="Tabela3.A3" style:family="table-cell">
      <style:table-cell-properties style:vertical-align="middle" fo:background-color="#000000">
        <style:background-image/>
      </style:table-cell-properties>
    </style:style>
    <style:style style:name="Tabela3.4" style:family="table-row">
      <style:table-row-properties style:min-row-height="0.079cm"/>
    </style:style>
    <style:style style:name="Tabela4" style:family="table">
      <style:table-properties style:width="16.752cm" table:align="left"/>
    </style:style>
    <style:style style:name="Tabela4.A" style:family="table-column">
      <style:table-column-properties style:column-width="0.041cm"/>
    </style:style>
    <style:style style:name="Tabela4.B" style:family="table-column">
      <style:table-column-properties style:column-width="11.88cm"/>
    </style:style>
    <style:style style:name="Tabela4.D" style:family="table-column">
      <style:table-column-properties style:column-width="4.71cm"/>
    </style:style>
    <style:style style:name="Tabela4.A1" style:family="table-cell">
      <style:table-cell-properties style:vertical-align="middle"/>
    </style:style>
    <style:style style:name="Tabela4.C1" style:family="table-cell">
      <style:table-cell-properties style:vertical-align="middle" fo:background-color="#000000">
        <style:background-image/>
      </style:table-cell-properties>
    </style:style>
    <style:style style:name="Tabela4.2" style:family="table-row">
      <style:table-row-properties style:min-row-height="0.318cm"/>
    </style:style>
    <style:style style:name="Tabela4.3" style:family="table-row">
      <style:table-row-properties style:min-row-height="0.026cm"/>
    </style:style>
    <style:style style:name="Tabela5" style:family="table">
      <style:table-properties style:width="16.739cm" table:align="left"/>
    </style:style>
    <style:style style:name="Tabela5.A" style:family="table-column">
      <style:table-column-properties style:column-width="0.041cm"/>
    </style:style>
    <style:style style:name="Tabela5.B" style:family="table-column">
      <style:table-column-properties style:column-width="6.615cm"/>
    </style:style>
    <style:style style:name="Tabela5.D" style:family="table-column">
      <style:table-column-properties style:column-width="2.117cm"/>
    </style:style>
    <style:style style:name="Tabela5.F" style:family="table-column">
      <style:table-column-properties style:column-width="3.096cm"/>
    </style:style>
    <style:style style:name="Tabela5.H" style:family="table-column">
      <style:table-column-properties style:column-width="4.71cm"/>
    </style:style>
    <style:style style:name="Tabela5.A1" style:family="table-cell">
      <style:table-cell-properties style:vertical-align="middle" fo:background-color="#000000">
        <style:background-image/>
      </style:table-cell-properties>
    </style:style>
    <style:style style:name="Tabela5.B1" style:family="table-cell">
      <style:table-cell-properties style:vertical-align="middle"/>
    </style:style>
    <style:style style:name="Tabela5.3" style:family="table-row">
      <style:table-row-properties style:min-row-height="0.026cm"/>
    </style:style>
    <style:style style:name="Tabela6" style:family="table">
      <style:table-properties style:width="16.739cm" table:align="left"/>
    </style:style>
    <style:style style:name="Tabela6.A" style:family="table-column">
      <style:table-column-properties style:column-width="0.041cm"/>
    </style:style>
    <style:style style:name="Tabela6.B" style:family="table-column">
      <style:table-column-properties style:column-width="6.085cm"/>
    </style:style>
    <style:style style:name="Tabela6.D" style:family="table-column">
      <style:table-column-properties style:column-width="2.646cm"/>
    </style:style>
    <style:style style:name="Tabela6.F" style:family="table-column">
      <style:table-column-properties style:column-width="7.011cm"/>
    </style:style>
    <style:style style:name="Tabela6.H" style:family="table-column">
      <style:table-column-properties style:column-width="0.794cm"/>
    </style:style>
    <style:style style:name="Tabela6.A1" style:family="table-cell">
      <style:table-cell-properties style:vertical-align="middle" fo:background-color="#000000">
        <style:background-image/>
      </style:table-cell-properties>
    </style:style>
    <style:style style:name="Tabela6.B1" style:family="table-cell">
      <style:table-cell-properties style:vertical-align="middle"/>
    </style:style>
    <style:style style:name="Tabela6.3" style:family="table-row">
      <style:table-row-properties style:min-row-height="0.026cm"/>
    </style:style>
    <style:style style:name="Tabela7" style:family="table">
      <style:table-properties style:width="16.711cm" table:align="left"/>
    </style:style>
    <style:style style:name="Tabela7.A" style:family="table-column">
      <style:table-column-properties style:column-width="0.041cm"/>
    </style:style>
    <style:style style:name="Tabela7.B" style:family="table-column">
      <style:table-column-properties style:column-width="12.409cm"/>
    </style:style>
    <style:style style:name="Tabela7.D" style:family="table-column">
      <style:table-column-properties style:column-width="4.18cm"/>
    </style:style>
    <style:style style:name="Tabela7.A1" style:family="table-cell">
      <style:table-cell-properties style:vertical-align="bottom"/>
    </style:style>
    <style:style style:name="Tabela7.B1" style:family="table-cell">
      <style:table-cell-properties style:vertical-align="middle"/>
    </style:style>
    <style:style style:name="Tabela7.E1" style:family="table-cell">
      <style:table-cell-properties style:vertical-align="bottom" fo:background-color="#000000">
        <style:background-image/>
      </style:table-cell-properties>
    </style:style>
    <style:style style:name="Tabela7.C2" style:family="table-cell">
      <style:table-cell-properties style:vertical-align="middle" fo:background-color="#000000">
        <style:background-image/>
      </style:table-cell-properties>
    </style:style>
    <style:style style:name="Tabela7.3" style:family="table-row">
      <style:table-row-properties style:min-row-height="0.318cm"/>
    </style:style>
    <style:style style:name="Tabela7.4" style:family="table-row">
      <style:table-row-properties style:min-row-height="0.026cm"/>
    </style:style>
    <style:style style:name="Tabela8" style:family="table">
      <style:table-properties style:width="16.725cm" table:align="left"/>
    </style:style>
    <style:style style:name="Tabela8.A" style:family="table-column">
      <style:table-column-properties style:column-width="0.041cm"/>
    </style:style>
    <style:style style:name="Tabela8.B" style:family="table-column">
      <style:table-column-properties style:column-width="7.144cm"/>
    </style:style>
    <style:style style:name="Tabela8.D" style:family="table-column">
      <style:table-column-properties style:column-width="1.323cm"/>
    </style:style>
    <style:style style:name="Tabela8.F" style:family="table-column">
      <style:table-column-properties style:column-width="8.096cm"/>
    </style:style>
    <style:style style:name="Tabela8.A1" style:family="table-cell">
      <style:table-cell-properties style:vertical-align="middle" fo:background-color="#000000">
        <style:background-image/>
      </style:table-cell-properties>
    </style:style>
    <style:style style:name="Tabela8.B1" style:family="table-cell">
      <style:table-cell-properties style:vertical-align="middle"/>
    </style:style>
    <style:style style:name="Tabela8.3" style:family="table-row">
      <style:table-row-properties style:min-row-height="0.026cm"/>
    </style:style>
    <style:style style:name="Tabela9" style:family="table">
      <style:table-properties style:width="16.753cm" table:align="left"/>
    </style:style>
    <style:style style:name="Tabela9.A" style:family="table-column">
      <style:table-column-properties style:column-width="0.041cm"/>
    </style:style>
    <style:style style:name="Tabela9.B" style:family="table-column">
      <style:table-column-properties style:column-width="2.117cm"/>
    </style:style>
    <style:style style:name="Tabela9.D" style:family="table-column">
      <style:table-column-properties style:column-width="6.35cm"/>
    </style:style>
    <style:style style:name="Tabela9.F" style:family="table-column">
      <style:table-column-properties style:column-width="4.868cm"/>
    </style:style>
    <style:style style:name="Tabela9.H" style:family="table-column">
      <style:table-column-properties style:column-width="0.794cm"/>
    </style:style>
    <style:style style:name="Tabela9.J" style:family="table-column">
      <style:table-column-properties style:column-width="2.381cm"/>
    </style:style>
    <style:style style:name="Tabela9.A1" style:family="table-cell">
      <style:table-cell-properties style:vertical-align="middle" fo:background-color="#000000">
        <style:background-image/>
      </style:table-cell-properties>
    </style:style>
    <style:style style:name="Tabela9.B1" style:family="table-cell">
      <style:table-cell-properties style:vertical-align="middle"/>
    </style:style>
    <style:style style:name="Tabela9.3" style:family="table-row">
      <style:table-row-properties style:min-row-height="0.026cm"/>
    </style:style>
    <style:style style:name="Tabela10" style:family="table">
      <style:table-properties style:width="16.711cm" table:align="left"/>
    </style:style>
    <style:style style:name="Tabela10.A" style:family="table-column">
      <style:table-column-properties style:column-width="0.041cm"/>
    </style:style>
    <style:style style:name="Tabela10.B" style:family="table-column">
      <style:table-column-properties style:column-width="10.557cm"/>
    </style:style>
    <style:style style:name="Tabela10.D" style:family="table-column">
      <style:table-column-properties style:column-width="6.033cm"/>
    </style:style>
    <style:style style:name="Tabela10.A1" style:family="table-cell">
      <style:table-cell-properties style:vertical-align="middle"/>
    </style:style>
    <style:style style:name="Tabela10.C2" style:family="table-cell">
      <style:table-cell-properties style:vertical-align="bottom" fo:background-color="#000000">
        <style:background-image/>
      </style:table-cell-properties>
    </style:style>
    <style:style style:name="Tabela10.4" style:family="table-row">
      <style:table-row-properties style:min-row-height="0.026cm"/>
    </style:style>
    <style:style style:name="Tabela10.C4" style:family="table-cell">
      <style:table-cell-properties style:vertical-align="middle" fo:background-color="#000000">
        <style:background-image/>
      </style:table-cell-properties>
    </style:style>
    <style:style style:name="Tabela11" style:family="table">
      <style:table-properties style:width="16.766cm" table:align="left"/>
    </style:style>
    <style:style style:name="Tabela11.A" style:family="table-column">
      <style:table-column-properties style:column-width="0.041cm"/>
    </style:style>
    <style:style style:name="Tabela11.B" style:family="table-column">
      <style:table-column-properties style:column-width="5.556cm"/>
    </style:style>
    <style:style style:name="Tabela11.D" style:family="table-column">
      <style:table-column-properties style:column-width="4.974cm"/>
    </style:style>
    <style:style style:name="Tabela11.F" style:family="table-column">
      <style:table-column-properties style:column-width="6.033cm"/>
    </style:style>
    <style:style style:name="Tabela11.A1" style:family="table-cell">
      <style:table-cell-properties style:vertical-align="middle" fo:background-color="#000000">
        <style:background-image/>
      </style:table-cell-properties>
    </style:style>
    <style:style style:name="Tabela11.B1" style:family="table-cell">
      <style:table-cell-properties style:vertical-align="middle"/>
    </style:style>
    <style:style style:name="Tabela11.3" style:family="table-row">
      <style:table-row-properties style:min-row-height="0.026cm"/>
    </style:style>
    <style:style style:name="Tabela11.4" style:family="table-row">
      <style:table-row-properties style:min-row-height="0.079cm"/>
    </style:style>
    <style:style style:name="Tabela11.A9" style:family="table-cell">
      <style:table-cell-properties style:vertical-align="bottom" fo:background-color="#000000">
        <style:background-image/>
      </style:table-cell-properties>
    </style:style>
    <style:style style:name="Tabela11.E13" style:family="table-cell">
      <style:table-cell-properties style:vertical-align="bottom"/>
    </style:style>
    <style:style style:name="Tabela12" style:family="table">
      <style:table-properties style:width="16.669cm" table:align="left"/>
    </style:style>
    <style:style style:name="Tabela12.A" style:family="table-column">
      <style:table-column-properties style:column-width="4.143cm"/>
    </style:style>
    <style:style style:name="Tabela12.B" style:family="table-column">
      <style:table-column-properties style:column-width="0.206cm"/>
    </style:style>
    <style:style style:name="Tabela12.C" style:family="table-column">
      <style:table-column-properties style:column-width="12.319cm"/>
    </style:style>
    <style:style style:name="Tabela12.A1" style:family="table-cell">
      <style:table-cell-properties style:vertical-align="middle"/>
    </style:style>
    <style:style style:name="Tabela12.B1" style:family="table-cell">
      <style:table-cell-properties style:vertical-align="middle" fo:background-color="#000000">
        <style:background-image/>
      </style:table-cell-properties>
    </style:style>
    <style:style style:name="Tabela12.3" style:family="table-row">
      <style:table-row-properties style:min-row-height="0.079cm"/>
    </style:style>
    <style:style style:name="Tabela13" style:family="table">
      <style:table-properties style:width="16.669cm" table:align="left"/>
    </style:style>
    <style:style style:name="Tabela13.A" style:family="table-column">
      <style:table-column-properties style:column-width="0.041cm"/>
    </style:style>
    <style:style style:name="Tabela13.B" style:family="table-column">
      <style:table-column-properties style:column-width="3.281cm"/>
    </style:style>
    <style:style style:name="Tabela13.D" style:family="table-column">
      <style:table-column-properties style:column-width="3.175cm"/>
    </style:style>
    <style:style style:name="Tabela13.F" style:family="table-column">
      <style:table-column-properties style:column-width="3.731cm"/>
    </style:style>
    <style:style style:name="Tabela13.H" style:family="table-column">
      <style:table-column-properties style:column-width="3.81cm"/>
    </style:style>
    <style:style style:name="Tabela13.J" style:family="table-column">
      <style:table-column-properties style:column-width="2.429cm"/>
    </style:style>
    <style:style style:name="Tabela13.1" style:family="table-row">
      <style:table-row-properties style:min-row-height="0.026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6.669cm" table:align="left"/>
    </style:style>
    <style:style style:name="Tabela14.A" style:family="table-column">
      <style:table-column-properties style:column-width="9.252cm"/>
    </style:style>
    <style:style style:name="Tabela14.B" style:family="table-column">
      <style:table-column-properties style:column-width="0.041cm"/>
    </style:style>
    <style:style style:name="Tabela14.C" style:family="table-column">
      <style:table-column-properties style:column-width="7.377cm"/>
    </style:style>
    <style:style style:name="Tabela14.1" style:family="table-row">
      <style:table-row-properties style:min-row-height="0.026cm"/>
    </style:style>
    <style:style style:name="Tabela14.A1" style:family="table-cell">
      <style:table-cell-properties style:vertical-align="middle"/>
    </style:style>
    <style:style style:name="Tabela14.B1" style:family="table-cell">
      <style:table-cell-properties style:vertical-align="middle" fo:background-color="#000000">
        <style:background-image/>
      </style:table-cell-properties>
    </style:style>
    <style:style style:name="Tabela15" style:family="table">
      <style:table-properties style:width="16.669cm" table:align="left"/>
    </style:style>
    <style:style style:name="Tabela15.A" style:family="table-column">
      <style:table-column-properties style:column-width="16.669cm"/>
    </style:style>
    <style:style style:name="Tabela15.1" style:family="table-row">
      <style:table-row-properties style:min-row-height="0.265cm"/>
    </style:style>
    <style:style style:name="Tabela15.A1" style:family="table-cell">
      <style:table-cell-properties style:vertical-align="middle"/>
    </style:style>
    <style:style style:name="Tabela16" style:family="table">
      <style:table-properties style:width="16.669cm" table:align="left"/>
    </style:style>
    <style:style style:name="Tabela16.A" style:family="table-column">
      <style:table-column-properties style:column-width="3.44cm"/>
    </style:style>
    <style:style style:name="Tabela16.B" style:family="table-column">
      <style:table-column-properties style:column-width="0.106cm"/>
    </style:style>
    <style:style style:name="Tabela16.C" style:family="table-column">
      <style:table-column-properties style:column-width="0.041cm"/>
    </style:style>
    <style:style style:name="Tabela16.D" style:family="table-column">
      <style:table-column-properties style:column-width="1.323cm"/>
    </style:style>
    <style:style style:name="Tabela16.F" style:family="table-column">
      <style:table-column-properties style:column-width="11.719cm"/>
    </style:style>
    <style:style style:name="Tabela16.A1" style:family="table-cell">
      <style:table-cell-properties style:vertical-align="middle"/>
    </style:style>
    <style:style style:name="Tabela16.D1" style:family="table-cell">
      <style:table-cell-properties style:vertical-align="bottom"/>
    </style:style>
    <style:style style:name="Tabela16.2" style:family="table-row">
      <style:table-row-properties style:min-row-height="0.053cm" fo:background-color="#000000">
        <style:background-image/>
      </style:table-row-properties>
    </style:style>
    <style:style style:name="Tabela17" style:family="table">
      <style:table-properties style:width="16.669cm" table:align="left"/>
    </style:style>
    <style:style style:name="Tabela17.A" style:family="table-column">
      <style:table-column-properties style:column-width="11.113cm"/>
    </style:style>
    <style:style style:name="Tabela17.B" style:family="table-column">
      <style:table-column-properties style:column-width="5.292cm"/>
    </style:style>
    <style:style style:name="Tabela17.C" style:family="table-column">
      <style:table-column-properties style:column-width="0.265cm"/>
    </style:style>
    <style:style style:name="Tabela17.B1" style:family="table-cell">
      <style:table-cell-properties style:vertical-align="middle"/>
    </style:style>
    <style:style style:name="Tabela18" style:family="table">
      <style:table-properties style:width="11.113cm" table:align="left"/>
    </style:style>
    <style:style style:name="Tabela18.A" style:family="table-column">
      <style:table-column-properties style:column-width="0.041cm"/>
    </style:style>
    <style:style style:name="Tabela18.B" style:family="table-column">
      <style:table-column-properties style:column-width="11.031cm"/>
    </style:style>
    <style:style style:name="Tabela18.A1" style:family="table-cell">
      <style:table-cell-properties style:vertical-align="middle" fo:background-color="#000000">
        <style:background-image/>
      </style:table-cell-properties>
    </style:style>
    <style:style style:name="Tabela18.B1" style:family="table-cell">
      <style:table-cell-properties style:vertical-align="middle"/>
    </style:style>
    <style:style style:name="Tabela19" style:family="table">
      <style:table-properties style:width="11.113cm" table:align="left"/>
    </style:style>
    <style:style style:name="Tabela19.A" style:family="table-column">
      <style:table-column-properties style:column-width="0.041cm"/>
    </style:style>
    <style:style style:name="Tabela19.B" style:family="table-column">
      <style:table-column-properties style:column-width="11.031cm"/>
    </style:style>
    <style:style style:name="Tabela19.A1" style:family="table-cell">
      <style:table-cell-properties style:vertical-align="middle" fo:background-color="#000000">
        <style:background-image/>
      </style:table-cell-properties>
    </style:style>
    <style:style style:name="Tabela19.B1" style:family="table-cell">
      <style:table-cell-properties style:vertical-align="middle"/>
    </style:style>
    <style:style style:name="Tabela20" style:family="table">
      <style:table-properties style:width="11.113cm" table:align="left"/>
    </style:style>
    <style:style style:name="Tabela20.A" style:family="table-column">
      <style:table-column-properties style:column-width="0.041cm"/>
    </style:style>
    <style:style style:name="Tabela20.B" style:family="table-column">
      <style:table-column-properties style:column-width="2.381cm"/>
    </style:style>
    <style:style style:name="Tabela20.D" style:family="table-column">
      <style:table-column-properties style:column-width="3.704cm"/>
    </style:style>
    <style:style style:name="Tabela20.F" style:family="table-column">
      <style:table-column-properties style:column-width="1.588cm"/>
    </style:style>
    <style:style style:name="Tabela20.H" style:family="table-column">
      <style:table-column-properties style:column-width="1.058cm"/>
    </style:style>
    <style:style style:name="Tabela20.J" style:family="table-column">
      <style:table-column-properties style:column-width="2.138cm"/>
    </style:style>
    <style:style style:name="Tabela20.A1" style:family="table-cell">
      <style:table-cell-properties style:vertical-align="middle" fo:background-color="#000000">
        <style:background-image/>
      </style:table-cell-properties>
    </style:style>
    <style:style style:name="Tabela20.B1" style:family="table-cell">
      <style:table-cell-properties style:vertical-align="middle"/>
    </style:style>
    <style:style style:name="Tabela20.3" style:family="table-row">
      <style:table-row-properties fo:background-color="#000000">
        <style:background-image/>
      </style:table-row-properties>
    </style:style>
    <style:style style:name="Tabela21" style:family="table">
      <style:table-properties style:width="11.113cm" table:align="left"/>
    </style:style>
    <style:style style:name="Tabela21.A" style:family="table-column">
      <style:table-column-properties style:column-width="0.041cm"/>
    </style:style>
    <style:style style:name="Tabela21.B" style:family="table-column">
      <style:table-column-properties style:column-width="2.302cm"/>
    </style:style>
    <style:style style:name="Tabela21.D" style:family="table-column">
      <style:table-column-properties style:column-width="1.667cm"/>
    </style:style>
    <style:style style:name="Tabela21.F" style:family="table-column">
      <style:table-column-properties style:column-width="1.826cm"/>
    </style:style>
    <style:style style:name="Tabela21.H" style:family="table-column">
      <style:table-column-properties style:column-width="2.328cm"/>
    </style:style>
    <style:style style:name="Tabela21.J" style:family="table-column">
      <style:table-column-properties style:column-width="2.746cm"/>
    </style:style>
    <style:style style:name="Tabela21.A1" style:family="table-cell">
      <style:table-cell-properties style:vertical-align="middle" fo:background-color="#000000">
        <style:background-image/>
      </style:table-cell-properties>
    </style:style>
    <style:style style:name="Tabela21.B1" style:family="table-cell">
      <style:table-cell-properties style:vertical-align="middle" fo:background-color="#cccccc">
        <style:background-image/>
      </style:table-cell-properties>
    </style:style>
    <style:style style:name="Tabela21.D1" style:family="table-cell">
      <style:table-cell-properties style:vertical-align="middle"/>
    </style:style>
    <style:style style:name="Tabela21.3" style:family="table-row">
      <style:table-row-properties fo:background-color="#000000">
        <style:background-image/>
      </style:table-row-properties>
    </style:style>
    <style:style style:name="Tabela22" style:family="table">
      <style:table-properties style:width="11.113cm" table:align="left"/>
    </style:style>
    <style:style style:name="Tabela22.A" style:family="table-column">
      <style:table-column-properties style:column-width="0.041cm"/>
    </style:style>
    <style:style style:name="Tabela22.B" style:family="table-column">
      <style:table-column-properties style:column-width="11.031cm"/>
    </style:style>
    <style:style style:name="Tabela22.1" style:family="table-row">
      <style:table-row-properties style:min-row-height="0.079cm"/>
    </style:style>
    <style:style style:name="Tabela22.A1" style:family="table-cell">
      <style:table-cell-properties style:vertical-align="middle" fo:background-color="#000000">
        <style:background-image/>
      </style:table-cell-properties>
    </style:style>
    <style:style style:name="Tabela22.2" style:family="table-row">
      <style:table-row-properties style:min-row-height="0.529cm"/>
    </style:style>
    <style:style style:name="Tabela22.3" style:family="table-row">
      <style:table-row-properties style:min-row-height="2.117cm"/>
    </style:style>
    <style:style style:name="Tabela22.B4" style:family="table-cell">
      <style:table-cell-properties style:vertical-align="bottom"/>
    </style:style>
    <style:style style:name="Tabela22.A6" style:family="table-cell">
      <style:table-cell-properties style:vertical-align="middle"/>
    </style:style>
    <style:style style:name="Tabela23" style:family="table">
      <style:table-properties style:width="5.292cm" table:align="left"/>
    </style:style>
    <style:style style:name="Tabela23.A" style:family="table-column">
      <style:table-column-properties style:column-width="0.041cm"/>
    </style:style>
    <style:style style:name="Tabela23.B" style:family="table-column">
      <style:table-column-properties style:column-width="5.211cm"/>
    </style:style>
    <style:style style:name="Tabela23.A1" style:family="table-cell">
      <style:table-cell-properties style:vertical-align="middle" fo:background-color="#000000">
        <style:background-image/>
      </style:table-cell-properties>
    </style:style>
    <style:style style:name="Tabela23.B1" style:family="table-cell">
      <style:table-cell-properties style:vertical-align="middle"/>
    </style:style>
    <style:style style:name="Tabela23.3" style:family="table-row">
      <style:table-row-properties style:min-row-height="0.026cm"/>
    </style:style>
    <style:style style:name="Tabela23.4" style:family="table-row">
      <style:table-row-properties style:min-row-height="0.079cm"/>
    </style:style>
    <style:style style:name="Tabela24" style:family="table">
      <style:table-properties style:width="5.292cm" table:align="left"/>
    </style:style>
    <style:style style:name="Tabela24.A" style:family="table-column">
      <style:table-column-properties style:column-width="0.041cm"/>
    </style:style>
    <style:style style:name="Tabela24.B" style:family="table-column">
      <style:table-column-properties style:column-width="5.211cm"/>
    </style:style>
    <style:style style:name="Tabela24.A1" style:family="table-cell">
      <style:table-cell-properties style:vertical-align="middle" fo:background-color="#000000">
        <style:background-image/>
      </style:table-cell-properties>
    </style:style>
    <style:style style:name="Tabela24.B1" style:family="table-cell">
      <style:table-cell-properties style:vertical-align="middle"/>
    </style:style>
    <style:style style:name="Tabela24.3" style:family="table-row">
      <style:table-row-properties style:min-row-height="0.026cm"/>
    </style:style>
    <style:style style:name="Tabela24.4" style:family="table-row">
      <style:table-row-properties style:min-row-height="0.079cm"/>
    </style:style>
    <style:style style:name="Tabela25" style:family="table">
      <style:table-properties style:width="5.292cm" table:align="left"/>
    </style:style>
    <style:style style:name="Tabela25.A" style:family="table-column">
      <style:table-column-properties style:column-width="0.041cm"/>
    </style:style>
    <style:style style:name="Tabela25.B" style:family="table-column">
      <style:table-column-properties style:column-width="5.211cm"/>
    </style:style>
    <style:style style:name="Tabela25.A1" style:family="table-cell">
      <style:table-cell-properties style:vertical-align="middle" fo:background-color="#000000">
        <style:background-image/>
      </style:table-cell-properties>
    </style:style>
    <style:style style:name="Tabela25.B1" style:family="table-cell">
      <style:table-cell-properties style:vertical-align="middle"/>
    </style:style>
    <style:style style:name="Tabela25.3" style:family="table-row">
      <style:table-row-properties style:min-row-height="0.026cm"/>
    </style:style>
    <style:style style:name="Tabela25.4" style:family="table-row">
      <style:table-row-properties style:min-row-height="0.079cm"/>
    </style:style>
    <style:style style:name="Tabela26" style:family="table">
      <style:table-properties style:width="5.292cm" table:align="left"/>
    </style:style>
    <style:style style:name="Tabela26.A" style:family="table-column">
      <style:table-column-properties style:column-width="0.041cm"/>
    </style:style>
    <style:style style:name="Tabela26.B" style:family="table-column">
      <style:table-column-properties style:column-width="5.211cm"/>
    </style:style>
    <style:style style:name="Tabela26.A1" style:family="table-cell">
      <style:table-cell-properties style:vertical-align="middle" fo:background-color="#000000">
        <style:background-image/>
      </style:table-cell-properties>
    </style:style>
    <style:style style:name="Tabela26.B1" style:family="table-cell">
      <style:table-cell-properties style:vertical-align="middle"/>
    </style:style>
    <style:style style:name="Tabela26.3" style:family="table-row">
      <style:table-row-properties style:min-row-height="0.026cm"/>
    </style:style>
    <style:style style:name="Tabela26.4" style:family="table-row">
      <style:table-row-properties style:min-row-height="0.079cm"/>
    </style:style>
    <style:style style:name="Tabela27" style:family="table">
      <style:table-properties style:width="5.292cm" table:align="left"/>
    </style:style>
    <style:style style:name="Tabela27.A" style:family="table-column">
      <style:table-column-properties style:column-width="0.041cm"/>
    </style:style>
    <style:style style:name="Tabela27.B" style:family="table-column">
      <style:table-column-properties style:column-width="5.211cm"/>
    </style:style>
    <style:style style:name="Tabela27.A1" style:family="table-cell">
      <style:table-cell-properties style:vertical-align="middle" fo:background-color="#000000">
        <style:background-image/>
      </style:table-cell-properties>
    </style:style>
    <style:style style:name="Tabela27.B1" style:family="table-cell">
      <style:table-cell-properties style:vertical-align="middle"/>
    </style:style>
    <style:style style:name="Tabela27.3" style:family="table-row">
      <style:table-row-properties style:min-row-height="0.026cm"/>
    </style:style>
    <style:style style:name="Tabela27.4" style:family="table-row">
      <style:table-row-properties style:min-row-height="0.079cm"/>
    </style:style>
    <style:style style:name="Tabela28" style:family="table">
      <style:table-properties style:width="5.292cm" table:align="left"/>
    </style:style>
    <style:style style:name="Tabela28.A" style:family="table-column">
      <style:table-column-properties style:column-width="0.041cm"/>
    </style:style>
    <style:style style:name="Tabela28.B" style:family="table-column">
      <style:table-column-properties style:column-width="5.211cm"/>
    </style:style>
    <style:style style:name="Tabela28.A1" style:family="table-cell">
      <style:table-cell-properties style:vertical-align="middle" fo:background-color="#000000">
        <style:background-image/>
      </style:table-cell-properties>
    </style:style>
    <style:style style:name="Tabela28.B1" style:family="table-cell">
      <style:table-cell-properties style:vertical-align="middle"/>
    </style:style>
    <style:style style:name="Tabela28.3" style:family="table-row">
      <style:table-row-properties style:min-row-height="0.026cm"/>
    </style:style>
    <style:style style:name="Tabela28.4" style:family="table-row">
      <style:table-row-properties style:min-row-height="0.079cm"/>
    </style:style>
    <style:style style:name="Tabela29" style:family="table">
      <style:table-properties style:width="5.292cm" table:align="left"/>
    </style:style>
    <style:style style:name="Tabela29.A" style:family="table-column">
      <style:table-column-properties style:column-width="0.041cm"/>
    </style:style>
    <style:style style:name="Tabela29.B" style:family="table-column">
      <style:table-column-properties style:column-width="5.211cm"/>
    </style:style>
    <style:style style:name="Tabela29.A1" style:family="table-cell">
      <style:table-cell-properties style:vertical-align="middle" fo:background-color="#000000">
        <style:background-image/>
      </style:table-cell-properties>
    </style:style>
    <style:style style:name="Tabela29.B1" style:family="table-cell">
      <style:table-cell-properties style:vertical-align="middle"/>
    </style:style>
    <style:style style:name="Tabela29.3" style:family="table-row">
      <style:table-row-properties style:min-row-height="0.026cm"/>
    </style:style>
    <style:style style:name="Tabela29.4" style:family="table-row">
      <style:table-row-properties style:min-row-height="0.079cm"/>
    </style:style>
    <style:style style:name="Tabela30" style:family="table">
      <style:table-properties style:width="5.292cm" table:align="left"/>
    </style:style>
    <style:style style:name="Tabela30.A" style:family="table-column">
      <style:table-column-properties style:column-width="0.041cm"/>
    </style:style>
    <style:style style:name="Tabela30.B" style:family="table-column">
      <style:table-column-properties style:column-width="5.211cm"/>
    </style:style>
    <style:style style:name="Tabela30.A1" style:family="table-cell">
      <style:table-cell-properties style:vertical-align="middle" fo:background-color="#000000">
        <style:background-image/>
      </style:table-cell-properties>
    </style:style>
    <style:style style:name="Tabela30.B1" style:family="table-cell">
      <style:table-cell-properties style:vertical-align="middle"/>
    </style:style>
    <style:style style:name="Tabela30.3" style:family="table-row">
      <style:table-row-properties style:min-row-height="0.026cm"/>
    </style:style>
    <style:style style:name="Tabela30.4" style:family="table-row">
      <style:table-row-properties style:min-row-height="0.079cm"/>
    </style:style>
    <style:style style:name="Tabela31" style:family="table">
      <style:table-properties style:width="5.292cm" table:align="left"/>
    </style:style>
    <style:style style:name="Tabela31.A" style:family="table-column">
      <style:table-column-properties style:column-width="0.041cm"/>
    </style:style>
    <style:style style:name="Tabela31.B" style:family="table-column">
      <style:table-column-properties style:column-width="5.211cm"/>
    </style:style>
    <style:style style:name="Tabela31.A1" style:family="table-cell">
      <style:table-cell-properties style:vertical-align="middle" fo:background-color="#000000">
        <style:background-image/>
      </style:table-cell-properties>
    </style:style>
    <style:style style:name="Tabela31.B1" style:family="table-cell">
      <style:table-cell-properties style:vertical-align="middle"/>
    </style:style>
    <style:style style:name="Tabela31.3" style:family="table-row">
      <style:table-row-properties style:min-row-height="0.026cm"/>
    </style:style>
    <style:style style:name="Tabela31.4" style:family="table-row">
      <style:table-row-properties style:min-row-height="0.079cm"/>
    </style:style>
    <style:style style:name="Tabela32" style:family="table">
      <style:table-properties style:width="16.669cm" table:align="left"/>
    </style:style>
    <style:style style:name="Tabela32.A" style:family="table-column">
      <style:table-column-properties style:column-width="0.041cm"/>
    </style:style>
    <style:style style:name="Tabela32.C" style:family="table-column">
      <style:table-column-properties style:column-width="16.506cm"/>
    </style:style>
    <style:style style:name="Tabela32.1" style:family="table-row">
      <style:table-row-properties style:min-row-height="0.661cm"/>
    </style:style>
    <style:style style:name="Tabela32.A1" style:family="table-cell">
      <style:table-cell-properties style:vertical-align="middle" fo:background-color="#000000">
        <style:background-image/>
      </style:table-cell-properties>
    </style:style>
    <style:style style:name="Tabela32.B1" style:family="table-cell">
      <style:table-cell-properties style:vertical-align="middle"/>
    </style:style>
    <style:style style:name="Tabela32.C2" style:family="table-cell">
      <style:table-cell-properties style:vertical-align="bottom"/>
    </style:style>
    <style:style style:name="Tabela33" style:family="table">
      <style:table-properties style:width="16.669cm" table:align="left"/>
    </style:style>
    <style:style style:name="Tabela33.A" style:family="table-column">
      <style:table-column-properties style:column-width="9.71cm"/>
    </style:style>
    <style:style style:name="Tabela33.B" style:family="table-column">
      <style:table-column-properties style:column-width="6.959cm"/>
    </style:style>
    <style:style style:name="Tabela33.A1" style:family="table-cell">
      <style:table-cell-properties style:vertical-align="middle"/>
    </style:style>
    <style:style style:name="Tabela34" style:family="table">
      <style:table-properties style:width="16.669cm" table:align="left"/>
    </style:style>
    <style:style style:name="Tabela34.A" style:family="table-column">
      <style:table-column-properties style:column-width="16.669cm"/>
    </style:style>
    <style:style style:name="Tabela34.A1" style:family="table-cell">
      <style:table-cell-properties style:vertical-align="middle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333333"/>
    </style:style>
    <style:style style:name="P4" style:family="paragraph" style:parent-style-name="Table_20_Contents">
      <style:text-properties fo:color="#000000"/>
    </style:style>
    <style:style style:name="P5" style:family="paragraph" style:parent-style-name="Table_20_Contents">
      <style:text-properties fo:color="#000000" style:font-name="Arial1" fo:font-size="11pt" fo:font-weight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Arial1" fo:font-size="11pt" fo:font-weight="bold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Arial1" fo:font-size="7pt"/>
    </style:style>
    <style:style style:name="P8" style:family="paragraph" style:parent-style-name="Table_20_Contents">
      <style:paragraph-properties fo:text-align="center" style:justify-single-word="false"/>
      <style:text-properties fo:color="#000000"/>
    </style:style>
    <style:style style:name="P9" style:family="paragraph" style:parent-style-name="Table_20_Contents">
      <style:paragraph-properties fo:text-align="start" style:justify-single-word="false"/>
      <style:text-properties fo:color="#000000"/>
    </style:style>
    <style:style style:name="P10" style:family="paragraph" style:parent-style-name="Table_20_Contents">
      <style:paragraph-properties fo:margin-top="0cm" fo:margin-bottom="0.499cm"/>
      <style:text-properties fo:color="#333333"/>
    </style:style>
    <style:style style:name="P11" style:family="paragraph" style:parent-style-name="Table_20_Contents">
      <style:paragraph-properties fo:margin-top="0cm" fo:margin-bottom="0.499cm" fo:text-align="end" style:justify-single-word="false"/>
      <style:text-properties fo:color="#000000" style:font-name="Arial1" fo:font-size="7pt"/>
    </style:style>
    <style:style style:name="P12" style:family="paragraph" style:parent-style-name="Table_20_Contents">
      <style:paragraph-properties fo:margin-left="0.499cm" fo:margin-right="0cm" fo:text-indent="0cm" style:auto-text-indent="false"/>
      <style:text-properties fo:color="#333333"/>
    </style:style>
    <style:style style:name="T1" style:family="text">
      <style:text-properties fo:font-size="10pt"/>
    </style:style>
    <style:style style:name="T2" style:family="text">
      <style:text-properties style:font-name="Arial1" fo:font-size="7pt"/>
    </style:style>
    <style:style style:name="T3" style:family="text">
      <style:text-properties style:font-name="Arial1" fo:font-size="7pt" fo:font-style="italic"/>
    </style:style>
    <style:style style:name="T4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color="#000000" style:font-name="Arial1" fo:font-size="7pt" style:font-name-asian="Arial1" style:font-size-asian="7pt" style:font-name-complex="Arial1" style:font-size-complex="7pt"/>
    </style:style>
    <style:style style:name="T6" style:family="text">
      <style:text-properties style:font-name="Verdana" fo:font-size="7.5pt"/>
    </style:style>
    <style:style style:name="T7" style:family="text">
      <style:text-properties fo:color="#333333" style:font-name="Verdana" fo:font-size="7.5pt" style:font-name-asian="Verdana" style:font-size-asian="7.5pt" style:font-name-complex="Verdana" style:font-size-complex="7.5pt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53cm" fo:margin-bottom="0.053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office:value-type="string">
            <text:p text:style-name="P2"/>
          </table:table-cell>
          <table:table-cell table:style-name="Tabela1.B1" office:value-type="string">
            <text:p text:style-name="P3"> </text:p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column table:style-name="Tabela2.D"/>
              <table:table-row>
                <table:table-cell table:style-name="Tabela2.A1" office:value-type="string">
                  <text:p text:style-name="P4"><draw:frame draw:style-name="fr2" draw:name="figura1" text:anchor-type="as-char" svg:width="3.889cm" svg:height="0.9cm" draw:z-index="38"><draw:image xlink:href="https://sindical.caixa.gov.br/sitcs_internetstatic/contribuinte/_images/lgoCaixa2.jpg" xlink:type="simple" xlink:show="embed" xlink:actuate="onLoad"/></draw:frame></text:p>
                </table:table-cell>
                <table:table-cell table:style-name="Tabela2.A1" table:number-columns-spanned="3" office:value-type="string">
                  <text:p text:style-name="P5">GRCSU - Guia de Recolhimento da Contribuição Sindical Urbana<text:line-break/><text:span text:style-name="T1">Disque CAIXA 0800 726 0101      Ouvidoria CAIXA 0800 725 7474</text:span></text:p>
                </table:table-cell>
                <table:covered-table-cell/>
                <table:covered-table-cell/>
              </table:table-row>
              <table:table-row>
                <table:table-cell table:style-name="Tabela2.A2" office:value-type="string">
                  <text:p text:style-name="P3"><draw:frame draw:style-name="fr3" draw:name="figura2" text:anchor-type="as-char" svg:width="4.233cm" svg:height="0.265cm" draw:z-index="39"><draw:image xlink:href="https://sindical.caixa.gov.br/sitcs_internetstatic/contribuinte/_images/titDadosEntidadeSindical.gif" xlink:type="simple" xlink:show="embed" xlink:actuate="onLoad"/></draw:frame></text:p>
                </table:table-cell>
                <table:table-cell table:style-name="Tabela2.A1" office:value-type="string">
                  <text:p text:style-name="P3"><draw:frame draw:style-name="fr4" draw:name="figura3" text:anchor-type="as-char" svg:width="8.467cm" svg:height="0.041cm" draw:z-index="40"><draw:image xlink:href="https://sindical.caixa.gov.br/sitcs_internetstatic/contribuinte/_images/dltTransparente.gif" xlink:type="simple" xlink:show="embed" xlink:actuate="onLoad"/></draw:frame></text:p>
                </table:table-cell>
                <table:table-cell table:style-name="Tabela2.A1" office:value-type="string">
                  <text:p text:style-name="P2"><draw:frame draw:style-name="fr1" draw:name="Quadro1" text:anchor-type="paragraph" svg:width="3.747cm" draw:z-index="0"><draw:text-box fo:min-height="0cm"><table:table table:name="Tabela3" table:style-name="Tabela3"><table:table-column table:style-name="Tabela3.A"/><table:table-column table:style-name="Tabela3.B"/><table:table-column table:style-name="Tabela3.A"/><table:table-column table:style-name="Tabela3.D"/><table:table-column table:style-name="Tabela3.A"/><table:table-row><table:table-cell table:style-name="Tabela3.A1" table:number-rows-spanned="2" office:value-type="string"><text:p text:style-name="P3"><draw:frame draw:style-name="fr4" draw:name="figura4" text:anchor-type="as-char" svg:width="0.041cm" svg:height="0.688cm" draw:z-index="41"><draw:image xlink:href="https://sindical.caixa.gov.br/sitcs_internetstatic/contribuinte/_images/dltPreto.gif" xlink:type="simple" xlink:show="embed" xlink:actuate="onLoad"/></draw:frame></text:p></table:table-cell><table:table-cell table:style-name="Tabela3.A1" office:value-type="string"><text:p text:style-name="P4"> <text:span text:style-name="T2">Vencimento</text:span></text:p></table:table-cell><table:table-cell table:style-name="Tabela3.A1" table:number-rows-spanned="2" office:value-type="string"><text:p text:style-name="P3"><draw:frame draw:style-name="fr4" draw:name="figura5" text:anchor-type="as-char" svg:width="0.041cm" svg:height="0.688cm" draw:z-index="42"><draw:image xlink:href="https://sindical.caixa.gov.br/sitcs_internetstatic/contribuinte/_images/dltPreto.gif" xlink:type="simple" xlink:show="embed" xlink:actuate="onLoad"/></draw:frame></text:p></table:table-cell><table:table-cell table:style-name="Tabela3.A1" office:value-type="string"><text:p text:style-name="P4"> <text:span text:style-name="T2">Exercício</text:span></text:p></table:table-cell><table:table-cell table:style-name="Tabela3.A1" table:number-rows-spanned="2" office:value-type="string"><text:p text:style-name="P3"><draw:frame draw:style-name="fr4" draw:name="figura6" text:anchor-type="as-char" svg:width="0.041cm" svg:height="0.688cm" draw:z-index="43"><draw:image xlink:href="https://sindical.caixa.gov.br/sitcs_internetstatic/contribuinte/_images/dltPreto.gif" xlink:type="simple" xlink:show="embed" xlink:actuate="onLoad"/></draw:frame></text:p></table:table-cell></table:table-row><table:table-row><table:covered-table-cell/><table:table-cell table:style-name="Tabela3.A1" office:value-type="string"><text:p text:style-name="P4"> <text:span text:style-name="T2">27/02/2015</text:span></text:p></table:table-cell><table:covered-table-cell/><table:table-cell table:style-name="Tabela3.A1" office:value-type="string"><text:p text:style-name="P4"> <text:span text:style-name="T2">2015</text:span></text:p></table:table-cell><table:covered-table-cell/></table:table-row><table:table-row table:style-name="Tabela3.3"><table:table-cell table:style-name="Tabela3.A3" table:number-columns-spanned="5" office:value-type="string"><text:p text:style-name="P3"><draw:frame draw:style-name="fr4" draw:name="figura7" text:anchor-type="as-char" svg:width="3.704cm" svg:height="0.041cm" draw:z-index="44"><draw:image xlink:href="https://sindical.caixa.gov.br/sitcs_internetstatic/contribuinte/_images/dltPreto.gif" xlink:type="simple" xlink:show="embed" xlink:actuate="onLoad"/></draw:frame></text:p></table:table-cell><table:covered-table-cell/><table:covered-table-cell/><table:covered-table-cell/><table:covered-table-cell/></table:table-row><table:table-row table:style-name="Tabela3.4"><table:table-cell table:style-name="Tabela3.A1" table:number-columns-spanned="5" office:value-type="string"><text:p text:style-name="P3"><draw:frame draw:style-name="fr4" draw:name="figura8" text:anchor-type="as-char" svg:width="0.079cm" svg:height="0.079cm" draw:z-index="45"><draw:image xlink:href="https://sindical.caixa.gov.br/sitcs_internetstatic/contribuinte/_images/dltTransparente.gif" xlink:type="simple" xlink:show="embed" xlink:actuate="onLoad"/></draw:frame></text:p></table:table-cell><table:covered-table-cell/><table:covered-table-cell/><table:covered-table-cell/><table:covered-table-cell/></table:table-row></table:table></draw:text-box></draw:frame></text:p>
                </table:table-cell>
                <table:table-cell office:value-type="string">
                  <text:p text:style-name="P2"/>
                </table:table-cell>
              </table:table-row>
            </table:table>
            <table:table table:name="Tabela4" table:style-name="Tabela4">
              <table:table-column table:style-name="Tabela4.A"/>
              <table:table-column table:style-name="Tabela4.B"/>
              <table:table-column table:style-name="Tabela4.A"/>
              <table:table-column table:style-name="Tabela4.D"/>
              <table:table-column table:style-name="Tabela4.A" table:number-columns-repeated="2"/>
              <table:table-row>
                <table:table-cell table:style-name="Tabela4.A1" office:value-type="string">
                  <text:p text:style-name="P4"><draw:frame draw:style-name="fr4" draw:name="figura9" text:anchor-type="as-char" svg:width="0.041cm" svg:height="0.37cm" draw:z-index="46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4.A1" office:value-type="string">
                  <text:p text:style-name="P4"> <text:span text:style-name="T2">Nome da Entidade</text:span></text:p>
                </table:table-cell>
                <table:table-cell table:style-name="Tabela4.C1" office:value-type="string">
                  <text:p text:style-name="P4"><draw:frame draw:style-name="fr4" draw:name="figura10" text:anchor-type="as-char" svg:width="0.041cm" svg:height="0.37cm" draw:z-index="47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4.A1" office:value-type="string">
                  <text:p text:style-name="P4"> <text:span text:style-name="T2">Código da Entidade Sindical</text:span></text:p>
                </table:table-cell>
                <table:table-cell table:style-name="Tabela4.C1" office:value-type="string">
                  <text:p text:style-name="P4"><draw:frame draw:style-name="fr4" draw:name="figura11" text:anchor-type="as-char" svg:width="0.041cm" svg:height="0.37cm" draw:z-index="48"><draw:image xlink:href="https://sindical.caixa.gov.br/sitcs_internetstatic/contribuinte/_images/dltPreto.gif" xlink:type="simple" xlink:show="embed" xlink:actuate="onLoad"/></draw:frame></text:p>
                </table:table-cell>
                <table:table-cell office:value-type="string">
                  <text:p text:style-name="P2"/>
                </table:table-cell>
              </table:table-row>
              <table:table-row table:style-name="Tabela4.2">
                <table:table-cell table:style-name="Tabela4.A1" office:value-type="string">
                  <text:p text:style-name="P4"><draw:frame draw:style-name="fr4" draw:name="figura12" text:anchor-type="as-char" svg:width="0.041cm" svg:height="0.37cm" draw:z-index="49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4.A1" office:value-type="string">
                  <text:p text:style-name="P4"> <text:span text:style-name="T2">SIND TRAB EMPRESAS E ORGAOS PUBL PROC DAD S I S DO DF 000002</text:span></text:p>
                </table:table-cell>
                <table:table-cell table:style-name="Tabela4.C1" office:value-type="string">
                  <text:p text:style-name="P4"><draw:frame draw:style-name="fr4" draw:name="figura13" text:anchor-type="as-char" svg:width="0.041cm" svg:height="0.37cm" draw:z-index="50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4.A1" office:value-type="string">
                  <text:p text:style-name="P4"> <text:span text:style-name="T2">914.000.436.88042-2</text:span></text:p>
                </table:table-cell>
                <table:table-cell table:style-name="Tabela4.C1" office:value-type="string">
                  <text:p text:style-name="P4"><draw:frame draw:style-name="fr4" draw:name="figura14" text:anchor-type="as-char" svg:width="0.041cm" svg:height="0.37cm" draw:z-index="51"><draw:image xlink:href="https://sindical.caixa.gov.br/sitcs_internetstatic/contribuinte/_images/dltPreto.gif" xlink:type="simple" xlink:show="embed" xlink:actuate="onLoad"/></draw:frame></text:p>
                </table:table-cell>
                <table:table-cell office:value-type="string">
                  <text:p text:style-name="P2"/>
                </table:table-cell>
              </table:table-row>
              <table:table-row table:style-name="Tabela4.3">
                <table:table-cell table:style-name="Tabela4.C1" table:number-columns-spanned="6" office:value-type="string">
                  <text:p text:style-name="P3"><draw:frame draw:style-name="fr4" draw:name="figura15" text:anchor-type="as-char" svg:width="16.669cm" svg:height="0.041cm" draw:z-index="52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4.A1" table:number-columns-spanned="6" office:value-type="string">
                  <text:p text:style-name="P3"><draw:frame draw:style-name="fr4" draw:name="figura16" text:anchor-type="as-char" svg:width="0.079cm" svg:height="0.079cm" draw:z-index="53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5" table:style-name="Tabela5">
              <table:table-column table:style-name="Tabela5.A"/>
              <table:table-column table:style-name="Tabela5.B"/>
              <table:table-column table:style-name="Tabela5.A"/>
              <table:table-column table:style-name="Tabela5.D"/>
              <table:table-column table:style-name="Tabela5.A"/>
              <table:table-column table:style-name="Tabela5.F"/>
              <table:table-column table:style-name="Tabela5.A"/>
              <table:table-column table:style-name="Tabela5.H"/>
              <table:table-column table:style-name="Tabela5.A"/>
              <table:table-row>
                <table:table-cell table:style-name="Tabela5.A1" table:number-rows-spanned="2" office:value-type="string">
                  <text:p text:style-name="P3"><draw:frame draw:style-name="fr4" draw:name="figura17" text:anchor-type="as-char" svg:width="0.041cm" svg:height="0.688cm" draw:z-index="54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5.B1" office:value-type="string">
                  <text:p text:style-name="P4"> <text:span text:style-name="T2">Endereço</text:span></text:p>
                </table:table-cell>
                <table:table-cell table:style-name="Tabela5.A1" table:number-rows-spanned="2" office:value-type="string">
                  <text:p text:style-name="P3"><draw:frame draw:style-name="fr4" draw:name="figura18" text:anchor-type="as-char" svg:width="0.041cm" svg:height="0.688cm" draw:z-index="55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5.B1" office:value-type="string">
                  <text:p text:style-name="P4"> <text:span text:style-name="T2">Número</text:span></text:p>
                </table:table-cell>
                <table:table-cell table:style-name="Tabela5.A1" table:number-rows-spanned="2" office:value-type="string">
                  <text:p text:style-name="P3"><draw:frame draw:style-name="fr4" draw:name="figura19" text:anchor-type="as-char" svg:width="0.041cm" svg:height="0.688cm" draw:z-index="56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5.B1" office:value-type="string">
                  <text:p text:style-name="P4"> <text:span text:style-name="T2">Complemento</text:span></text:p>
                </table:table-cell>
                <table:table-cell table:style-name="Tabela5.A1" table:number-rows-spanned="2" office:value-type="string">
                  <text:p text:style-name="P3"><draw:frame draw:style-name="fr4" draw:name="figura20" text:anchor-type="as-char" svg:width="0.041cm" svg:height="0.688cm" draw:z-index="57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5.B1" office:value-type="string">
                  <text:p text:style-name="P4"> <text:span text:style-name="T2">CNPJ da Entidade</text:span></text:p>
                </table:table-cell>
                <table:table-cell table:style-name="Tabela5.A1" table:number-rows-spanned="2" office:value-type="string">
                  <text:p text:style-name="P3"><draw:frame draw:style-name="fr4" draw:name="figura21" text:anchor-type="as-char" svg:width="0.041cm" svg:height="0.688cm" draw:z-index="58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5.B1" office:value-type="string">
                  <text:p text:style-name="P4"> <text:span text:style-name="T2">ST  SDS ED VENANCIO V LJ 04 A SUL</text:span></text:p>
                </table:table-cell>
                <table:covered-table-cell/>
                <table:table-cell table:style-name="Tabela5.B1" office:value-type="string">
                  <text:p text:style-name="P4"> </text:p>
                </table:table-cell>
                <table:covered-table-cell/>
                <table:table-cell table:style-name="Tabela5.B1" office:value-type="string">
                  <text:p text:style-name="P4"> </text:p>
                </table:table-cell>
                <table:covered-table-cell/>
                <table:table-cell table:style-name="Tabela5.B1" office:value-type="string">
                  <text:p text:style-name="P4"> <text:span text:style-name="T2">01.634.104/0001-10</text:span></text:p>
                </table:table-cell>
                <table:covered-table-cell/>
              </table:table-row>
              <table:table-row table:style-name="Tabela5.3">
                <table:table-cell table:style-name="Tabela5.A1" table:number-columns-spanned="9" office:value-type="string">
                  <text:p text:style-name="P3"><draw:frame draw:style-name="fr4" draw:name="figura22" text:anchor-type="as-char" svg:width="16.669cm" svg:height="0.041cm" draw:z-index="59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5.B1" table:number-columns-spanned="9" office:value-type="string">
                  <text:p text:style-name="P3"><draw:frame draw:style-name="fr4" draw:name="figura23" text:anchor-type="as-char" svg:width="0.079cm" svg:height="0.079cm" draw:z-index="60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6" table:style-name="Tabela6">
              <table:table-column table:style-name="Tabela6.A"/>
              <table:table-column table:style-name="Tabela6.B"/>
              <table:table-column table:style-name="Tabela6.A"/>
              <table:table-column table:style-name="Tabela6.D"/>
              <table:table-column table:style-name="Tabela6.A"/>
              <table:table-column table:style-name="Tabela6.F"/>
              <table:table-column table:style-name="Tabela6.A"/>
              <table:table-column table:style-name="Tabela6.H"/>
              <table:table-column table:style-name="Tabela6.A"/>
              <table:table-row>
                <table:table-cell table:style-name="Tabela6.A1" table:number-rows-spanned="2" office:value-type="string">
                  <text:p text:style-name="P3"><draw:frame draw:style-name="fr4" draw:name="figura24" text:anchor-type="as-char" svg:width="0.041cm" svg:height="0.688cm" draw:z-index="61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6.B1" office:value-type="string">
                  <text:p text:style-name="P4"> <text:span text:style-name="T2">Bairro/Distrito</text:span></text:p>
                </table:table-cell>
                <table:table-cell table:style-name="Tabela6.A1" table:number-rows-spanned="2" office:value-type="string">
                  <text:p text:style-name="P3"><draw:frame draw:style-name="fr4" draw:name="figura25" text:anchor-type="as-char" svg:width="0.041cm" svg:height="0.688cm" draw:z-index="62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6.B1" office:value-type="string">
                  <text:p text:style-name="P4"> <text:span text:style-name="T2">CEP</text:span></text:p>
                </table:table-cell>
                <table:table-cell table:style-name="Tabela6.A1" table:number-rows-spanned="2" office:value-type="string">
                  <text:p text:style-name="P3"><draw:frame draw:style-name="fr4" draw:name="figura26" text:anchor-type="as-char" svg:width="0.041cm" svg:height="0.688cm" draw:z-index="63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6.B1" office:value-type="string">
                  <text:p text:style-name="P4"> <text:span text:style-name="T2">Cidade/Município</text:span></text:p>
                </table:table-cell>
                <table:table-cell table:style-name="Tabela6.A1" table:number-rows-spanned="2" office:value-type="string">
                  <text:p text:style-name="P3"><draw:frame draw:style-name="fr4" draw:name="figura27" text:anchor-type="as-char" svg:width="0.041cm" svg:height="0.688cm" draw:z-index="64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6.B1" office:value-type="string">
                  <text:p text:style-name="P4"> <text:span text:style-name="T2">UF</text:span></text:p>
                </table:table-cell>
                <table:table-cell table:style-name="Tabela6.A1" table:number-rows-spanned="2" office:value-type="string">
                  <text:p text:style-name="P3"><draw:frame draw:style-name="fr4" draw:name="figura28" text:anchor-type="as-char" svg:width="0.041cm" svg:height="0.688cm" draw:z-index="65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6.B1" office:value-type="string">
                  <text:p text:style-name="P4"> <text:span text:style-name="T2">ASA SUL</text:span></text:p>
                </table:table-cell>
                <table:covered-table-cell/>
                <table:table-cell table:style-name="Tabela6.B1" office:value-type="string">
                  <text:p text:style-name="P4"> <text:span text:style-name="T2">70393-900</text:span></text:p>
                </table:table-cell>
                <table:covered-table-cell/>
                <table:table-cell table:style-name="Tabela6.B1" office:value-type="string">
                  <text:p text:style-name="P4"> <text:span text:style-name="T2">BRASILIA</text:span></text:p>
                </table:table-cell>
                <table:covered-table-cell/>
                <table:table-cell table:style-name="Tabela6.B1" office:value-type="string">
                  <text:p text:style-name="P4"> <text:span text:style-name="T2">DF</text:span></text:p>
                </table:table-cell>
                <table:covered-table-cell/>
              </table:table-row>
              <table:table-row table:style-name="Tabela6.3">
                <table:table-cell table:style-name="Tabela6.A1" table:number-columns-spanned="9" office:value-type="string">
                  <text:p text:style-name="P3"><draw:frame draw:style-name="fr4" draw:name="figura29" text:anchor-type="as-char" svg:width="16.669cm" svg:height="0.041cm" draw:z-index="66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6.B1" table:number-columns-spanned="9" office:value-type="string">
                  <text:p text:style-name="P3"><draw:frame draw:style-name="fr4" draw:name="figura30" text:anchor-type="as-char" svg:width="0.079cm" svg:height="0.079cm" draw:z-index="67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7" table:style-name="Tabela7">
              <table:table-column table:style-name="Tabela7.A"/>
              <table:table-column table:style-name="Tabela7.B"/>
              <table:table-column table:style-name="Tabela7.A"/>
              <table:table-column table:style-name="Tabela7.D"/>
              <table:table-column table:style-name="Tabela7.A"/>
              <table:table-row>
                <table:table-cell table:style-name="Tabela7.A1" table:number-rows-spanned="3" office:value-type="string">
                  <text:p text:style-name="P3"><draw:frame draw:style-name="fr4" draw:name="figura31" text:anchor-type="as-char" svg:width="0.041cm" svg:height="0.688cm" draw:z-index="68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7.B1" table:number-columns-spanned="3" office:value-type="string">
                  <text:p text:style-name="P3"><draw:frame draw:style-name="fr4" draw:name="figura32" text:anchor-type="as-char" svg:width="3.413cm" svg:height="0.265cm" draw:z-index="69"><draw:image xlink:href="https://sindical.caixa.gov.br/sitcs_internetstatic/contribuinte/_images/titDadosContribuinte.gif" xlink:type="simple" xlink:show="embed" xlink:actuate="onLoad"/></draw:frame></text:p>
                </table:table-cell>
                <table:covered-table-cell/>
                <table:covered-table-cell/>
                <table:table-cell table:style-name="Tabela7.E1" table:number-rows-spanned="3" office:value-type="string">
                  <text:p text:style-name="P3"><draw:frame draw:style-name="fr4" draw:name="figura33" text:anchor-type="as-char" svg:width="0.041cm" svg:height="0.688cm" draw:z-index="70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7.B1" office:value-type="string">
                  <text:p text:style-name="P4"> <text:span text:style-name="T2">Nome/Razão Social/Denominação Social</text:span></text:p>
                </table:table-cell>
                <table:table-cell table:style-name="Tabela7.C2" table:number-rows-spanned="2" office:value-type="string">
                  <text:p text:style-name="P3"><draw:frame draw:style-name="fr4" draw:name="figura34" text:anchor-type="as-char" svg:width="0.041cm" svg:height="0.688cm" draw:z-index="71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7.B1" office:value-type="string">
                  <text:p text:style-name="P4"> <text:span text:style-name="T2">CPF/CNPJ/Código do Contribuinte</text:span></text:p>
                </table:table-cell>
                <table:covered-table-cell/>
              </table:table-row>
              <table:table-row table:style-name="Tabela7.3">
                <table:covered-table-cell/>
                <table:table-cell table:style-name="Tabela7.B1" office:value-type="string">
                  <text:p text:style-name="P4"> <text:span text:style-name="T2">SANDRO TAVARES</text:span></text:p>
                </table:table-cell>
                <table:covered-table-cell/>
                <table:table-cell table:style-name="Tabela7.B1" office:value-type="string">
                  <text:p text:style-name="P4">  <text:span text:style-name="T2">011.862.826-73</text:span></text:p>
                </table:table-cell>
                <table:covered-table-cell/>
              </table:table-row>
              <table:table-row table:style-name="Tabela7.4">
                <table:table-cell table:style-name="Tabela7.C2" table:number-columns-spanned="5" office:value-type="string">
                  <text:p text:style-name="P3"><draw:frame draw:style-name="fr4" draw:name="figura35" text:anchor-type="as-char" svg:width="16.669cm" svg:height="0.041cm" draw:z-index="72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7.B1" table:number-columns-spanned="5" office:value-type="string">
                  <text:p text:style-name="P3"><draw:frame draw:style-name="fr4" draw:name="figura36" text:anchor-type="as-char" svg:width="0.079cm" svg:height="0.079cm" draw:z-index="73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8" table:style-name="Tabela8">
              <table:table-column table:style-name="Tabela8.A"/>
              <table:table-column table:style-name="Tabela8.B"/>
              <table:table-column table:style-name="Tabela8.A"/>
              <table:table-column table:style-name="Tabela8.D"/>
              <table:table-column table:style-name="Tabela8.A"/>
              <table:table-column table:style-name="Tabela8.F"/>
              <table:table-column table:style-name="Tabela8.A"/>
              <table:table-row>
                <table:table-cell table:style-name="Tabela8.A1" table:number-rows-spanned="2" office:value-type="string">
                  <text:p text:style-name="P3"><draw:frame draw:style-name="fr4" draw:name="figura37" text:anchor-type="as-char" svg:width="0.041cm" svg:height="0.688cm" draw:z-index="74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8.B1" office:value-type="string">
                  <text:p text:style-name="P4"> <text:span text:style-name="T2">Endereço</text:span></text:p>
                </table:table-cell>
                <table:table-cell table:style-name="Tabela8.A1" table:number-rows-spanned="2" office:value-type="string">
                  <text:p text:style-name="P3"><draw:frame draw:style-name="fr4" draw:name="figura38" text:anchor-type="as-char" svg:width="0.041cm" svg:height="0.688cm" draw:z-index="75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8.B1" office:value-type="string">
                  <text:p text:style-name="P4"> <text:span text:style-name="T2">Número</text:span></text:p>
                </table:table-cell>
                <table:table-cell table:style-name="Tabela8.A1" table:number-rows-spanned="2" office:value-type="string">
                  <text:p text:style-name="P3"><draw:frame draw:style-name="fr4" draw:name="figura39" text:anchor-type="as-char" svg:width="0.041cm" svg:height="0.688cm" draw:z-index="76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8.B1" office:value-type="string">
                  <text:p text:style-name="P4"> <text:span text:style-name="T2">Complemento</text:span></text:p>
                </table:table-cell>
                <table:table-cell table:style-name="Tabela8.A1" table:number-rows-spanned="2" office:value-type="string">
                  <text:p text:style-name="P3"><draw:frame draw:style-name="fr4" draw:name="figura40" text:anchor-type="as-char" svg:width="0.041cm" svg:height="0.688cm" draw:z-index="77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8.B1" office:value-type="string">
                  <text:p text:style-name="P4"> <text:span text:style-name="T2">Q  SQN 412</text:span></text:p>
                </table:table-cell>
                <table:covered-table-cell/>
                <table:table-cell table:style-name="Tabela8.B1" office:value-type="string">
                  <text:p text:style-name="P4"> <text:span text:style-name="T2">106</text:span></text:p>
                </table:table-cell>
                <table:covered-table-cell/>
                <table:table-cell table:style-name="Tabela8.B1" office:value-type="string">
                  <text:p text:style-name="P4"> <text:span text:style-name="T2">APTO</text:span></text:p>
                </table:table-cell>
                <table:covered-table-cell/>
              </table:table-row>
              <table:table-row table:style-name="Tabela8.3">
                <table:table-cell table:style-name="Tabela8.A1" table:number-columns-spanned="7" office:value-type="string">
                  <text:p text:style-name="P3"><draw:frame draw:style-name="fr4" draw:name="figura41" text:anchor-type="as-char" svg:width="16.669cm" svg:height="0.041cm" draw:z-index="78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8.B1" table:number-columns-spanned="7" office:value-type="string">
                  <text:p text:style-name="P3"><draw:frame draw:style-name="fr4" draw:name="figura42" text:anchor-type="as-char" svg:width="0.079cm" svg:height="0.079cm" draw:z-index="79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9" table:style-name="Tabela9">
              <table:table-column table:style-name="Tabela9.A"/>
              <table:table-column table:style-name="Tabela9.B"/>
              <table:table-column table:style-name="Tabela9.A"/>
              <table:table-column table:style-name="Tabela9.D"/>
              <table:table-column table:style-name="Tabela9.A"/>
              <table:table-column table:style-name="Tabela9.F"/>
              <table:table-column table:style-name="Tabela9.A"/>
              <table:table-column table:style-name="Tabela9.H"/>
              <table:table-column table:style-name="Tabela9.A"/>
              <table:table-column table:style-name="Tabela9.J"/>
              <table:table-column table:style-name="Tabela9.A"/>
              <table:table-row>
                <table:table-cell table:style-name="Tabela9.A1" table:number-rows-spanned="2" office:value-type="string">
                  <text:p text:style-name="P3"><draw:frame draw:style-name="fr4" draw:name="figura43" text:anchor-type="as-char" svg:width="0.041cm" svg:height="0.688cm" draw:z-index="80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9.B1" office:value-type="string">
                  <text:p text:style-name="P4"> <text:span text:style-name="T2">CEP</text:span></text:p>
                </table:table-cell>
                <table:table-cell table:style-name="Tabela9.A1" table:number-rows-spanned="2" office:value-type="string">
                  <text:p text:style-name="P3"><draw:frame draw:style-name="fr4" draw:name="figura44" text:anchor-type="as-char" svg:width="0.041cm" svg:height="0.688cm" draw:z-index="81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9.B1" office:value-type="string">
                  <text:p text:style-name="P4"> <text:span text:style-name="T2">Bairro/Distrito</text:span></text:p>
                </table:table-cell>
                <table:table-cell table:style-name="Tabela9.A1" table:number-rows-spanned="2" office:value-type="string">
                  <text:p text:style-name="P3"><draw:frame draw:style-name="fr4" draw:name="figura45" text:anchor-type="as-char" svg:width="0.041cm" svg:height="0.688cm" draw:z-index="82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9.B1" office:value-type="string">
                  <text:p text:style-name="P4"> <text:span text:style-name="T2">Cidade/Município</text:span></text:p>
                </table:table-cell>
                <table:table-cell table:style-name="Tabela9.A1" table:number-rows-spanned="2" office:value-type="string">
                  <text:p text:style-name="P3"><draw:frame draw:style-name="fr4" draw:name="figura46" text:anchor-type="as-char" svg:width="0.041cm" svg:height="0.688cm" draw:z-index="83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9.B1" office:value-type="string">
                  <text:p text:style-name="P4"> <text:span text:style-name="T2">UF</text:span></text:p>
                </table:table-cell>
                <table:table-cell table:style-name="Tabela9.A1" table:number-rows-spanned="2" office:value-type="string">
                  <text:p text:style-name="P4"><draw:frame draw:style-name="fr4" draw:name="figura47" text:anchor-type="as-char" svg:width="0.041cm" svg:height="0.688cm" draw:z-index="84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9.B1" office:value-type="string">
                  <text:p text:style-name="P4"> <text:span text:style-name="T2">Código Atividade</text:span></text:p>
                </table:table-cell>
                <table:table-cell table:style-name="Tabela9.A1" table:number-rows-spanned="2" office:value-type="string">
                  <text:p text:style-name="P3"><draw:frame draw:style-name="fr4" draw:name="figura48" text:anchor-type="as-char" svg:width="0.041cm" svg:height="0.688cm" draw:z-index="85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9.B1" office:value-type="string">
                  <text:p text:style-name="P4"> <text:span text:style-name="T2">70867-050</text:span></text:p>
                </table:table-cell>
                <table:covered-table-cell/>
                <table:table-cell table:style-name="Tabela9.B1" office:value-type="string">
                  <text:p text:style-name="P4"> <text:span text:style-name="T2">ASA NORTE</text:span></text:p>
                </table:table-cell>
                <table:covered-table-cell/>
                <table:table-cell table:style-name="Tabela9.B1" office:value-type="string">
                  <text:p text:style-name="P4"> <text:span text:style-name="T2">BRASILIA</text:span></text:p>
                </table:table-cell>
                <table:covered-table-cell/>
                <table:table-cell table:style-name="Tabela9.B1" office:value-type="string">
                  <text:p text:style-name="P4"> <text:span text:style-name="T2">DF</text:span></text:p>
                </table:table-cell>
                <table:covered-table-cell/>
                <table:table-cell table:style-name="Tabela9.B1" office:value-type="string">
                  <text:p text:style-name="P4"> <text:span text:style-name="T2">620</text:span></text:p>
                </table:table-cell>
                <table:covered-table-cell/>
              </table:table-row>
              <table:table-row table:style-name="Tabela9.3">
                <table:table-cell table:style-name="Tabela9.A1" table:number-columns-spanned="11" office:value-type="string">
                  <text:p text:style-name="P3"><draw:frame draw:style-name="fr4" draw:name="figura49" text:anchor-type="as-char" svg:width="16.669cm" svg:height="0.041cm" draw:z-index="86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9.B1" table:number-columns-spanned="11" office:value-type="string">
                  <text:p text:style-name="P3"><draw:frame draw:style-name="fr4" draw:name="figura50" text:anchor-type="as-char" svg:width="0.079cm" svg:height="0.079cm" draw:z-index="87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10" table:style-name="Tabela10">
              <table:table-column table:style-name="Tabela10.A"/>
              <table:table-column table:style-name="Tabela10.B"/>
              <table:table-column table:style-name="Tabela10.A"/>
              <table:table-column table:style-name="Tabela10.D"/>
              <table:table-column table:style-name="Tabela10.A"/>
              <table:table-row>
                <table:table-cell table:style-name="Tabela10.A1" table:number-rows-spanned="3" office:value-type="string">
                  <text:p text:style-name="P3"><draw:frame draw:style-name="fr4" draw:name="figura51" text:anchor-type="as-char" svg:width="0.041cm" svg:height="0.041cm" draw:z-index="88"><draw:image xlink:href="https://sindical.caixa.gov.br/sitcs_internetstatic/contribuinte/_images/transparente.gif" xlink:type="simple" xlink:show="embed" xlink:actuate="onLoad"/></draw:frame></text:p>
                </table:table-cell>
                <table:table-cell table:style-name="Tabela10.A1" office:value-type="string">
                  <text:p text:style-name="P3"><draw:frame draw:style-name="fr4" draw:name="figura52" text:anchor-type="as-char" svg:width="5.662cm" svg:height="0.265cm" draw:z-index="89"><draw:image xlink:href="https://sindical.caixa.gov.br/sitcs_internetstatic/contribuinte/_images/titDadosReferencia.gif" xlink:type="simple" xlink:show="embed" xlink:actuate="onLoad"/></draw:frame></text:p>
                </table:table-cell>
                <table:table-cell table:style-name="Tabela10.A1" office:value-type="string">
                  <text:p text:style-name="P3"><draw:frame draw:style-name="fr4" draw:name="figura53" text:anchor-type="as-char" svg:width="0.041cm" svg:height="0.041cm" draw:z-index="90"><draw:image xlink:href="https://sindical.caixa.gov.br/sitcs_internetstatic/contribuinte/_images/transparente.gif" xlink:type="simple" xlink:show="embed" xlink:actuate="onLoad"/></draw:frame></text:p>
                </table:table-cell>
                <table:table-cell table:style-name="Tabela10.A1" office:value-type="string">
                  <text:p text:style-name="P3"><draw:frame draw:style-name="fr4" draw:name="figura54" text:anchor-type="as-char" svg:width="3.44cm" svg:height="0.265cm" draw:z-index="91"><draw:image xlink:href="https://sindical.caixa.gov.br/sitcs_internetstatic/contribuinte/_images/titDadosContribuicao.gif" xlink:type="simple" xlink:show="embed" xlink:actuate="onLoad"/></draw:frame></text:p>
                </table:table-cell>
                <table:table-cell table:style-name="Tabela10.A1" office:value-type="string">
                  <text:p text:style-name="P3"><draw:frame draw:style-name="fr4" draw:name="figura55" text:anchor-type="as-char" svg:width="0.041cm" svg:height="0.041cm" draw:z-index="92"><draw:image xlink:href="https://sindical.caixa.gov.br/sitcs_internetstatic/contribuinte/_images/transparente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10.A1" office:value-type="string">
                  <text:p text:style-name="P4"> <text:span text:style-name="T2">Categoria</text:span></text:p>
                </table:table-cell>
                <table:table-cell table:style-name="Tabela10.C2" table:number-rows-spanned="2" office:value-type="string">
                  <text:p text:style-name="P3"><draw:frame draw:style-name="fr4" draw:name="figura56" text:anchor-type="as-char" svg:width="0.041cm" svg:height="0.688cm" draw:z-index="93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0.A1" office:value-type="string">
                  <text:p text:style-name="P4"> <text:span text:style-name="T2">(=) Valor do Documento</text:span></text:p>
                </table:table-cell>
                <table:table-cell table:style-name="Tabela10.C2" table:number-rows-spanned="2" office:value-type="string">
                  <text:p text:style-name="P3"><draw:frame draw:style-name="fr4" draw:name="figura57" text:anchor-type="as-char" svg:width="0.041cm" svg:height="0.688cm" draw:z-index="94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10.A1" office:value-type="string">
                  <text:p text:style-name="P4"> <draw:frame draw:style-name="fr2" draw:name="figura58" text:anchor-type="as-char" svg:width="0.37cm" svg:height="0.37cm" draw:z-index="95"><draw:image xlink:href="https://sindical.caixa.gov.br/sitcs_internetstatic/contribuinte/_images/icoSelecao.gif" xlink:type="simple" xlink:show="embed" xlink:actuate="onLoad"/></draw:frame> <text:span text:style-name="T2">Patronal/Empregador       </text:span><text:span text:style-name="T2"><draw:frame draw:style-name="fr2" draw:name="figura59" text:anchor-type="as-char" svg:width="0.37cm" svg:height="0.37cm" draw:z-index="96"><draw:image xlink:href="https://sindical.caixa.gov.br/sitcs_internetstatic/contribuinte/_images/icoSelecaoCheck.gif" xlink:type="simple" xlink:show="embed" xlink:actuate="onLoad"/></draw:frame></text:span><text:span text:style-name="T2"> Empregados       </text:span><text:span text:style-name="T2"><draw:frame draw:style-name="fr2" draw:name="figura60" text:anchor-type="as-char" svg:width="0.37cm" svg:height="0.37cm" draw:z-index="97"><draw:image xlink:href="https://sindical.caixa.gov.br/sitcs_internetstatic/contribuinte/_images/icoSelecao.gif" xlink:type="simple" xlink:show="embed" xlink:actuate="onLoad"/></draw:frame></text:span><text:span text:style-name="T2"> Prof. Liberal       </text:span><text:span text:style-name="T2"><draw:frame draw:style-name="fr2" draw:name="figura61" text:anchor-type="as-char" svg:width="0.37cm" svg:height="0.37cm" draw:z-index="98"><draw:image xlink:href="https://sindical.caixa.gov.br/sitcs_internetstatic/contribuinte/_images/icoSelecao.gif" xlink:type="simple" xlink:show="embed" xlink:actuate="onLoad"/></draw:frame></text:span><text:span text:style-name="T2"> Autônomos</text:span></text:p>
                </table:table-cell>
                <table:covered-table-cell/>
                <table:table-cell table:style-name="Tabela10.A1" office:value-type="string">
                  <text:p text:style-name="P4"> <text:span text:style-name="T2">5,70</text:span></text:p>
                </table:table-cell>
                <table:covered-table-cell/>
              </table:table-row>
              <table:table-row table:style-name="Tabela10.4">
                <table:table-cell table:style-name="Tabela10.A1" office:value-type="string">
                  <text:p text:style-name="P2"/>
                </table:table-cell>
                <table:table-cell table:style-name="Tabela10.A1" office:value-type="string">
                  <text:p text:style-name="P2"/>
                </table:table-cell>
                <table:table-cell table:style-name="Tabela10.C4" office:value-type="string">
                  <text:p text:style-name="P2"/>
                </table:table-cell>
                <table:table-cell table:style-name="Tabela10.C4" office:value-type="string">
                  <text:p text:style-name="P4"><draw:frame draw:style-name="fr4" draw:name="figura62" text:anchor-type="as-char" svg:width="6.033cm" svg:height="0.041cm" draw:z-index="99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0.C4" office:value-type="string">
                  <text:p text:style-name="P2"/>
                </table:table-cell>
              </table:table-row>
              <table:table-row table:style-name="Tabela10.4">
                <table:table-cell table:style-name="Tabela10.A1" office:value-type="string">
                  <text:p text:style-name="P2"/>
                </table:table-cell>
                <table:table-cell table:style-name="Tabela10.A1" table:number-columns-spanned="3" office:value-type="string">
                  <text:p text:style-name="P4"><draw:frame draw:style-name="fr4" draw:name="figura63" text:anchor-type="as-char" svg:width="0.079cm" svg:height="0.079cm" draw:z-index="100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table-cell table:style-name="Tabela10.A1" office:value-type="string">
                  <text:p text:style-name="P2"/>
                </table:table-cell>
              </table:table-row>
            </table:table>
            <table:table table:name="Tabela11" table:style-name="Tabela11">
              <table:table-column table:style-name="Tabela11.A"/>
              <table:table-column table:style-name="Tabela11.B"/>
              <table:table-column table:style-name="Tabela11.A"/>
              <table:table-column table:style-name="Tabela11.D"/>
              <table:table-column table:style-name="Tabela11.A"/>
              <table:table-column table:style-name="Tabela11.F"/>
              <table:table-column table:style-name="Tabela11.A" table:number-columns-repeated="2"/>
              <table:table-row>
                <table:table-cell table:style-name="Tabela11.A1" table:number-rows-spanned="2" office:value-type="string">
                  <text:p text:style-name="P3"><draw:frame draw:style-name="fr4" draw:name="figura64" text:anchor-type="as-char" svg:width="0.041cm" svg:height="0.688cm" draw:z-index="101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Capital Social - Empresa</text:span></text:p>
                </table:table-cell>
                <table:table-cell table:style-name="Tabela11.A1" table:number-rows-spanned="2" office:value-type="string">
                  <text:p text:style-name="P3"><draw:frame draw:style-name="fr4" draw:name="figura65" text:anchor-type="as-char" svg:width="0.041cm" svg:height="0.688cm" draw:z-index="102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Nº Empregados Contribuintes</text:span></text:p>
                </table:table-cell>
                <table:table-cell table:style-name="Tabela11.A1" table:number-rows-spanned="2" office:value-type="string">
                  <text:p text:style-name="P3"><draw:frame draw:style-name="fr4" draw:name="figura66" text:anchor-type="as-char" svg:width="0.041cm" svg:height="0.688cm" draw:z-index="103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(-) Desconto / Abatimento</text:span></text:p>
                </table:table-cell>
                <table:table-cell table:style-name="Tabela11.A1" table:number-rows-spanned="2" office:value-type="string">
                  <text:p text:style-name="P3"><draw:frame draw:style-name="fr4" draw:name="figura67" text:anchor-type="as-char" svg:width="0.041cm" svg:height="0.688cm" draw:z-index="104"><draw:image xlink:href="https://sindical.caixa.gov.br/sitcs_internetstatic/contribuinte/_images/dltPreto.gif" xlink:type="simple" xlink:show="embed" xlink:actuate="onLoad"/></draw:frame></text:p>
                </table:table-cell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 table:style-name="Tabela11.3">
                <table:table-cell table:style-name="Tabela11.A1" table:number-columns-spanned="7" office:value-type="string">
                  <text:p text:style-name="P3"><draw:frame draw:style-name="fr4" draw:name="figura68" text:anchor-type="as-char" svg:width="16.669cm" svg:height="0.041cm" draw:z-index="105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office:value-type="string">
                  <text:p text:style-name="P2"/>
                </table:table-cell>
              </table:table-row>
              <table:table-row table:style-name="Tabela11.4">
                <table:table-cell table:style-name="Tabela11.B1" table:number-columns-spanned="7" office:value-type="string">
                  <text:p text:style-name="P3"><draw:frame draw:style-name="fr4" draw:name="figura69" text:anchor-type="as-char" svg:width="0.079cm" svg:height="0.079cm" draw:z-index="106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office:value-type="string">
                  <text:p text:style-name="P2"/>
                </table:table-cell>
              </table:table-row>
              <table:table-row>
                <table:table-cell table:style-name="Tabela11.A1" table:number-rows-spanned="2" office:value-type="string">
                  <text:p text:style-name="P3"><draw:frame draw:style-name="fr4" draw:name="figura70" text:anchor-type="as-char" svg:width="0.041cm" svg:height="0.688cm" draw:z-index="107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Capital Social - Estabelecimento</text:span></text:p>
                </table:table-cell>
                <table:table-cell table:style-name="Tabela11.A1" table:number-rows-spanned="2" office:value-type="string">
                  <text:p text:style-name="P3"><draw:frame draw:style-name="fr4" draw:name="figura71" text:anchor-type="as-char" svg:width="0.041cm" svg:height="0.688cm" draw:z-index="108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Total Remuneração - Contribuintes</text:span></text:p>
                </table:table-cell>
                <table:table-cell table:style-name="Tabela11.A1" table:number-rows-spanned="2" office:value-type="string">
                  <text:p text:style-name="P3"><draw:frame draw:style-name="fr4" draw:name="figura72" text:anchor-type="as-char" svg:width="0.041cm" svg:height="0.688cm" draw:z-index="109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(-) Outras Deduções</text:span></text:p>
                </table:table-cell>
                <table:table-cell table:style-name="Tabela11.A1" table:number-rows-spanned="2" office:value-type="string">
                  <text:p text:style-name="P3"><draw:frame draw:style-name="fr4" draw:name="figura73" text:anchor-type="as-char" svg:width="0.041cm" svg:height="0.688cm" draw:z-index="110"><draw:image xlink:href="https://sindical.caixa.gov.br/sitcs_internetstatic/contribuinte/_images/dltPreto.gif" xlink:type="simple" xlink:show="embed" xlink:actuate="onLoad"/></draw:frame></text:p>
                </table:table-cell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>
                <table:table-cell table:style-name="Tabela11.A1" table:number-columns-spanned="7" office:value-type="string">
                  <text:p text:style-name="P3"><draw:frame draw:style-name="fr4" draw:name="figura74" text:anchor-type="as-char" svg:width="16.669cm" svg:height="0.041cm" draw:z-index="111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office:value-type="string">
                  <text:p text:style-name="P2"/>
                </table:table-cell>
              </table:table-row>
              <table:table-row>
                <table:table-cell table:style-name="Tabela11.B1" table:number-columns-spanned="7" office:value-type="string">
                  <text:p text:style-name="P3"><draw:frame draw:style-name="fr4" draw:name="figura75" text:anchor-type="as-char" svg:width="0.079cm" svg:height="0.079cm" draw:z-index="112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office:value-type="string">
                  <text:p text:style-name="P2"/>
                </table:table-cell>
              </table:table-row>
              <table:table-row>
                <table:table-cell table:style-name="Tabela11.A9" table:number-rows-spanned="11" office:value-type="string">
                  <text:p text:style-name="P3"><draw:frame draw:style-name="fr4" draw:name="figura76" text:anchor-type="as-char" svg:width="0.041cm" svg:height="2.328cm" draw:z-index="113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/text:p>
                </table:table-cell>
                <table:table-cell table:style-name="Tabela11.A1" table:number-rows-spanned="2" office:value-type="string">
                  <text:p text:style-name="P3"><draw:frame draw:style-name="fr4" draw:name="figura77" text:anchor-type="as-char" svg:width="0.041cm" svg:height="0.688cm" draw:z-index="114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Total Empregados - Estabelecimento</text:span></text:p>
                </table:table-cell>
                <table:table-cell table:style-name="Tabela11.A1" table:number-rows-spanned="2" office:value-type="string">
                  <text:p text:style-name="P3"><draw:frame draw:style-name="fr4" draw:name="figura78" text:anchor-type="as-char" svg:width="0.041cm" svg:height="0.688cm" draw:z-index="115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(+) Mora / Multa</text:span></text:p>
                </table:table-cell>
                <table:table-cell table:style-name="Tabela11.A1" table:number-rows-spanned="2" office:value-type="string">
                  <text:p text:style-name="P3"><draw:frame draw:style-name="fr4" draw:name="figura79" text:anchor-type="as-char" svg:width="0.041cm" svg:height="0.688cm" draw:z-index="116"><draw:image xlink:href="https://sindical.caixa.gov.br/sitcs_internetstatic/contribuinte/_images/dltPreto.gif" xlink:type="simple" xlink:show="embed" xlink:actuate="onLoad"/></draw:frame></text:p>
                </table:table-cell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table-cell table:style-name="Tabela11.B1" office:value-type="string">
                  <text:p text:style-name="P4"> <text:span text:style-name="T3">MENSAGEM DESTINADA AO CONTRIBUINTE</text:span></text:p>
                </table:table-cell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table-cell table:style-name="Tabela11.B1" office:value-type="string">
                  <text:p text:style-name="P2"/>
                </table:table-cell>
                <table:table-cell table:style-name="Tabela11.B1" table:number-columns-spanned="5" office:value-type="string">
                  <text:p text:style-name="P3"><draw:frame draw:style-name="fr4" draw:name="figura80" text:anchor-type="as-char" svg:width="11.086cm" svg:height="0.041cm" draw:z-index="117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table-cell office:value-type="string">
                  <text:p text:style-name="P2"/>
                </table:table-cell>
              </table:table-row>
              <table:table-row table:style-name="Tabela11.4">
                <table:covered-table-cell/>
                <table:table-cell table:style-name="Tabela11.B1" table:number-columns-spanned="5" office:value-type="string">
                  <text:p text:style-name="P3"><draw:frame draw:style-name="fr4" draw:name="figura81" text:anchor-type="as-char" svg:width="0.079cm" svg:height="0.079cm" draw:z-index="118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table-cell office:value-type="string">
                  <text:p text:style-name="P2"/>
                </table:table-cell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table-cell table:number-rows-spanned="5" table:number-columns-spanned="3" office:value-type="string">
                  <text:p text:style-name="P4"> </text:p>
                </table:table-cell>
                <table:covered-table-cell/>
                <table:covered-table-cell/>
                <table:table-cell table:style-name="Tabela11.E13" table:number-rows-spanned="6" office:value-type="string">
                  <text:p text:style-name="P3"><draw:frame draw:style-name="fr4" draw:name="figura82" text:anchor-type="as-char" svg:width="0.041cm" svg:height="1.72cm" draw:z-index="119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1.B1" office:value-type="string">
                  <text:p text:style-name="P4"> <text:span text:style-name="T2">(+) Outros Acréscimos</text:span></text:p>
                </table:table-cell>
                <table:table-cell table:style-name="Tabela11.E13" table:number-rows-spanned="6" office:value-type="string">
                  <text:p text:style-name="P3"><draw:frame draw:style-name="fr4" draw:name="figura83" text:anchor-type="as-char" svg:width="0.041cm" svg:height="1.72cm" draw:z-index="120"><draw:image xlink:href="https://sindical.caixa.gov.br/sitcs_internetstatic/contribuinte/_images/dltPreto.gif" xlink:type="simple" xlink:show="embed" xlink:actuate="onLoad"/></draw:frame></text:p>
                </table:table-cell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table-cell table:style-name="Tabela11.B1" office:value-type="string">
                  <text:p text:style-name="P4"> </text:p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 table:style-name="Tabela11.3">
                <table:covered-table-cell/>
                <table:covered-table-cell/>
                <table:covered-table-cell/>
                <table:covered-table-cell/>
                <table:covered-table-cell/>
                <table:table-cell table:style-name="Tabela11.A1" office:value-type="string">
                  <text:p text:style-name="P4"><draw:frame draw:style-name="fr4" draw:name="figura84" text:anchor-type="as-char" svg:width="6.033cm" svg:height="0.041cm" draw:z-index="121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table-cell table:style-name="Tabela11.B1" office:value-type="string">
                  <text:p text:style-name="P3"><draw:frame draw:style-name="fr4" draw:name="figura85" text:anchor-type="as-char" svg:width="0.053cm" svg:height="0.053cm" draw:z-index="122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 table:style-name="Tabela11.3">
                <table:covered-table-cell/>
                <table:covered-table-cell/>
                <table:covered-table-cell/>
                <table:covered-table-cell/>
                <table:covered-table-cell/>
                <table:table-cell table:style-name="Tabela11.B1" office:value-type="string">
                  <text:p text:style-name="P2"/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>
                <table:covered-table-cell/>
                <table:table-cell table:style-name="Tabela11.E13" table:number-columns-spanned="3" office:value-type="string">
                  <text:p text:style-name="P7">PRT</text:p>
                </table:table-cell>
                <table:covered-table-cell/>
                <table:covered-table-cell/>
                <table:covered-table-cell/>
                <table:table-cell table:style-name="Tabela11.B1" office:value-type="string">
                  <text:p text:style-name="P4"> <text:span text:style-name="T2">(=) Valor Cobrado</text:span></text:p>
                </table:table-cell>
                <table:covered-table-cell/>
                <table:table-cell office:value-type="string">
                  <text:p text:style-name="P2"/>
                </table:table-cell>
              </table:table-row>
              <table:table-row table:style-name="Tabela11.3">
                <table:covered-table-cell/>
                <table:table-cell table:style-name="Tabela11.A1" table:number-columns-spanned="7" office:value-type="string">
                  <text:p text:style-name="P3"><draw:frame draw:style-name="fr4" draw:name="figura86" text:anchor-type="as-char" svg:width="16.669cm" svg:height="0.041cm" draw:z-index="123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a11.3">
                <table:table-cell table:style-name="Tabela11.B1" table:number-columns-spanned="7" office:value-type="string">
                  <text:p text:style-name="P3"><draw:frame draw:style-name="fr4" draw:name="figura87" text:anchor-type="as-char" svg:width="0.079cm" svg:height="0.079cm" draw:z-index="124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office:value-type="string">
                  <text:p text:style-name="P2"/>
                </table:table-cell>
              </table:table-row>
            </table:table>
            <table:table table:name="Tabela12" table:style-name="Tabela12">
              <table:table-column table:style-name="Tabela12.A"/>
              <table:table-column table:style-name="Tabela12.B"/>
              <table:table-column table:style-name="Tabela12.C"/>
              <table:table-row>
                <table:table-cell table:style-name="Tabela12.A1" office:value-type="string">
                  <text:p text:style-name="P6">104-0</text:p>
                </table:table-cell>
                <table:table-cell table:style-name="Tabela12.B1" office:value-type="string">
                  <text:p text:style-name="P3"><draw:frame draw:style-name="fr4" draw:name="figura88" text:anchor-type="as-char" svg:width="0.041cm" svg:height="0.45cm" draw:z-index="125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2.A1" office:value-type="string">
                  <text:p text:style-name="P3"> <text:span text:style-name="T6">10499.78800 42617.700119 86282.673200 5 63520000000570</text:span></text:p>
                </table:table-cell>
              </table:table-row>
              <table:table-row>
                <table:table-cell table:style-name="Tabela12.B1" table:number-columns-spanned="3" office:value-type="string">
                  <text:p text:style-name="P4"><draw:frame draw:style-name="fr4" draw:name="figura89" text:anchor-type="as-char" svg:width="16.669cm" svg:height="0.041cm" draw:z-index="126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</table:table-row>
              <table:table-row table:style-name="Tabela12.3">
                <table:table-cell table:style-name="Tabela12.A1" table:number-columns-spanned="3" office:value-type="string">
                  <text:p text:style-name="P4"><draw:frame draw:style-name="fr4" draw:name="figura90" text:anchor-type="as-char" svg:width="0.079cm" svg:height="0.079cm" draw:z-index="127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</table:table-row>
            </table:table>
            <table:table table:name="Tabela13" table:style-name="Tabela13">
              <table:table-column table:style-name="Tabela13.A"/>
              <table:table-column table:style-name="Tabela13.B"/>
              <table:table-column table:style-name="Tabela13.A"/>
              <table:table-column table:style-name="Tabela13.D"/>
              <table:table-column table:style-name="Tabela13.A"/>
              <table:table-column table:style-name="Tabela13.F"/>
              <table:table-column table:style-name="Tabela13.A"/>
              <table:table-column table:style-name="Tabela13.H"/>
              <table:table-column table:style-name="Tabela13.A"/>
              <table:table-column table:style-name="Tabela13.J"/>
              <table:table-column table:style-name="Tabela13.A"/>
              <table:table-row table:style-name="Tabela13.1">
                <table:table-cell table:style-name="Tabela13.A1" table:number-rows-spanned="2" office:value-type="string">
                  <text:p text:style-name="P3"><draw:frame draw:style-name="fr4" draw:name="figura91" text:anchor-type="as-char" svg:width="0.041cm" svg:height="0.688cm" draw:z-index="128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3.A1" office:value-type="string">
                  <text:p text:style-name="P4"> <text:span text:style-name="T2">Código do Cedente</text:span></text:p>
                </table:table-cell>
                <table:table-cell table:style-name="Tabela13.A1" table:number-rows-spanned="2" office:value-type="string">
                  <text:p text:style-name="P3"><draw:frame draw:style-name="fr4" draw:name="figura92" text:anchor-type="as-char" svg:width="0.041cm" svg:height="0.688cm" draw:z-index="129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3.A1" office:value-type="string">
                  <text:p text:style-name="P4"> <text:span text:style-name="T2">Nosso Número</text:span></text:p>
                </table:table-cell>
                <table:table-cell table:style-name="Tabela13.A1" table:number-rows-spanned="2" office:value-type="string">
                  <text:p text:style-name="P3"><draw:frame draw:style-name="fr4" draw:name="figura93" text:anchor-type="as-char" svg:width="0.041cm" svg:height="0.688cm" draw:z-index="130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3.A1" office:value-type="string">
                  <text:p text:style-name="P4"> <text:span text:style-name="T2">Valor do Documento</text:span></text:p>
                </table:table-cell>
                <table:table-cell table:style-name="Tabela13.A1" table:number-rows-spanned="2" office:value-type="string">
                  <text:p text:style-name="P3"><draw:frame draw:style-name="fr4" draw:name="figura94" text:anchor-type="as-char" svg:width="0.041cm" svg:height="0.688cm" draw:z-index="131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3.A1" office:value-type="string">
                  <text:p text:style-name="P4"> <text:span text:style-name="T2">Data Vencimento</text:span></text:p>
                </table:table-cell>
                <table:table-cell table:style-name="Tabela13.A1" table:number-rows-spanned="2" office:value-type="string">
                  <text:p text:style-name="P3"><draw:frame draw:style-name="fr4" draw:name="figura95" text:anchor-type="as-char" svg:width="0.041cm" svg:height="0.688cm" draw:z-index="132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3.A1" office:value-type="string">
                  <text:p text:style-name="P4"> <text:span text:style-name="T2">Exercício</text:span></text:p>
                </table:table-cell>
                <table:table-cell table:style-name="Tabela13.A1" table:number-rows-spanned="2" office:value-type="string">
                  <text:p text:style-name="P3"><draw:frame draw:style-name="fr4" draw:name="figura96" text:anchor-type="as-char" svg:width="0.041cm" svg:height="0.688cm" draw:z-index="133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 table:style-name="Tabela13.1">
                <table:covered-table-cell/>
                <table:table-cell table:style-name="Tabela13.A1" office:value-type="string">
                  <text:p text:style-name="P4"> <text:span text:style-name="T2">914.000.436.88042-2</text:span></text:p>
                </table:table-cell>
                <table:covered-table-cell/>
                <table:table-cell table:style-name="Tabela13.A1" office:value-type="string">
                  <text:p text:style-name="P4"> <text:span text:style-name="T2">001186282673</text:span></text:p>
                </table:table-cell>
                <table:covered-table-cell/>
                <table:table-cell table:style-name="Tabela13.A1" office:value-type="string">
                  <text:p text:style-name="P4"> <text:span text:style-name="T2">5,70</text:span></text:p>
                </table:table-cell>
                <table:covered-table-cell/>
                <table:table-cell table:style-name="Tabela13.A1" office:value-type="string">
                  <text:p text:style-name="P4"> <text:span text:style-name="T2">27/02/2015</text:span></text:p>
                </table:table-cell>
                <table:covered-table-cell/>
                <table:table-cell table:style-name="Tabela13.A1" office:value-type="string">
                  <text:p text:style-name="P4"> <text:span text:style-name="T2">2015</text:span></text:p>
                </table:table-cell>
                <table:covered-table-cell/>
              </table:table-row>
              <table:table-row>
                <table:table-cell table:style-name="Tabela13.A1" table:number-columns-spanned="11" office:value-type="string">
                  <text:p text:style-name="P3"><draw:frame draw:style-name="fr4" draw:name="figura97" text:anchor-type="as-char" svg:width="16.669cm" svg:height="0.041cm" draw:z-index="134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13.A1" table:number-columns-spanned="11" office:value-type="string">
                  <text:p text:style-name="P3"><draw:frame draw:style-name="fr4" draw:name="figura98" text:anchor-type="as-char" svg:width="0.079cm" svg:height="0.079cm" draw:z-index="135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14" table:style-name="Tabela14">
              <table:table-column table:style-name="Tabela14.A"/>
              <table:table-column table:style-name="Tabela14.B"/>
              <table:table-column table:style-name="Tabela14.C"/>
              <table:table-row table:style-name="Tabela14.1">
                <table:table-cell table:style-name="Tabela14.A1" office:value-type="string">
                  <text:p text:style-name="P3"> </text:p>
                </table:table-cell>
                <table:table-cell table:style-name="Tabela14.B1" office:value-type="string">
                  <text:p text:style-name="P3"><draw:frame draw:style-name="fr4" draw:name="figura99" text:anchor-type="as-char" svg:width="0.041cm" svg:height="0.926cm" draw:z-index="136"><draw:image xlink:href="https://sindical.caixa.gov.br/sitcs_internetstatic/contribuinte/_images/dltPreto.gif" xlink:type="simple" xlink:show="embed" xlink:actuate="onLoad"/></draw:frame></text:p>
                </table:table-cell>
                <table:table-cell office:value-type="string">
                  <text:p text:style-name="P4"> <text:span text:style-name="T2">Autenticação Mecânica</text:span></text:p>
                </table:table-cell>
              </table:table-row>
            </table:table>
            <table:table table:name="Tabela15" table:style-name="Tabela15">
              <table:table-column table:style-name="Tabela15.A"/>
              <table:table-row table:style-name="Tabela15.1">
                <table:table-cell table:style-name="Tabela15.A1" office:value-type="string">
                  <text:p text:style-name="P10"><draw:frame draw:style-name="fr4" draw:name="figura100" text:anchor-type="as-char" svg:width="16.669cm" svg:height="0.185cm" draw:z-index="137"><draw:image xlink:href="https://sindical.caixa.gov.br/sitcs_internetstatic/contribuinte/_images/dltPontilhado.gif" xlink:type="simple" xlink:show="embed" xlink:actuate="onLoad"/></draw:frame></text:p>
                </table:table-cell>
              </table:table-row>
              <table:table-row>
                <table:table-cell table:style-name="Tabela15.A1" office:value-type="string">
                  <text:p text:style-name="P3"><draw:frame draw:style-name="fr4" draw:name="figura101" text:anchor-type="as-char" svg:width="0.041cm" svg:height="0.041cm" draw:z-index="138"><draw:image xlink:href="https://sindical.caixa.gov.br/sitcs_internetstatic/contribuinte/_images/dltTransparente.gif" xlink:type="simple" xlink:show="embed" xlink:actuate="onLoad"/></draw:frame></text:p>
                </table:table-cell>
              </table:table-row>
            </table:table>
            <table:table table:name="Tabela16" table:style-name="Tabela16">
              <table:table-column table:style-name="Tabela16.A"/>
              <table:table-column table:style-name="Tabela16.B"/>
              <table:table-column table:style-name="Tabela16.C"/>
              <table:table-column table:style-name="Tabela16.D"/>
              <table:table-column table:style-name="Tabela16.C"/>
              <table:table-column table:style-name="Tabela16.F"/>
              <table:table-row>
                <table:table-cell table:style-name="Tabela16.A1" office:value-type="string">
                  <text:p text:style-name="P3"><draw:frame draw:style-name="fr4" draw:name="figura102" text:anchor-type="as-char" svg:width="3.307cm" svg:height="0.767cm" draw:z-index="139"><draw:image xlink:href="https://sindical.caixa.gov.br/sitcs_internetstatic/contribuinte/_images/lgoCaixaMenor2.gif" xlink:type="simple" xlink:show="embed" xlink:actuate="onLoad"/></draw:frame></text:p>
                </table:table-cell>
                <table:table-cell table:style-name="Tabela16.A1" office:value-type="string">
                  <text:p text:style-name="P4"> </text:p>
                </table:table-cell>
                <table:table-cell table:style-name="Tabela16.A1" office:value-type="string">
                  <text:p text:style-name="P3"><draw:frame draw:style-name="fr4" draw:name="figura103" text:anchor-type="as-char" svg:width="0.041cm" svg:height="0.767cm" draw:z-index="140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6.D1" office:value-type="string">
                  <text:p text:style-name="P6">104-0</text:p>
                </table:table-cell>
                <table:table-cell table:style-name="Tabela16.A1" office:value-type="string">
                  <text:p text:style-name="P3"><draw:frame draw:style-name="fr4" draw:name="figura104" text:anchor-type="as-char" svg:width="0.041cm" svg:height="0.767cm" draw:z-index="141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16.D1" office:value-type="string">
                  <text:p text:style-name="P3"> <text:span text:style-name="T6">10499.78800 42617.700119 86282.673200 5 63520000000570</text:span></text:p>
                </table:table-cell>
              </table:table-row>
              <table:table-row table:style-name="Tabela16.2">
                <table:table-cell table:style-name="Tabela16.A1" table:number-columns-spanned="6" office:value-type="string">
                  <text:p text:style-name="P3"><draw:frame draw:style-name="fr4" draw:name="figura105" text:anchor-type="as-char" svg:width="16.669cm" svg:height="0.053cm" draw:z-index="142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16.A1" table:number-columns-spanned="6" office:value-type="string">
                  <text:p text:style-name="P3"><draw:frame draw:style-name="fr4" draw:name="figura106" text:anchor-type="as-char" svg:width="0.041cm" svg:height="0.053cm" draw:z-index="143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17" table:style-name="Tabela17">
              <table:table-column table:style-name="Tabela17.A"/>
              <table:table-column table:style-name="Tabela17.B"/>
              <table:table-column table:style-name="Tabela17.C"/>
              <table:table-row>
                <table:table-cell office:value-type="string">
                  <table:table table:name="Tabela18" table:style-name="Tabela18">
                    <table:table-column table:style-name="Tabela18.A"/>
                    <table:table-column table:style-name="Tabela18.B"/>
                    <table:table-column table:style-name="Tabela18.A"/>
                    <table:table-row>
                      <table:table-cell table:style-name="Tabela18.A1" table:number-rows-spanned="2" office:value-type="string">
                        <text:p text:style-name="P3"><draw:frame draw:style-name="fr4" draw:name="figura107" text:anchor-type="as-char" svg:width="0.041cm" svg:height="0.688cm" draw:z-index="144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18.B1" office:value-type="string">
                        <text:p text:style-name="P4"> <text:span text:style-name="T2">Local de Pagamento</text:span></text:p>
                      </table:table-cell>
                      <table:table-cell table:style-name="Tabela18.A1" table:number-rows-spanned="2" office:value-type="string">
                        <text:p text:style-name="P3"><draw:frame draw:style-name="fr4" draw:name="figura108" text:anchor-type="as-char" svg:width="0.041cm" svg:height="0.688cm" draw:z-index="145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18.B1" office:value-type="string">
                        <text:p text:style-name="P4"> <text:span text:style-name="T2">PREFERENCIALMENTE NAS LOTERICAS ATE O VALOR LIMITE E ATE O VENCIMENTO</text:span></text:p>
                      </table:table-cell>
                      <table:covered-table-cell/>
                    </table:table-row>
                    <table:table-row>
                      <table:table-cell table:style-name="Tabela18.A1" table:number-columns-spanned="3" office:value-type="string">
                        <text:p text:style-name="P3"><draw:frame draw:style-name="fr4" draw:name="figura109" text:anchor-type="as-char" svg:width="11.113cm" svg:height="0.041cm" draw:z-index="146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ela18.B1" table:number-columns-spanned="3" office:value-type="string">
                        <text:p text:style-name="P3"><draw:frame draw:style-name="fr4" draw:name="figura110" text:anchor-type="as-char" svg:width="0.079cm" svg:height="0.079cm" draw:z-index="147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19" table:style-name="Tabela19">
                    <table:table-column table:style-name="Tabela19.A"/>
                    <table:table-column table:style-name="Tabela19.B"/>
                    <table:table-column table:style-name="Tabela19.A"/>
                    <table:table-row>
                      <table:table-cell table:style-name="Tabela19.A1" table:number-rows-spanned="2" office:value-type="string">
                        <text:p text:style-name="P3"><draw:frame draw:style-name="fr4" draw:name="figura111" text:anchor-type="as-char" svg:width="0.041cm" svg:height="0.688cm" draw:z-index="148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19.B1" office:value-type="string">
                        <text:p text:style-name="P4"> <text:span text:style-name="T2">Cedente</text:span></text:p>
                      </table:table-cell>
                      <table:table-cell table:style-name="Tabela19.A1" table:number-rows-spanned="2" office:value-type="string">
                        <text:p text:style-name="P3"><draw:frame draw:style-name="fr4" draw:name="figura112" text:anchor-type="as-char" svg:width="0.041cm" svg:height="0.688cm" draw:z-index="149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19.B1" office:value-type="string">
                        <text:p text:style-name="P4"> <text:span text:style-name="T2">SIND TRAB EMPRESAS E ORGAOS PUBL PROC DAD S I S DO DF</text:span></text:p>
                      </table:table-cell>
                      <table:covered-table-cell/>
                    </table:table-row>
                    <table:table-row>
                      <table:table-cell table:style-name="Tabela19.A1" table:number-columns-spanned="3" office:value-type="string">
                        <text:p text:style-name="P3"><draw:frame draw:style-name="fr4" draw:name="figura113" text:anchor-type="as-char" svg:width="11.113cm" svg:height="0.041cm" draw:z-index="150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ela19.B1" table:number-columns-spanned="3" office:value-type="string">
                        <text:p text:style-name="P3"><draw:frame draw:style-name="fr4" draw:name="figura114" text:anchor-type="as-char" svg:width="0.079cm" svg:height="0.079cm" draw:z-index="151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20" table:style-name="Tabela20">
                    <table:table-column table:style-name="Tabela20.A"/>
                    <table:table-column table:style-name="Tabela20.B"/>
                    <table:table-column table:style-name="Tabela20.A"/>
                    <table:table-column table:style-name="Tabela20.D"/>
                    <table:table-column table:style-name="Tabela20.A"/>
                    <table:table-column table:style-name="Tabela20.F"/>
                    <table:table-column table:style-name="Tabela20.A"/>
                    <table:table-column table:style-name="Tabela20.H"/>
                    <table:table-column table:style-name="Tabela20.A"/>
                    <table:table-column table:style-name="Tabela20.J"/>
                    <table:table-column table:style-name="Tabela20.A"/>
                    <table:table-row>
                      <table:table-cell table:style-name="Tabela20.A1" table:number-rows-spanned="2" office:value-type="string">
                        <text:p text:style-name="P3"><draw:frame draw:style-name="fr4" draw:name="figura115" text:anchor-type="as-char" svg:width="0.041cm" svg:height="0.688cm" draw:z-index="152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0.B1" office:value-type="string">
                        <text:p text:style-name="P4"> <text:span text:style-name="T2">Data do Documento</text:span></text:p>
                      </table:table-cell>
                      <table:table-cell table:style-name="Tabela20.A1" table:number-rows-spanned="2" office:value-type="string">
                        <text:p text:style-name="P3"><draw:frame draw:style-name="fr4" draw:name="figura116" text:anchor-type="as-char" svg:width="0.041cm" svg:height="0.688cm" draw:z-index="153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0.B1" office:value-type="string">
                        <text:p text:style-name="P4"> <text:span text:style-name="T2">Número do Documento</text:span></text:p>
                      </table:table-cell>
                      <table:table-cell table:style-name="Tabela20.A1" table:number-rows-spanned="2" office:value-type="string">
                        <text:p text:style-name="P3"><draw:frame draw:style-name="fr4" draw:name="figura117" text:anchor-type="as-char" svg:width="0.041cm" svg:height="0.688cm" draw:z-index="154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0.B1" table:number-rows-spanned="2" office:value-type="string">
                        <text:p text:style-name="P4"> <text:span text:style-name="T2">Esp. Docum.  GRCSU</text:span></text:p>
                      </table:table-cell>
                      <table:table-cell table:style-name="Tabela20.A1" table:number-rows-spanned="2" office:value-type="string">
                        <text:p text:style-name="P3"><draw:frame draw:style-name="fr4" draw:name="figura118" text:anchor-type="as-char" svg:width="0.041cm" svg:height="0.688cm" draw:z-index="155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0.B1" office:value-type="string">
                        <text:p text:style-name="P4"> <text:span text:style-name="T2">Aceite</text:span></text:p>
                      </table:table-cell>
                      <table:table-cell table:style-name="Tabela20.A1" table:number-rows-spanned="2" office:value-type="string">
                        <text:p text:style-name="P3"><draw:frame draw:style-name="fr4" draw:name="figura119" text:anchor-type="as-char" svg:width="0.041cm" svg:height="0.688cm" draw:z-index="156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0.B1" office:value-type="string">
                        <text:p text:style-name="P4"> <text:span text:style-name="T2">Data Processamento</text:span></text:p>
                      </table:table-cell>
                      <table:table-cell table:style-name="Tabela20.A1" table:number-rows-spanned="2" office:value-type="string">
                        <text:p text:style-name="P3"><draw:frame draw:style-name="fr4" draw:name="figura120" text:anchor-type="as-char" svg:width="0.041cm" svg:height="0.688cm" draw:z-index="157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0.B1" office:value-type="string">
                        <text:p text:style-name="P4"> <text:span text:style-name="T2">27/02/2015</text:span></text:p>
                      </table:table-cell>
                      <table:covered-table-cell/>
                      <table:table-cell table:style-name="Tabela20.B1" office:value-type="string">
                        <text:p text:style-name="P4"> <text:span text:style-name="T2">201500761993</text:span></text:p>
                      </table:table-cell>
                      <table:covered-table-cell/>
                      <table:covered-table-cell/>
                      <table:covered-table-cell/>
                      <table:table-cell table:style-name="Tabela20.B1" office:value-type="string">
                        <text:p text:style-name="P4"> </text:p>
                      </table:table-cell>
                      <table:covered-table-cell/>
                      <table:table-cell table:style-name="Tabela20.B1" office:value-type="string">
                        <text:p text:style-name="P4"> <text:span text:style-name="T2">27/02/2015</text:span></text:p>
                      </table:table-cell>
                      <table:covered-table-cell/>
                    </table:table-row>
                    <table:table-row table:style-name="Tabela20.3">
                      <table:table-cell table:style-name="Tabela20.B1" table:number-columns-spanned="11" office:value-type="string">
                        <text:p text:style-name="P3"><draw:frame draw:style-name="fr4" draw:name="figura121" text:anchor-type="as-char" svg:width="11.113cm" svg:height="0.041cm" draw:z-index="158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20.B1" table:number-columns-spanned="11" office:value-type="string">
                        <text:p text:style-name="P3"><draw:frame draw:style-name="fr4" draw:name="figura122" text:anchor-type="as-char" svg:width="0.079cm" svg:height="0.079cm" draw:z-index="159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able:table table:name="Tabela21" table:style-name="Tabela21">
                    <table:table-column table:style-name="Tabela21.A"/>
                    <table:table-column table:style-name="Tabela21.B"/>
                    <table:table-column table:style-name="Tabela21.A"/>
                    <table:table-column table:style-name="Tabela21.D"/>
                    <table:table-column table:style-name="Tabela21.A"/>
                    <table:table-column table:style-name="Tabela21.F"/>
                    <table:table-column table:style-name="Tabela21.A"/>
                    <table:table-column table:style-name="Tabela21.H"/>
                    <table:table-column table:style-name="Tabela21.A"/>
                    <table:table-column table:style-name="Tabela21.J"/>
                    <table:table-column table:style-name="Tabela21.A"/>
                    <table:table-row>
                      <table:table-cell table:style-name="Tabela21.A1" table:number-rows-spanned="2" office:value-type="string">
                        <text:p text:style-name="P3"><draw:frame draw:style-name="fr4" draw:name="figura123" text:anchor-type="as-char" svg:width="0.041cm" svg:height="0.688cm" draw:z-index="160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1.B1" table:number-rows-spanned="2" office:value-type="string">
                        <text:p text:style-name="P4"> <text:span text:style-name="T2">Uso do Banco<text:line-break/> EXERC (2015)</text:span></text:p>
                      </table:table-cell>
                      <table:table-cell table:style-name="Tabela21.A1" table:number-rows-spanned="2" office:value-type="string">
                        <text:p text:style-name="P3"><draw:frame draw:style-name="fr4" draw:name="figura124" text:anchor-type="as-char" svg:width="0.041cm" svg:height="0.688cm" draw:z-index="161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1.D1" office:value-type="string">
                        <text:p text:style-name="P4"> <text:span text:style-name="T2">Carteira</text:span></text:p>
                      </table:table-cell>
                      <table:table-cell table:style-name="Tabela21.A1" table:number-rows-spanned="2" office:value-type="string">
                        <text:p text:style-name="P3"><draw:frame draw:style-name="fr4" draw:name="figura125" text:anchor-type="as-char" svg:width="0.041cm" svg:height="0.688cm" draw:z-index="162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1.D1" table:number-rows-spanned="2" office:value-type="string">
                        <text:p text:style-name="P4"> <text:span text:style-name="T2">Espécie<text:line-break/> R$</text:span></text:p>
                      </table:table-cell>
                      <table:table-cell table:style-name="Tabela21.A1" table:number-rows-spanned="2" office:value-type="string">
                        <text:p text:style-name="P3"><draw:frame draw:style-name="fr4" draw:name="figura126" text:anchor-type="as-char" svg:width="0.041cm" svg:height="0.688cm" draw:z-index="163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1.D1" office:value-type="string">
                        <text:p text:style-name="P4"> <text:span text:style-name="T2">Quantidade</text:span></text:p>
                      </table:table-cell>
                      <table:table-cell table:style-name="Tabela21.A1" table:number-rows-spanned="2" office:value-type="string">
                        <text:p text:style-name="P3"><draw:frame draw:style-name="fr4" draw:name="figura127" text:anchor-type="as-char" svg:width="0.041cm" svg:height="0.688cm" draw:z-index="164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1.D1" office:value-type="string">
                        <text:p text:style-name="P4"> <text:span text:style-name="T2">Valor</text:span></text:p>
                      </table:table-cell>
                      <table:table-cell table:style-name="Tabela21.A1" table:number-rows-spanned="2" office:value-type="string">
                        <text:p text:style-name="P3"><draw:frame draw:style-name="fr4" draw:name="figura128" text:anchor-type="as-char" svg:width="0.041cm" svg:height="0.688cm" draw:z-index="165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21.D1" office:value-type="string">
                        <text:p text:style-name="P4"> <text:span text:style-name="T2">SIND</text:span></text:p>
                      </table:table-cell>
                      <table:covered-table-cell/>
                      <table:covered-table-cell/>
                      <table:covered-table-cell/>
                      <table:table-cell table:style-name="Tabela21.D1" office:value-type="string">
                        <text:p text:style-name="P3"> </text:p>
                      </table:table-cell>
                      <table:covered-table-cell/>
                      <table:table-cell table:style-name="Tabela21.D1" office:value-type="string">
                        <text:p text:style-name="P4"> </text:p>
                      </table:table-cell>
                      <table:covered-table-cell/>
                    </table:table-row>
                    <table:table-row table:style-name="Tabela21.3">
                      <table:table-cell table:style-name="Tabela21.D1" table:number-columns-spanned="11" office:value-type="string">
                        <text:p text:style-name="P3"><draw:frame draw:style-name="fr4" draw:name="figura129" text:anchor-type="as-char" svg:width="11.113cm" svg:height="0.041cm" draw:z-index="166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ela21.D1" table:number-columns-spanned="11" office:value-type="string">
                        <text:p text:style-name="P3"><draw:frame draw:style-name="fr4" draw:name="figura130" text:anchor-type="as-char" svg:width="0.079cm" svg:height="0.079cm" draw:z-index="167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able:table table:name="Tabela22" table:style-name="Tabela22">
                    <table:table-column table:style-name="Tabela22.A"/>
                    <table:table-column table:style-name="Tabela22.B"/>
                    <table:table-column table:style-name="Tabela22.A"/>
                    <table:table-row table:style-name="Tabela22.1">
                      <table:table-cell table:style-name="Tabela22.A1" table:number-rows-spanned="4" office:value-type="string">
                        <text:p text:style-name="P3"><text:soft-page-break/></text:p>
                      </table:table-cell>
                      <table:table-cell office:value-type="string">
                        <text:p text:style-name="P4"> <text:span text:style-name="T2">Instruções</text:span></text:p>
                      </table:table-cell>
                      <table:table-cell table:style-name="Tabela22.A1" table:number-rows-spanned="4" office:value-type="string">
                        <text:p text:style-name="P3"/>
                      </table:table-cell>
                    </table:table-row>
                    <table:table-row table:style-name="Tabela22.2">
                      <table:covered-table-cell/>
                      <table:table-cell office:value-type="string">
                        <text:p text:style-name="P8">  <text:span text:style-name="T2">BLOQUETO DE CONTRIBUIÇÃO SINDICAL URBANA</text:span></text:p>
                      </table:table-cell>
                      <table:covered-table-cell/>
                    </table:table-row>
                    <table:table-row table:style-name="Tabela22.3">
                      <table:covered-table-cell/>
                      <table:table-cell office:value-type="string">
                        <text:p text:style-name="P9"> <text:span text:style-name="T2">APOS VENC SOMENTE AG CAIXA, MULTA: 10% NOS 30 PRIMEIROS DIAS MAIS 2% P MES SUBSEQUENTE, JUROS 1% MAIS CORR MONET SELIC.</text:span></text:p>
                      </table:table-cell>
                      <table:covered-table-cell/>
                    </table:table-row>
                    <table:table-row>
                      <table:covered-table-cell/>
                      <table:table-cell table:style-name="Tabela22.B4" office:value-type="string">
                        <text:p text:style-name="P7">PRT</text:p>
                      </table:table-cell>
                      <table:covered-table-cell/>
                    </table:table-row>
                    <table:table-row>
                      <table:table-cell table:style-name="Tabela22.A1" table:number-columns-spanned="3" office:value-type="string">
                        <text:p text:style-name="P3"><draw:frame draw:style-name="fr4" draw:name="figura133" text:anchor-type="as-char" svg:width="11.113cm" svg:height="0.041cm" draw:z-index="170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ela22.A6" table:number-columns-spanned="3" office:value-type="string">
                        <text:p text:style-name="P3"><draw:frame draw:style-name="fr4" draw:name="figura134" text:anchor-type="as-char" svg:width="0.041cm" svg:height="0.079cm" draw:z-index="171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ext:p text:style-name="P2"/>
                </table:table-cell>
                <table:table-cell table:style-name="Tabela17.B1" office:value-type="string">
                  <text:p text:style-name="P3"><draw:frame draw:style-name="fr4" draw:name="figura135" text:anchor-type="as-char" svg:width="0.265cm" svg:height="0.265cm" draw:z-index="1"><draw:image xlink:href="https://sindical.caixa.gov.br/sitcs_internetstatic/contribuinte/_images/dltTransparente.gif" xlink:type="simple" xlink:show="embed" xlink:actuate="onLoad"/></draw:frame></text:p>
                  <table:table table:name="Tabela23" table:style-name="Tabela23">
                    <table:table-column table:style-name="Tabela23.A"/>
                    <table:table-column table:style-name="Tabela23.B"/>
                    <table:table-column table:style-name="Tabela23.A"/>
                    <table:table-row>
                      <table:table-cell table:style-name="Tabela23.A1" table:number-rows-spanned="2" office:value-type="string">
                        <text:p text:style-name="P3"><draw:frame draw:style-name="fr4" draw:name="figura136" text:anchor-type="as-char" svg:width="0.041cm" svg:height="0.688cm" draw:z-index="4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3.B1" office:value-type="string">
                        <text:p text:style-name="P4"> <text:span text:style-name="T2">Vencimento</text:span></text:p>
                      </table:table-cell>
                      <table:table-cell table:style-name="Tabela23.A1" table:number-rows-spanned="2" office:value-type="string">
                        <text:p text:style-name="P3"><draw:frame draw:style-name="fr4" draw:name="figura137" text:anchor-type="as-char" svg:width="0.041cm" svg:height="0.688cm" draw:z-index="5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3.B1" office:value-type="string">
                        <text:p text:style-name="P4"> <text:span text:style-name="T2">27/02/2015</text:span></text:p>
                      </table:table-cell>
                      <table:covered-table-cell/>
                    </table:table-row>
                    <table:table-row table:style-name="Tabela23.3">
                      <table:table-cell table:style-name="Tabela23.A1" table:number-columns-spanned="3" office:value-type="string">
                        <text:p text:style-name="P3"><draw:frame draw:style-name="fr4" draw:name="figura138" text:anchor-type="as-char" svg:width="5.292cm" svg:height="0.041cm" draw:z-index="2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23.4">
                      <table:table-cell table:style-name="Tabela23.B1" table:number-columns-spanned="3" office:value-type="string">
                        <text:p text:style-name="P3"><draw:frame draw:style-name="fr4" draw:name="figura139" text:anchor-type="as-char" svg:width="0.079cm" svg:height="0.079cm" draw:z-index="3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24" table:style-name="Tabela24">
                    <table:table-column table:style-name="Tabela24.A"/>
                    <table:table-column table:style-name="Tabela24.B"/>
                    <table:table-column table:style-name="Tabela24.A"/>
                    <table:table-row>
                      <table:table-cell table:style-name="Tabela24.A1" table:number-rows-spanned="2" office:value-type="string">
                        <text:p text:style-name="P3"><draw:frame draw:style-name="fr4" draw:name="figura140" text:anchor-type="as-char" svg:width="0.041cm" svg:height="0.688cm" draw:z-index="8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4.B1" office:value-type="string">
                        <text:p text:style-name="P4"> <text:span text:style-name="T2">Agência / Código Cedente</text:span></text:p>
                      </table:table-cell>
                      <table:table-cell table:style-name="Tabela24.A1" table:number-rows-spanned="2" office:value-type="string">
                        <text:p text:style-name="P3"><draw:frame draw:style-name="fr4" draw:name="figura141" text:anchor-type="as-char" svg:width="0.041cm" svg:height="0.688cm" draw:z-index="9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4.B1" office:value-type="string">
                        <text:p text:style-name="P4"> <text:span text:style-name="T2">0002 / 914.000.436.88042-2</text:span></text:p>
                      </table:table-cell>
                      <table:covered-table-cell/>
                    </table:table-row>
                    <table:table-row table:style-name="Tabela24.3">
                      <table:table-cell table:style-name="Tabela24.A1" table:number-columns-spanned="3" office:value-type="string">
                        <text:p text:style-name="P3"><draw:frame draw:style-name="fr4" draw:name="figura142" text:anchor-type="as-char" svg:width="5.292cm" svg:height="0.041cm" draw:z-index="6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24.4">
                      <table:table-cell table:style-name="Tabela24.B1" table:number-columns-spanned="3" office:value-type="string">
                        <text:p text:style-name="P3"><draw:frame draw:style-name="fr4" draw:name="figura143" text:anchor-type="as-char" svg:width="0.079cm" svg:height="0.079cm" draw:z-index="7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25" table:style-name="Tabela25">
                    <table:table-column table:style-name="Tabela25.A"/>
                    <table:table-column table:style-name="Tabela25.B"/>
                    <table:table-column table:style-name="Tabela25.A"/>
                    <table:table-row>
                      <table:table-cell table:style-name="Tabela25.A1" table:number-rows-spanned="2" office:value-type="string">
                        <text:p text:style-name="P3"><draw:frame draw:style-name="fr4" draw:name="figura144" text:anchor-type="as-char" svg:width="0.041cm" svg:height="0.688cm" draw:z-index="12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5.B1" office:value-type="string">
                        <text:p text:style-name="P4"> <text:span text:style-name="T2">Nosso Número</text:span></text:p>
                      </table:table-cell>
                      <table:table-cell table:style-name="Tabela25.A1" table:number-rows-spanned="2" office:value-type="string">
                        <text:p text:style-name="P3"><draw:frame draw:style-name="fr4" draw:name="figura145" text:anchor-type="as-char" svg:width="0.041cm" svg:height="0.688cm" draw:z-index="13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5.B1" office:value-type="string">
                        <text:p text:style-name="P4"> <text:span text:style-name="T2">001186282673</text:span></text:p>
                      </table:table-cell>
                      <table:covered-table-cell/>
                    </table:table-row>
                    <table:table-row table:style-name="Tabela25.3">
                      <table:table-cell table:style-name="Tabela25.A1" table:number-columns-spanned="3" office:value-type="string">
                        <text:p text:style-name="P3"><draw:frame draw:style-name="fr4" draw:name="figura146" text:anchor-type="as-char" svg:width="5.292cm" svg:height="0.041cm" draw:z-index="10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25.4">
                      <table:table-cell table:style-name="Tabela25.B1" table:number-columns-spanned="3" office:value-type="string">
                        <text:p text:style-name="P3"><draw:frame draw:style-name="fr4" draw:name="figura147" text:anchor-type="as-char" svg:width="0.079cm" svg:height="0.079cm" draw:z-index="11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26" table:style-name="Tabela26">
                    <table:table-column table:style-name="Tabela26.A"/>
                    <table:table-column table:style-name="Tabela26.B"/>
                    <table:table-column table:style-name="Tabela26.A"/>
                    <table:table-row>
                      <table:table-cell table:style-name="Tabela26.A1" table:number-rows-spanned="2" office:value-type="string">
                        <text:p text:style-name="P3"><draw:frame draw:style-name="fr4" draw:name="figura148" text:anchor-type="as-char" svg:width="0.041cm" svg:height="0.688cm" draw:z-index="16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6.B1" office:value-type="string">
                        <text:p text:style-name="P4"> <text:span text:style-name="T2">(=) Valor do Documento</text:span></text:p>
                      </table:table-cell>
                      <table:table-cell table:style-name="Tabela26.A1" table:number-rows-spanned="2" office:value-type="string">
                        <text:p text:style-name="P3"><draw:frame draw:style-name="fr4" draw:name="figura149" text:anchor-type="as-char" svg:width="0.041cm" svg:height="0.688cm" draw:z-index="17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6.B1" office:value-type="string">
                        <text:p text:style-name="P4"> <text:span text:style-name="T2">5,70</text:span></text:p>
                      </table:table-cell>
                      <table:covered-table-cell/>
                    </table:table-row>
                    <table:table-row table:style-name="Tabela26.3">
                      <table:table-cell table:style-name="Tabela26.A1" table:number-columns-spanned="3" office:value-type="string">
                        <text:p text:style-name="P3"><draw:frame draw:style-name="fr4" draw:name="figura150" text:anchor-type="as-char" svg:width="5.292cm" svg:height="0.041cm" draw:z-index="14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26.4">
                      <table:table-cell table:style-name="Tabela26.B1" table:number-columns-spanned="3" office:value-type="string">
                        <text:p text:style-name="P3"><draw:frame draw:style-name="fr4" draw:name="figura151" text:anchor-type="as-char" svg:width="0.079cm" svg:height="0.079cm" draw:z-index="15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27" table:style-name="Tabela27">
                    <table:table-column table:style-name="Tabela27.A"/>
                    <table:table-column table:style-name="Tabela27.B"/>
                    <table:table-column table:style-name="Tabela27.A"/>
                    <table:table-row>
                      <table:table-cell table:style-name="Tabela27.A1" table:number-rows-spanned="2" office:value-type="string">
                        <text:p text:style-name="P3"><draw:frame draw:style-name="fr4" draw:name="figura152" text:anchor-type="as-char" svg:width="0.041cm" svg:height="0.688cm" draw:z-index="20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7.B1" office:value-type="string">
                        <text:p text:style-name="P4"> <text:span text:style-name="T2">(-) Desconto / Abatimento</text:span></text:p>
                      </table:table-cell>
                      <table:table-cell table:style-name="Tabela27.A1" table:number-rows-spanned="2" office:value-type="string">
                        <text:p text:style-name="P3"><draw:frame draw:style-name="fr4" draw:name="figura153" text:anchor-type="as-char" svg:width="0.041cm" svg:height="0.688cm" draw:z-index="21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7.B1" office:value-type="string">
                        <text:p text:style-name="P4"> </text:p>
                      </table:table-cell>
                      <table:covered-table-cell/>
                    </table:table-row>
                    <table:table-row table:style-name="Tabela27.3">
                      <table:table-cell table:style-name="Tabela27.A1" table:number-columns-spanned="3" office:value-type="string">
                        <text:p text:style-name="P3"><draw:frame draw:style-name="fr4" draw:name="figura154" text:anchor-type="as-char" svg:width="5.292cm" svg:height="0.041cm" draw:z-index="18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27.4">
                      <table:table-cell table:style-name="Tabela27.B1" table:number-columns-spanned="3" office:value-type="string">
                        <text:p text:style-name="P3"><draw:frame draw:style-name="fr4" draw:name="figura155" text:anchor-type="as-char" svg:width="0.079cm" svg:height="0.079cm" draw:z-index="19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28" table:style-name="Tabela28">
                    <table:table-column table:style-name="Tabela28.A"/>
                    <table:table-column table:style-name="Tabela28.B"/>
                    <table:table-column table:style-name="Tabela28.A"/>
                    <table:table-row>
                      <table:table-cell table:style-name="Tabela28.A1" table:number-rows-spanned="2" office:value-type="string">
                        <text:p text:style-name="P3"><draw:frame draw:style-name="fr4" draw:name="figura156" text:anchor-type="as-char" svg:width="0.041cm" svg:height="0.688cm" draw:z-index="24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8.B1" office:value-type="string">
                        <text:p text:style-name="P4"> <text:span text:style-name="T2">(-) Outras Deduções</text:span></text:p>
                      </table:table-cell>
                      <table:table-cell table:style-name="Tabela28.A1" table:number-rows-spanned="2" office:value-type="string">
                        <text:p text:style-name="P3"><draw:frame draw:style-name="fr4" draw:name="figura157" text:anchor-type="as-char" svg:width="0.041cm" svg:height="0.688cm" draw:z-index="25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8.B1" office:value-type="string">
                        <text:p text:style-name="P4"> </text:p>
                      </table:table-cell>
                      <table:covered-table-cell/>
                    </table:table-row>
                    <table:table-row table:style-name="Tabela28.3">
                      <table:table-cell table:style-name="Tabela28.A1" table:number-columns-spanned="3" office:value-type="string">
                        <text:p text:style-name="P3"><draw:frame draw:style-name="fr4" draw:name="figura158" text:anchor-type="as-char" svg:width="5.292cm" svg:height="0.041cm" draw:z-index="22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28.4">
                      <table:table-cell table:style-name="Tabela28.B1" table:number-columns-spanned="3" office:value-type="string">
                        <text:p text:style-name="P3"><draw:frame draw:style-name="fr4" draw:name="figura159" text:anchor-type="as-char" svg:width="0.079cm" svg:height="0.079cm" draw:z-index="23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29" table:style-name="Tabela29">
                    <table:table-column table:style-name="Tabela29.A"/>
                    <table:table-column table:style-name="Tabela29.B"/>
                    <table:table-column table:style-name="Tabela29.A"/>
                    <table:table-row>
                      <table:table-cell table:style-name="Tabela29.A1" table:number-rows-spanned="2" office:value-type="string">
                        <text:p text:style-name="P3"><draw:frame draw:style-name="fr4" draw:name="figura160" text:anchor-type="as-char" svg:width="0.041cm" svg:height="0.688cm" draw:z-index="28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29.B1" office:value-type="string">
                        <text:p text:style-name="P4"> <text:span text:style-name="T2">(+) Mora / Multa</text:span></text:p>
                      </table:table-cell>
                      <table:table-cell table:style-name="Tabela29.A1" table:number-rows-spanned="2" office:value-type="string">
                        <text:p text:style-name="P3"><draw:frame draw:style-name="fr4" draw:name="figura161" text:anchor-type="as-char" svg:width="0.041cm" svg:height="0.688cm" draw:z-index="29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29.B1" office:value-type="string">
                        <text:p text:style-name="P4"> </text:p>
                      </table:table-cell>
                      <table:covered-table-cell/>
                    </table:table-row>
                    <table:table-row table:style-name="Tabela29.3">
                      <table:table-cell table:style-name="Tabela29.A1" table:number-columns-spanned="3" office:value-type="string">
                        <text:p text:style-name="P3"><draw:frame draw:style-name="fr4" draw:name="figura162" text:anchor-type="as-char" svg:width="5.292cm" svg:height="0.041cm" draw:z-index="26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29.4">
                      <table:table-cell table:style-name="Tabela29.B1" table:number-columns-spanned="3" office:value-type="string">
                        <text:p text:style-name="P3"><draw:frame draw:style-name="fr4" draw:name="figura163" text:anchor-type="as-char" svg:width="0.079cm" svg:height="0.079cm" draw:z-index="27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30" table:style-name="Tabela30">
                    <table:table-column table:style-name="Tabela30.A"/>
                    <table:table-column table:style-name="Tabela30.B"/>
                    <table:table-column table:style-name="Tabela30.A"/>
                    <table:table-row>
                      <table:table-cell table:style-name="Tabela30.A1" table:number-rows-spanned="2" office:value-type="string">
                        <text:p text:style-name="P3"><draw:frame draw:style-name="fr4" draw:name="figura164" text:anchor-type="as-char" svg:width="0.041cm" svg:height="0.688cm" draw:z-index="32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30.B1" office:value-type="string">
                        <text:p text:style-name="P4"> <text:span text:style-name="T2">(+) Outros Acréscimos</text:span></text:p>
                      </table:table-cell>
                      <table:table-cell table:style-name="Tabela30.A1" table:number-rows-spanned="2" office:value-type="string">
                        <text:p text:style-name="P3"><draw:frame draw:style-name="fr4" draw:name="figura165" text:anchor-type="as-char" svg:width="0.041cm" svg:height="0.688cm" draw:z-index="33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30.B1" office:value-type="string">
                        <text:p text:style-name="P4"> </text:p>
                      </table:table-cell>
                      <table:covered-table-cell/>
                    </table:table-row>
                    <table:table-row table:style-name="Tabela30.3">
                      <table:table-cell table:style-name="Tabela30.A1" table:number-columns-spanned="3" office:value-type="string">
                        <text:p text:style-name="P3"><draw:frame draw:style-name="fr4" draw:name="figura166" text:anchor-type="as-char" svg:width="5.292cm" svg:height="0.041cm" draw:z-index="30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30.4">
                      <table:table-cell table:style-name="Tabela30.B1" table:number-columns-spanned="3" office:value-type="string">
                        <text:p text:style-name="P3"><draw:frame draw:style-name="fr4" draw:name="figura167" text:anchor-type="as-char" svg:width="0.079cm" svg:height="0.079cm" draw:z-index="31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able:table table:name="Tabela31" table:style-name="Tabela31">
                    <table:table-column table:style-name="Tabela31.A"/>
                    <table:table-column table:style-name="Tabela31.B"/>
                    <table:table-column table:style-name="Tabela31.A"/>
                    <table:table-row>
                      <table:table-cell table:style-name="Tabela31.A1" table:number-rows-spanned="2" office:value-type="string">
                        <text:p text:style-name="P3"><draw:frame draw:style-name="fr4" draw:name="figura168" text:anchor-type="as-char" svg:width="0.041cm" svg:height="0.688cm" draw:z-index="36"><draw:image xlink:href="https://sindical.caixa.gov.br/sitcs_internetstatic/contribuinte/_images/dltPreto.gif" xlink:type="simple" xlink:show="embed" xlink:actuate="onLoad"/></draw:frame></text:p>
                      </table:table-cell>
                      <table:table-cell table:style-name="Tabela31.B1" office:value-type="string">
                        <text:p text:style-name="P4"> <text:span text:style-name="T2">(=) Valor Cobrado</text:span></text:p>
                      </table:table-cell>
                      <table:table-cell table:style-name="Tabela31.A1" table:number-rows-spanned="2" office:value-type="string">
                        <text:p text:style-name="P3"><draw:frame draw:style-name="fr4" draw:name="figura169" text:anchor-type="as-char" svg:width="0.041cm" svg:height="0.688cm" draw:z-index="37"><draw:image xlink:href="https://sindical.caixa.gov.br/sitcs_internetstatic/contribuinte/_images/dltPreto.gif" xlink:type="simple" xlink:show="embed" xlink:actuate="onLoad"/></draw:frame></text:p>
                      </table:table-cell>
                    </table:table-row>
                    <table:table-row>
                      <table:covered-table-cell/>
                      <table:table-cell table:style-name="Tabela31.B1" office:value-type="string">
                        <text:p text:style-name="P4"> </text:p>
                      </table:table-cell>
                      <table:covered-table-cell/>
                    </table:table-row>
                    <table:table-row table:style-name="Tabela31.3">
                      <table:table-cell table:style-name="Tabela31.A1" table:number-columns-spanned="3" office:value-type="string">
                        <text:p text:style-name="P3"><draw:frame draw:style-name="fr4" draw:name="figura170" text:anchor-type="as-char" svg:width="5.292cm" svg:height="0.041cm" draw:z-index="34"><draw:image xlink:href="https://sindical.caixa.gov.br/sitcs_internetstatic/contribuinte/_images/dltPreto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  <table:table-row table:style-name="Tabela31.4">
                      <table:table-cell table:style-name="Tabela31.B1" table:number-columns-spanned="3" office:value-type="string">
                        <text:p text:style-name="P3"><draw:frame draw:style-name="fr4" draw:name="figura171" text:anchor-type="as-char" svg:width="0.079cm" svg:height="0.079cm" draw:z-index="35"><draw:image xlink:href="https://sindical.caixa.gov.br/sitcs_internetstatic/contribuinte/_images/dltTransparente.gif" xlink:type="simple" xlink:show="embed" xlink:actuate="onLoad"/></draw:frame></text:p>
                      </table:table-cell>
                      <table:covered-table-cell/>
                      <table:covered-table-cell/>
                    </table:table-row>
                  </table:table>
                  <text:p text:style-name="Table_20_Contents"/>
                </table:table-cell>
                <table:table-cell office:value-type="string">
                  <text:p text:style-name="P2"/>
                </table:table-cell>
              </table:table-row>
            </table:table>
            <table:table table:name="Tabela32" table:style-name="Tabela32">
              <table:table-column table:style-name="Tabela32.A" table:number-columns-repeated="2"/>
              <table:table-column table:style-name="Tabela32.C"/>
              <table:table-column table:style-name="Tabela32.A" table:number-columns-repeated="2"/>
              <table:table-row table:style-name="Tabela32.1">
                <table:table-cell table:style-name="Tabela32.A1" table:number-rows-spanned="2" office:value-type="string">
                  <text:p text:style-name="P3"><draw:frame draw:style-name="fr4" draw:name="figura172" text:anchor-type="as-char" svg:width="0.041cm" svg:height="1.085cm" draw:z-index="172"><draw:image xlink:href="https://sindical.caixa.gov.br/sitcs_internetstatic/contribuinte/_images/dltPreto.gif" xlink:type="simple" xlink:show="embed" xlink:actuate="onLoad"/></draw:frame></text:p>
                </table:table-cell>
                <table:table-cell table:style-name="Tabela32.B1" office:value-type="string">
                  <text:p text:style-name="P3"><draw:frame draw:style-name="fr4" draw:name="figura173" text:anchor-type="as-char" svg:width="0.041cm" svg:height="0.397cm" draw:z-index="173"><draw:image xlink:href="https://sindical.caixa.gov.br/sitcs_internetstatic/contribuinte/_images/dltTransparente.gif" xlink:type="simple" xlink:show="embed" xlink:actuate="onLoad"/></draw:frame></text:p>
                </table:table-cell>
                <table:table-cell office:value-type="string">
                  <text:p text:style-name="P4"> <text:span text:style-name="T2">Sacado:<text:line-break/> SANDRO TAVARES<text:line-break/> Q SQN 412 , 106, APTO - CEP 70867-050 - ASA NORTE - BRASILIA /DF</text:span></text:p>
                </table:table-cell>
                <table:table-cell table:style-name="Tabela32.B1" office:value-type="string">
                  <text:p text:style-name="P3"><draw:frame draw:style-name="fr4" draw:name="figura174" text:anchor-type="as-char" svg:width="0.041cm" svg:height="0.397cm" draw:z-index="174"><draw:image xlink:href="https://sindical.caixa.gov.br/sitcs_internetstatic/contribuinte/_images/dltTransparente.gif" xlink:type="simple" xlink:show="embed" xlink:actuate="onLoad"/></draw:frame></text:p>
                </table:table-cell>
                <table:table-cell table:style-name="Tabela32.A1" table:number-rows-spanned="2" office:value-type="string">
                  <text:p text:style-name="P3"><draw:frame draw:style-name="fr4" draw:name="figura175" text:anchor-type="as-char" svg:width="0.041cm" svg:height="1.085cm" draw:z-index="175"><draw:image xlink:href="https://sindical.caixa.gov.br/sitcs_internetstatic/contribuinte/_images/dltPreto.gif" xlink:type="simple" xlink:show="embed" xlink:actuate="onLoad"/></draw:frame></text:p>
                </table:table-cell>
              </table:table-row>
              <table:table-row>
                <table:covered-table-cell/>
                <table:table-cell table:style-name="Tabela32.B1" office:value-type="string">
                  <text:p text:style-name="P3"><draw:frame draw:style-name="fr4" draw:name="figura176" text:anchor-type="as-char" svg:width="0.041cm" svg:height="0.397cm" draw:z-index="176"><draw:image xlink:href="https://sindical.caixa.gov.br/sitcs_internetstatic/contribuinte/_images/dltTransparente.gif" xlink:type="simple" xlink:show="embed" xlink:actuate="onLoad"/></draw:frame></text:p>
                </table:table-cell>
                <table:table-cell table:style-name="Tabela32.C2" office:value-type="string">
                  <text:p text:style-name="P4"> <text:span text:style-name="T2">Sacador / Avalista: </text:span></text:p>
                </table:table-cell>
                <table:table-cell table:style-name="Tabela32.B1" office:value-type="string">
                  <text:p text:style-name="P3"><draw:frame draw:style-name="fr4" draw:name="figura177" text:anchor-type="as-char" svg:width="0.041cm" svg:height="0.397cm" draw:z-index="177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</table:table-row>
              <table:table-row>
                <table:table-cell table:style-name="Tabela32.A1" table:number-columns-spanned="5" office:value-type="string">
                  <text:p text:style-name="P3"><draw:frame draw:style-name="fr4" draw:name="figura178" text:anchor-type="as-char" svg:width="16.669cm" svg:height="0.041cm" draw:z-index="178"><draw:image xlink:href="https://sindical.caixa.gov.br/sitcs_internetstatic/contribuinte/_images/dltPreto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a32.B1" table:number-columns-spanned="5" office:value-type="string">
                  <text:p text:style-name="P3"><draw:frame draw:style-name="fr4" draw:name="figura179" text:anchor-type="as-char" svg:width="0.079cm" svg:height="0.079cm" draw:z-index="179"><draw:image xlink:href="https://sindical.caixa.gov.br/sitcs_internetstatic/contribuinte/_images/dltTransparente.gif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able:table table:name="Tabela33" table:style-name="Tabela33">
              <table:table-column table:style-name="Tabela33.A"/>
              <table:table-column table:style-name="Tabela33.B"/>
              <table:table-row>
                <table:table-cell table:style-name="Tabela33.A1" office:value-type="string">
                  <text:p text:style-name="P4"> <text:span text:style-name="T2">Código de Barras</text:span></text:p>
                </table:table-cell>
                <table:table-cell table:style-name="Tabela33.A1" office:value-type="string">
                  <text:p text:style-name="P11">Ficha de Compensação / Autenticação Mecânica</text:p>
                </table:table-cell>
              </table:table-row>
            </table:table>
            <table:table table:name="Tabela34" table:style-name="Tabela34">
              <table:table-column table:style-name="Tabela34.A"/>
              <table:table-row>
                <table:table-cell table:style-name="Tabela34.A1" office:value-type="string">
                  <text:p text:style-name="P12"><draw:frame draw:style-name="fr4" draw:name="figura180" text:anchor-type="as-char" svg:width="0.041cm" svg:height="1.323cm" draw:z-index="180"><draw:image xlink:href="https://sindical.caixa.gov.br/sitcs_internetstatic/contribuinte/_images/p.gif" xlink:type="simple" xlink:show="embed" xlink:actuate="onLoad"/></draw:frame><draw:frame draw:style-name="fr4" draw:name="figura181" text:anchor-type="as-char" svg:width="0.041cm" svg:height="1.323cm" draw:z-index="181"><draw:image xlink:href="https://sindical.caixa.gov.br/sitcs_internetstatic/contribuinte/_images/b.gif" xlink:type="simple" xlink:show="embed" xlink:actuate="onLoad"/></draw:frame><draw:frame draw:style-name="fr4" draw:name="figura182" text:anchor-type="as-char" svg:width="0.041cm" svg:height="1.323cm" draw:z-index="182"><draw:image xlink:href="https://sindical.caixa.gov.br/sitcs_internetstatic/contribuinte/_images/p.gif" xlink:type="simple" xlink:show="embed" xlink:actuate="onLoad"/></draw:frame><draw:frame draw:style-name="fr4" draw:name="figura183" text:anchor-type="as-char" svg:width="0.041cm" svg:height="1.323cm" draw:z-index="183"><draw:image xlink:href="https://sindical.caixa.gov.br/sitcs_internetstatic/contribuinte/_images/b.gif" xlink:type="simple" xlink:show="embed" xlink:actuate="onLoad"/></draw:frame><draw:frame draw:style-name="fr4" draw:name="figura184" text:anchor-type="as-char" svg:width="0.079cm" svg:height="1.323cm" draw:z-index="184"><draw:image xlink:href="https://sindical.caixa.gov.br/sitcs_internetstatic/contribuinte/_images/p.gif" xlink:type="simple" xlink:show="embed" xlink:actuate="onLoad"/></draw:frame><draw:frame draw:style-name="fr4" draw:name="figura185" text:anchor-type="as-char" svg:width="0.041cm" svg:height="1.323cm" draw:z-index="185"><draw:image xlink:href="https://sindical.caixa.gov.br/sitcs_internetstatic/contribuinte/_images/b.gif" xlink:type="simple" xlink:show="embed" xlink:actuate="onLoad"/></draw:frame><draw:frame draw:style-name="fr4" draw:name="figura186" text:anchor-type="as-char" svg:width="0.041cm" svg:height="1.323cm" draw:z-index="186"><draw:image xlink:href="https://sindical.caixa.gov.br/sitcs_internetstatic/contribuinte/_images/p.gif" xlink:type="simple" xlink:show="embed" xlink:actuate="onLoad"/></draw:frame><draw:frame draw:style-name="fr4" draw:name="figura187" text:anchor-type="as-char" svg:width="0.041cm" svg:height="1.323cm" draw:z-index="187"><draw:image xlink:href="https://sindical.caixa.gov.br/sitcs_internetstatic/contribuinte/_images/b.gif" xlink:type="simple" xlink:show="embed" xlink:actuate="onLoad"/></draw:frame><draw:frame draw:style-name="fr4" draw:name="figura188" text:anchor-type="as-char" svg:width="0.041cm" svg:height="1.323cm" draw:z-index="188"><draw:image xlink:href="https://sindical.caixa.gov.br/sitcs_internetstatic/contribuinte/_images/p.gif" xlink:type="simple" xlink:show="embed" xlink:actuate="onLoad"/></draw:frame><draw:frame draw:style-name="fr4" draw:name="figura189" text:anchor-type="as-char" svg:width="0.079cm" svg:height="1.323cm" draw:z-index="189"><draw:image xlink:href="https://sindical.caixa.gov.br/sitcs_internetstatic/contribuinte/_images/b.gif" xlink:type="simple" xlink:show="embed" xlink:actuate="onLoad"/></draw:frame><draw:frame draw:style-name="fr4" draw:name="figura190" text:anchor-type="as-char" svg:width="0.041cm" svg:height="1.323cm" draw:z-index="190"><draw:image xlink:href="https://sindical.caixa.gov.br/sitcs_internetstatic/contribuinte/_images/p.gif" xlink:type="simple" xlink:show="embed" xlink:actuate="onLoad"/></draw:frame><draw:frame draw:style-name="fr4" draw:name="figura191" text:anchor-type="as-char" svg:width="0.079cm" svg:height="1.323cm" draw:z-index="191"><draw:image xlink:href="https://sindical.caixa.gov.br/sitcs_internetstatic/contribuinte/_images/b.gif" xlink:type="simple" xlink:show="embed" xlink:actuate="onLoad"/></draw:frame><draw:frame draw:style-name="fr4" draw:name="figura192" text:anchor-type="as-char" svg:width="0.079cm" svg:height="1.323cm" draw:z-index="192"><draw:image xlink:href="https://sindical.caixa.gov.br/sitcs_internetstatic/contribuinte/_images/p.gif" xlink:type="simple" xlink:show="embed" xlink:actuate="onLoad"/></draw:frame><draw:frame draw:style-name="fr4" draw:name="figura193" text:anchor-type="as-char" svg:width="0.041cm" svg:height="1.323cm" draw:z-index="193"><draw:image xlink:href="https://sindical.caixa.gov.br/sitcs_internetstatic/contribuinte/_images/b.gif" xlink:type="simple" xlink:show="embed" xlink:actuate="onLoad"/></draw:frame><draw:frame draw:style-name="fr4" draw:name="figura194" text:anchor-type="as-char" svg:width="0.041cm" svg:height="1.323cm" draw:z-index="194"><draw:image xlink:href="https://sindical.caixa.gov.br/sitcs_internetstatic/contribuinte/_images/p.gif" xlink:type="simple" xlink:show="embed" xlink:actuate="onLoad"/></draw:frame><draw:frame draw:style-name="fr4" draw:name="figura195" text:anchor-type="as-char" svg:width="0.041cm" svg:height="1.323cm" draw:z-index="195"><draw:image xlink:href="https://sindical.caixa.gov.br/sitcs_internetstatic/contribuinte/_images/b.gif" xlink:type="simple" xlink:show="embed" xlink:actuate="onLoad"/></draw:frame><draw:frame draw:style-name="fr4" draw:name="figura196" text:anchor-type="as-char" svg:width="0.041cm" svg:height="1.323cm" draw:z-index="196"><draw:image xlink:href="https://sindical.caixa.gov.br/sitcs_internetstatic/contribuinte/_images/p.gif" xlink:type="simple" xlink:show="embed" xlink:actuate="onLoad"/></draw:frame><draw:frame draw:style-name="fr4" draw:name="figura197" text:anchor-type="as-char" svg:width="0.079cm" svg:height="1.323cm" draw:z-index="197"><draw:image xlink:href="https://sindical.caixa.gov.br/sitcs_internetstatic/contribuinte/_images/b.gif" xlink:type="simple" xlink:show="embed" xlink:actuate="onLoad"/></draw:frame><draw:frame draw:style-name="fr4" draw:name="figura198" text:anchor-type="as-char" svg:width="0.079cm" svg:height="1.323cm" draw:z-index="198"><draw:image xlink:href="https://sindical.caixa.gov.br/sitcs_internetstatic/contribuinte/_images/p.gif" xlink:type="simple" xlink:show="embed" xlink:actuate="onLoad"/></draw:frame><draw:frame draw:style-name="fr4" draw:name="figura199" text:anchor-type="as-char" svg:width="0.041cm" svg:height="1.323cm" draw:z-index="199"><draw:image xlink:href="https://sindical.caixa.gov.br/sitcs_internetstatic/contribuinte/_images/b.gif" xlink:type="simple" xlink:show="embed" xlink:actuate="onLoad"/></draw:frame><draw:frame draw:style-name="fr4" draw:name="figura200" text:anchor-type="as-char" svg:width="0.041cm" svg:height="1.323cm" draw:z-index="200"><draw:image xlink:href="https://sindical.caixa.gov.br/sitcs_internetstatic/contribuinte/_images/p.gif" xlink:type="simple" xlink:show="embed" xlink:actuate="onLoad"/></draw:frame><draw:frame draw:style-name="fr4" draw:name="figura201" text:anchor-type="as-char" svg:width="0.079cm" svg:height="1.323cm" draw:z-index="201"><draw:image xlink:href="https://sindical.caixa.gov.br/sitcs_internetstatic/contribuinte/_images/b.gif" xlink:type="simple" xlink:show="embed" xlink:actuate="onLoad"/></draw:frame><draw:frame draw:style-name="fr4" draw:name="figura202" text:anchor-type="as-char" svg:width="0.079cm" svg:height="1.323cm" draw:z-index="202"><draw:image xlink:href="https://sindical.caixa.gov.br/sitcs_internetstatic/contribuinte/_images/p.gif" xlink:type="simple" xlink:show="embed" xlink:actuate="onLoad"/></draw:frame><draw:frame draw:style-name="fr4" draw:name="figura203" text:anchor-type="as-char" svg:width="0.041cm" svg:height="1.323cm" draw:z-index="203"><draw:image xlink:href="https://sindical.caixa.gov.br/sitcs_internetstatic/contribuinte/_images/b.gif" xlink:type="simple" xlink:show="embed" xlink:actuate="onLoad"/></draw:frame><draw:frame draw:style-name="fr4" draw:name="figura204" text:anchor-type="as-char" svg:width="0.079cm" svg:height="1.323cm" draw:z-index="204"><draw:image xlink:href="https://sindical.caixa.gov.br/sitcs_internetstatic/contribuinte/_images/p.gif" xlink:type="simple" xlink:show="embed" xlink:actuate="onLoad"/></draw:frame><draw:frame draw:style-name="fr4" draw:name="figura205" text:anchor-type="as-char" svg:width="0.041cm" svg:height="1.323cm" draw:z-index="205"><draw:image xlink:href="https://sindical.caixa.gov.br/sitcs_internetstatic/contribuinte/_images/b.gif" xlink:type="simple" xlink:show="embed" xlink:actuate="onLoad"/></draw:frame><draw:frame draw:style-name="fr4" draw:name="figura206" text:anchor-type="as-char" svg:width="0.041cm" svg:height="1.323cm" draw:z-index="206"><draw:image xlink:href="https://sindical.caixa.gov.br/sitcs_internetstatic/contribuinte/_images/p.gif" xlink:type="simple" xlink:show="embed" xlink:actuate="onLoad"/></draw:frame><draw:frame draw:style-name="fr4" draw:name="figura207" text:anchor-type="as-char" svg:width="0.079cm" svg:height="1.323cm" draw:z-index="207"><draw:image xlink:href="https://sindical.caixa.gov.br/sitcs_internetstatic/contribuinte/_images/b.gif" xlink:type="simple" xlink:show="embed" xlink:actuate="onLoad"/></draw:frame><draw:frame draw:style-name="fr4" draw:name="figura208" text:anchor-type="as-char" svg:width="0.041cm" svg:height="1.323cm" draw:z-index="208"><draw:image xlink:href="https://sindical.caixa.gov.br/sitcs_internetstatic/contribuinte/_images/p.gif" xlink:type="simple" xlink:show="embed" xlink:actuate="onLoad"/></draw:frame><draw:frame draw:style-name="fr4" draw:name="figura209" text:anchor-type="as-char" svg:width="0.079cm" svg:height="1.323cm" draw:z-index="209"><draw:image xlink:href="https://sindical.caixa.gov.br/sitcs_internetstatic/contribuinte/_images/b.gif" xlink:type="simple" xlink:show="embed" xlink:actuate="onLoad"/></draw:frame><draw:frame draw:style-name="fr4" draw:name="figura210" text:anchor-type="as-char" svg:width="0.041cm" svg:height="1.323cm" draw:z-index="210"><draw:image xlink:href="https://sindical.caixa.gov.br/sitcs_internetstatic/contribuinte/_images/p.gif" xlink:type="simple" xlink:show="embed" xlink:actuate="onLoad"/></draw:frame><draw:frame draw:style-name="fr4" draw:name="figura211" text:anchor-type="as-char" svg:width="0.041cm" svg:height="1.323cm" draw:z-index="211"><draw:image xlink:href="https://sindical.caixa.gov.br/sitcs_internetstatic/contribuinte/_images/b.gif" xlink:type="simple" xlink:show="embed" xlink:actuate="onLoad"/></draw:frame><draw:frame draw:style-name="fr4" draw:name="figura212" text:anchor-type="as-char" svg:width="0.079cm" svg:height="1.323cm" draw:z-index="212"><draw:image xlink:href="https://sindical.caixa.gov.br/sitcs_internetstatic/contribuinte/_images/p.gif" xlink:type="simple" xlink:show="embed" xlink:actuate="onLoad"/></draw:frame><draw:frame draw:style-name="fr4" draw:name="figura213" text:anchor-type="as-char" svg:width="0.041cm" svg:height="1.323cm" draw:z-index="213"><draw:image xlink:href="https://sindical.caixa.gov.br/sitcs_internetstatic/contribuinte/_images/b.gif" xlink:type="simple" xlink:show="embed" xlink:actuate="onLoad"/></draw:frame><draw:frame draw:style-name="fr4" draw:name="figura214" text:anchor-type="as-char" svg:width="0.079cm" svg:height="1.323cm" draw:z-index="214"><draw:image xlink:href="https://sindical.caixa.gov.br/sitcs_internetstatic/contribuinte/_images/p.gif" xlink:type="simple" xlink:show="embed" xlink:actuate="onLoad"/></draw:frame><draw:frame draw:style-name="fr4" draw:name="figura215" text:anchor-type="as-char" svg:width="0.079cm" svg:height="1.323cm" draw:z-index="215"><draw:image xlink:href="https://sindical.caixa.gov.br/sitcs_internetstatic/contribuinte/_images/b.gif" xlink:type="simple" xlink:show="embed" xlink:actuate="onLoad"/></draw:frame><draw:frame draw:style-name="fr4" draw:name="figura216" text:anchor-type="as-char" svg:width="0.079cm" svg:height="1.323cm" draw:z-index="216"><draw:image xlink:href="https://sindical.caixa.gov.br/sitcs_internetstatic/contribuinte/_images/p.gif" xlink:type="simple" xlink:show="embed" xlink:actuate="onLoad"/></draw:frame><draw:frame draw:style-name="fr4" draw:name="figura217" text:anchor-type="as-char" svg:width="0.041cm" svg:height="1.323cm" draw:z-index="217"><draw:image xlink:href="https://sindical.caixa.gov.br/sitcs_internetstatic/contribuinte/_images/b.gif" xlink:type="simple" xlink:show="embed" xlink:actuate="onLoad"/></draw:frame><draw:frame draw:style-name="fr4" draw:name="figura218" text:anchor-type="as-char" svg:width="0.041cm" svg:height="1.323cm" draw:z-index="218"><draw:image xlink:href="https://sindical.caixa.gov.br/sitcs_internetstatic/contribuinte/_images/p.gif" xlink:type="simple" xlink:show="embed" xlink:actuate="onLoad"/></draw:frame><draw:frame draw:style-name="fr4" draw:name="figura219" text:anchor-type="as-char" svg:width="0.079cm" svg:height="1.323cm" draw:z-index="219"><draw:image xlink:href="https://sindical.caixa.gov.br/sitcs_internetstatic/contribuinte/_images/b.gif" xlink:type="simple" xlink:show="embed" xlink:actuate="onLoad"/></draw:frame><draw:frame draw:style-name="fr4" draw:name="figura220" text:anchor-type="as-char" svg:width="0.041cm" svg:height="1.323cm" draw:z-index="220"><draw:image xlink:href="https://sindical.caixa.gov.br/sitcs_internetstatic/contribuinte/_images/p.gif" xlink:type="simple" xlink:show="embed" xlink:actuate="onLoad"/></draw:frame><draw:frame draw:style-name="fr4" draw:name="figura221" text:anchor-type="as-char" svg:width="0.041cm" svg:height="1.323cm" draw:z-index="221"><draw:image xlink:href="https://sindical.caixa.gov.br/sitcs_internetstatic/contribuinte/_images/b.gif" xlink:type="simple" xlink:show="embed" xlink:actuate="onLoad"/></draw:frame><draw:frame draw:style-name="fr4" draw:name="figura222" text:anchor-type="as-char" svg:width="0.041cm" svg:height="1.323cm" draw:z-index="222"><draw:image xlink:href="https://sindical.caixa.gov.br/sitcs_internetstatic/contribuinte/_images/p.gif" xlink:type="simple" xlink:show="embed" xlink:actuate="onLoad"/></draw:frame><draw:frame draw:style-name="fr4" draw:name="figura223" text:anchor-type="as-char" svg:width="0.041cm" svg:height="1.323cm" draw:z-index="223"><draw:image xlink:href="https://sindical.caixa.gov.br/sitcs_internetstatic/contribuinte/_images/b.gif" xlink:type="simple" xlink:show="embed" xlink:actuate="onLoad"/></draw:frame><draw:frame draw:style-name="fr4" draw:name="figura224" text:anchor-type="as-char" svg:width="0.079cm" svg:height="1.323cm" draw:z-index="224"><draw:image xlink:href="https://sindical.caixa.gov.br/sitcs_internetstatic/contribuinte/_images/p.gif" xlink:type="simple" xlink:show="embed" xlink:actuate="onLoad"/></draw:frame><draw:frame draw:style-name="fr4" draw:name="figura225" text:anchor-type="as-char" svg:width="0.041cm" svg:height="1.323cm" draw:z-index="225"><draw:image xlink:href="https://sindical.caixa.gov.br/sitcs_internetstatic/contribuinte/_images/b.gif" xlink:type="simple" xlink:show="embed" xlink:actuate="onLoad"/></draw:frame><draw:frame draw:style-name="fr4" draw:name="figura226" text:anchor-type="as-char" svg:width="0.079cm" svg:height="1.323cm" draw:z-index="226"><draw:image xlink:href="https://sindical.caixa.gov.br/sitcs_internetstatic/contribuinte/_images/p.gif" xlink:type="simple" xlink:show="embed" xlink:actuate="onLoad"/></draw:frame><draw:frame draw:style-name="fr4" draw:name="figura227" text:anchor-type="as-char" svg:width="0.041cm" svg:height="1.323cm" draw:z-index="227"><draw:image xlink:href="https://sindical.caixa.gov.br/sitcs_internetstatic/contribuinte/_images/b.gif" xlink:type="simple" xlink:show="embed" xlink:actuate="onLoad"/></draw:frame><draw:frame draw:style-name="fr4" draw:name="figura228" text:anchor-type="as-char" svg:width="0.041cm" svg:height="1.323cm" draw:z-index="228"><draw:image xlink:href="https://sindical.caixa.gov.br/sitcs_internetstatic/contribuinte/_images/p.gif" xlink:type="simple" xlink:show="embed" xlink:actuate="onLoad"/></draw:frame><draw:frame draw:style-name="fr4" draw:name="figura229" text:anchor-type="as-char" svg:width="0.079cm" svg:height="1.323cm" draw:z-index="229"><draw:image xlink:href="https://sindical.caixa.gov.br/sitcs_internetstatic/contribuinte/_images/b.gif" xlink:type="simple" xlink:show="embed" xlink:actuate="onLoad"/></draw:frame><draw:frame draw:style-name="fr4" draw:name="figura230" text:anchor-type="as-char" svg:width="0.041cm" svg:height="1.323cm" draw:z-index="230"><draw:image xlink:href="https://sindical.caixa.gov.br/sitcs_internetstatic/contribuinte/_images/p.gif" xlink:type="simple" xlink:show="embed" xlink:actuate="onLoad"/></draw:frame><draw:frame draw:style-name="fr4" draw:name="figura231" text:anchor-type="as-char" svg:width="0.079cm" svg:height="1.323cm" draw:z-index="231"><draw:image xlink:href="https://sindical.caixa.gov.br/sitcs_internetstatic/contribuinte/_images/b.gif" xlink:type="simple" xlink:show="embed" xlink:actuate="onLoad"/></draw:frame><draw:frame draw:style-name="fr4" draw:name="figura232" text:anchor-type="as-char" svg:width="0.041cm" svg:height="1.323cm" draw:z-index="232"><draw:image xlink:href="https://sindical.caixa.gov.br/sitcs_internetstatic/contribuinte/_images/p.gif" xlink:type="simple" xlink:show="embed" xlink:actuate="onLoad"/></draw:frame><draw:frame draw:style-name="fr4" draw:name="figura233" text:anchor-type="as-char" svg:width="0.041cm" svg:height="1.323cm" draw:z-index="233"><draw:image xlink:href="https://sindical.caixa.gov.br/sitcs_internetstatic/contribuinte/_images/b.gif" xlink:type="simple" xlink:show="embed" xlink:actuate="onLoad"/></draw:frame><draw:frame draw:style-name="fr4" draw:name="figura234" text:anchor-type="as-char" svg:width="0.041cm" svg:height="1.323cm" draw:z-index="234"><draw:image xlink:href="https://sindical.caixa.gov.br/sitcs_internetstatic/contribuinte/_images/p.gif" xlink:type="simple" xlink:show="embed" xlink:actuate="onLoad"/></draw:frame><draw:frame draw:style-name="fr4" draw:name="figura235" text:anchor-type="as-char" svg:width="0.041cm" svg:height="1.323cm" draw:z-index="235"><draw:image xlink:href="https://sindical.caixa.gov.br/sitcs_internetstatic/contribuinte/_images/b.gif" xlink:type="simple" xlink:show="embed" xlink:actuate="onLoad"/></draw:frame><draw:frame draw:style-name="fr4" draw:name="figura236" text:anchor-type="as-char" svg:width="0.041cm" svg:height="1.323cm" draw:z-index="236"><draw:image xlink:href="https://sindical.caixa.gov.br/sitcs_internetstatic/contribuinte/_images/p.gif" xlink:type="simple" xlink:show="embed" xlink:actuate="onLoad"/></draw:frame><draw:frame draw:style-name="fr4" draw:name="figura237" text:anchor-type="as-char" svg:width="0.041cm" svg:height="1.323cm" draw:z-index="237"><draw:image xlink:href="https://sindical.caixa.gov.br/sitcs_internetstatic/contribuinte/_images/b.gif" xlink:type="simple" xlink:show="embed" xlink:actuate="onLoad"/></draw:frame><draw:frame draw:style-name="fr4" draw:name="figura238" text:anchor-type="as-char" svg:width="0.079cm" svg:height="1.323cm" draw:z-index="238"><draw:image xlink:href="https://sindical.caixa.gov.br/sitcs_internetstatic/contribuinte/_images/p.gif" xlink:type="simple" xlink:show="embed" xlink:actuate="onLoad"/></draw:frame><draw:frame draw:style-name="fr4" draw:name="figura239" text:anchor-type="as-char" svg:width="0.079cm" svg:height="1.323cm" draw:z-index="239"><draw:image xlink:href="https://sindical.caixa.gov.br/sitcs_internetstatic/contribuinte/_images/b.gif" xlink:type="simple" xlink:show="embed" xlink:actuate="onLoad"/></draw:frame><draw:frame draw:style-name="fr4" draw:name="figura240" text:anchor-type="as-char" svg:width="0.079cm" svg:height="1.323cm" draw:z-index="240"><draw:image xlink:href="https://sindical.caixa.gov.br/sitcs_internetstatic/contribuinte/_images/p.gif" xlink:type="simple" xlink:show="embed" xlink:actuate="onLoad"/></draw:frame><draw:frame draw:style-name="fr4" draw:name="figura241" text:anchor-type="as-char" svg:width="0.079cm" svg:height="1.323cm" draw:z-index="241"><draw:image xlink:href="https://sindical.caixa.gov.br/sitcs_internetstatic/contribuinte/_images/b.gif" xlink:type="simple" xlink:show="embed" xlink:actuate="onLoad"/></draw:frame><draw:frame draw:style-name="fr4" draw:name="figura242" text:anchor-type="as-char" svg:width="0.041cm" svg:height="1.323cm" draw:z-index="242"><draw:image xlink:href="https://sindical.caixa.gov.br/sitcs_internetstatic/contribuinte/_images/p.gif" xlink:type="simple" xlink:show="embed" xlink:actuate="onLoad"/></draw:frame><draw:frame draw:style-name="fr4" draw:name="figura243" text:anchor-type="as-char" svg:width="0.041cm" svg:height="1.323cm" draw:z-index="243"><draw:image xlink:href="https://sindical.caixa.gov.br/sitcs_internetstatic/contribuinte/_images/b.gif" xlink:type="simple" xlink:show="embed" xlink:actuate="onLoad"/></draw:frame><draw:frame draw:style-name="fr4" draw:name="figura244" text:anchor-type="as-char" svg:width="0.041cm" svg:height="1.323cm" draw:z-index="244"><draw:image xlink:href="https://sindical.caixa.gov.br/sitcs_internetstatic/contribuinte/_images/p.gif" xlink:type="simple" xlink:show="embed" xlink:actuate="onLoad"/></draw:frame><draw:frame draw:style-name="fr4" draw:name="figura245" text:anchor-type="as-char" svg:width="0.041cm" svg:height="1.323cm" draw:z-index="245"><draw:image xlink:href="https://sindical.caixa.gov.br/sitcs_internetstatic/contribuinte/_images/b.gif" xlink:type="simple" xlink:show="embed" xlink:actuate="onLoad"/></draw:frame><draw:frame draw:style-name="fr4" draw:name="figura246" text:anchor-type="as-char" svg:width="0.041cm" svg:height="1.323cm" draw:z-index="246"><draw:image xlink:href="https://sindical.caixa.gov.br/sitcs_internetstatic/contribuinte/_images/p.gif" xlink:type="simple" xlink:show="embed" xlink:actuate="onLoad"/></draw:frame><draw:frame draw:style-name="fr4" draw:name="figura247" text:anchor-type="as-char" svg:width="0.041cm" svg:height="1.323cm" draw:z-index="247"><draw:image xlink:href="https://sindical.caixa.gov.br/sitcs_internetstatic/contribuinte/_images/b.gif" xlink:type="simple" xlink:show="embed" xlink:actuate="onLoad"/></draw:frame><draw:frame draw:style-name="fr4" draw:name="figura248" text:anchor-type="as-char" svg:width="0.079cm" svg:height="1.323cm" draw:z-index="248"><draw:image xlink:href="https://sindical.caixa.gov.br/sitcs_internetstatic/contribuinte/_images/p.gif" xlink:type="simple" xlink:show="embed" xlink:actuate="onLoad"/></draw:frame><draw:frame draw:style-name="fr4" draw:name="figura249" text:anchor-type="as-char" svg:width="0.079cm" svg:height="1.323cm" draw:z-index="249"><draw:image xlink:href="https://sindical.caixa.gov.br/sitcs_internetstatic/contribuinte/_images/b.gif" xlink:type="simple" xlink:show="embed" xlink:actuate="onLoad"/></draw:frame><draw:frame draw:style-name="fr4" draw:name="figura250" text:anchor-type="as-char" svg:width="0.079cm" svg:height="1.323cm" draw:z-index="250"><draw:image xlink:href="https://sindical.caixa.gov.br/sitcs_internetstatic/contribuinte/_images/p.gif" xlink:type="simple" xlink:show="embed" xlink:actuate="onLoad"/></draw:frame><draw:frame draw:style-name="fr4" draw:name="figura251" text:anchor-type="as-char" svg:width="0.079cm" svg:height="1.323cm" draw:z-index="251"><draw:image xlink:href="https://sindical.caixa.gov.br/sitcs_internetstatic/contribuinte/_images/b.gif" xlink:type="simple" xlink:show="embed" xlink:actuate="onLoad"/></draw:frame><draw:frame draw:style-name="fr4" draw:name="figura252" text:anchor-type="as-char" svg:width="0.041cm" svg:height="1.323cm" draw:z-index="252"><draw:image xlink:href="https://sindical.caixa.gov.br/sitcs_internetstatic/contribuinte/_images/p.gif" xlink:type="simple" xlink:show="embed" xlink:actuate="onLoad"/></draw:frame><draw:frame draw:style-name="fr4" draw:name="figura253" text:anchor-type="as-char" svg:width="0.041cm" svg:height="1.323cm" draw:z-index="253"><draw:image xlink:href="https://sindical.caixa.gov.br/sitcs_internetstatic/contribuinte/_images/b.gif" xlink:type="simple" xlink:show="embed" xlink:actuate="onLoad"/></draw:frame><draw:frame draw:style-name="fr4" draw:name="figura254" text:anchor-type="as-char" svg:width="0.041cm" svg:height="1.323cm" draw:z-index="254"><draw:image xlink:href="https://sindical.caixa.gov.br/sitcs_internetstatic/contribuinte/_images/p.gif" xlink:type="simple" xlink:show="embed" xlink:actuate="onLoad"/></draw:frame><draw:frame draw:style-name="fr4" draw:name="figura255" text:anchor-type="as-char" svg:width="0.041cm" svg:height="1.323cm" draw:z-index="255"><draw:image xlink:href="https://sindical.caixa.gov.br/sitcs_internetstatic/contribuinte/_images/b.gif" xlink:type="simple" xlink:show="embed" xlink:actuate="onLoad"/></draw:frame><draw:frame draw:style-name="fr4" draw:name="figura256" text:anchor-type="as-char" svg:width="0.041cm" svg:height="1.323cm" draw:z-index="256"><draw:image xlink:href="https://sindical.caixa.gov.br/sitcs_internetstatic/contribuinte/_images/p.gif" xlink:type="simple" xlink:show="embed" xlink:actuate="onLoad"/></draw:frame><draw:frame draw:style-name="fr4" draw:name="figura257" text:anchor-type="as-char" svg:width="0.041cm" svg:height="1.323cm" draw:z-index="257"><draw:image xlink:href="https://sindical.caixa.gov.br/sitcs_internetstatic/contribuinte/_images/b.gif" xlink:type="simple" xlink:show="embed" xlink:actuate="onLoad"/></draw:frame><draw:frame draw:style-name="fr4" draw:name="figura258" text:anchor-type="as-char" svg:width="0.079cm" svg:height="1.323cm" draw:z-index="258"><draw:image xlink:href="https://sindical.caixa.gov.br/sitcs_internetstatic/contribuinte/_images/p.gif" xlink:type="simple" xlink:show="embed" xlink:actuate="onLoad"/></draw:frame><draw:frame draw:style-name="fr4" draw:name="figura259" text:anchor-type="as-char" svg:width="0.079cm" svg:height="1.323cm" draw:z-index="259"><draw:image xlink:href="https://sindical.caixa.gov.br/sitcs_internetstatic/contribuinte/_images/b.gif" xlink:type="simple" xlink:show="embed" xlink:actuate="onLoad"/></draw:frame><draw:frame draw:style-name="fr4" draw:name="figura260" text:anchor-type="as-char" svg:width="0.079cm" svg:height="1.323cm" draw:z-index="260"><draw:image xlink:href="https://sindical.caixa.gov.br/sitcs_internetstatic/contribuinte/_images/p.gif" xlink:type="simple" xlink:show="embed" xlink:actuate="onLoad"/></draw:frame><draw:frame draw:style-name="fr4" draw:name="figura261" text:anchor-type="as-char" svg:width="0.079cm" svg:height="1.323cm" draw:z-index="261"><draw:image xlink:href="https://sindical.caixa.gov.br/sitcs_internetstatic/contribuinte/_images/b.gif" xlink:type="simple" xlink:show="embed" xlink:actuate="onLoad"/></draw:frame><draw:frame draw:style-name="fr4" draw:name="figura262" text:anchor-type="as-char" svg:width="0.041cm" svg:height="1.323cm" draw:z-index="262"><draw:image xlink:href="https://sindical.caixa.gov.br/sitcs_internetstatic/contribuinte/_images/p.gif" xlink:type="simple" xlink:show="embed" xlink:actuate="onLoad"/></draw:frame><draw:frame draw:style-name="fr4" draw:name="figura263" text:anchor-type="as-char" svg:width="0.041cm" svg:height="1.323cm" draw:z-index="263"><draw:image xlink:href="https://sindical.caixa.gov.br/sitcs_internetstatic/contribuinte/_images/b.gif" xlink:type="simple" xlink:show="embed" xlink:actuate="onLoad"/></draw:frame><draw:frame draw:style-name="fr4" draw:name="figura264" text:anchor-type="as-char" svg:width="0.079cm" svg:height="1.323cm" draw:z-index="264"><draw:image xlink:href="https://sindical.caixa.gov.br/sitcs_internetstatic/contribuinte/_images/p.gif" xlink:type="simple" xlink:show="embed" xlink:actuate="onLoad"/></draw:frame><draw:frame draw:style-name="fr4" draw:name="figura265" text:anchor-type="as-char" svg:width="0.041cm" svg:height="1.323cm" draw:z-index="265"><draw:image xlink:href="https://sindical.caixa.gov.br/sitcs_internetstatic/contribuinte/_images/b.gif" xlink:type="simple" xlink:show="embed" xlink:actuate="onLoad"/></draw:frame><draw:frame draw:style-name="fr4" draw:name="figura266" text:anchor-type="as-char" svg:width="0.041cm" svg:height="1.323cm" draw:z-index="266"><draw:image xlink:href="https://sindical.caixa.gov.br/sitcs_internetstatic/contribuinte/_images/p.gif" xlink:type="simple" xlink:show="embed" xlink:actuate="onLoad"/></draw:frame><draw:frame draw:style-name="fr4" draw:name="figura267" text:anchor-type="as-char" svg:width="0.041cm" svg:height="1.323cm" draw:z-index="267"><draw:image xlink:href="https://sindical.caixa.gov.br/sitcs_internetstatic/contribuinte/_images/b.gif" xlink:type="simple" xlink:show="embed" xlink:actuate="onLoad"/></draw:frame><draw:frame draw:style-name="fr4" draw:name="figura268" text:anchor-type="as-char" svg:width="0.079cm" svg:height="1.323cm" draw:z-index="268"><draw:image xlink:href="https://sindical.caixa.gov.br/sitcs_internetstatic/contribuinte/_images/p.gif" xlink:type="simple" xlink:show="embed" xlink:actuate="onLoad"/></draw:frame><draw:frame draw:style-name="fr4" draw:name="figura269" text:anchor-type="as-char" svg:width="0.041cm" svg:height="1.323cm" draw:z-index="269"><draw:image xlink:href="https://sindical.caixa.gov.br/sitcs_internetstatic/contribuinte/_images/b.gif" xlink:type="simple" xlink:show="embed" xlink:actuate="onLoad"/></draw:frame><draw:frame draw:style-name="fr4" draw:name="figura270" text:anchor-type="as-char" svg:width="0.041cm" svg:height="1.323cm" draw:z-index="270"><draw:image xlink:href="https://sindical.caixa.gov.br/sitcs_internetstatic/contribuinte/_images/p.gif" xlink:type="simple" xlink:show="embed" xlink:actuate="onLoad"/></draw:frame><draw:frame draw:style-name="fr4" draw:name="figura271" text:anchor-type="as-char" svg:width="0.079cm" svg:height="1.323cm" draw:z-index="271"><draw:image xlink:href="https://sindical.caixa.gov.br/sitcs_internetstatic/contribuinte/_images/b.gif" xlink:type="simple" xlink:show="embed" xlink:actuate="onLoad"/></draw:frame><draw:frame draw:style-name="fr4" draw:name="figura272" text:anchor-type="as-char" svg:width="0.041cm" svg:height="1.323cm" draw:z-index="272"><draw:image xlink:href="https://sindical.caixa.gov.br/sitcs_internetstatic/contribuinte/_images/p.gif" xlink:type="simple" xlink:show="embed" xlink:actuate="onLoad"/></draw:frame><draw:frame draw:style-name="fr4" draw:name="figura273" text:anchor-type="as-char" svg:width="0.079cm" svg:height="1.323cm" draw:z-index="273"><draw:image xlink:href="https://sindical.caixa.gov.br/sitcs_internetstatic/contribuinte/_images/b.gif" xlink:type="simple" xlink:show="embed" xlink:actuate="onLoad"/></draw:frame><draw:frame draw:style-name="fr4" draw:name="figura274" text:anchor-type="as-char" svg:width="0.041cm" svg:height="1.323cm" draw:z-index="274"><draw:image xlink:href="https://sindical.caixa.gov.br/sitcs_internetstatic/contribuinte/_images/p.gif" xlink:type="simple" xlink:show="embed" xlink:actuate="onLoad"/></draw:frame><draw:frame draw:style-name="fr4" draw:name="figura275" text:anchor-type="as-char" svg:width="0.041cm" svg:height="1.323cm" draw:z-index="275"><draw:image xlink:href="https://sindical.caixa.gov.br/sitcs_internetstatic/contribuinte/_images/b.gif" xlink:type="simple" xlink:show="embed" xlink:actuate="onLoad"/></draw:frame><draw:frame draw:style-name="fr4" draw:name="figura276" text:anchor-type="as-char" svg:width="0.041cm" svg:height="1.323cm" draw:z-index="276"><draw:image xlink:href="https://sindical.caixa.gov.br/sitcs_internetstatic/contribuinte/_images/p.gif" xlink:type="simple" xlink:show="embed" xlink:actuate="onLoad"/></draw:frame><draw:frame draw:style-name="fr4" draw:name="figura277" text:anchor-type="as-char" svg:width="0.079cm" svg:height="1.323cm" draw:z-index="277"><draw:image xlink:href="https://sindical.caixa.gov.br/sitcs_internetstatic/contribuinte/_images/b.gif" xlink:type="simple" xlink:show="embed" xlink:actuate="onLoad"/></draw:frame><draw:frame draw:style-name="fr4" draw:name="figura278" text:anchor-type="as-char" svg:width="0.079cm" svg:height="1.323cm" draw:z-index="278"><draw:image xlink:href="https://sindical.caixa.gov.br/sitcs_internetstatic/contribuinte/_images/p.gif" xlink:type="simple" xlink:show="embed" xlink:actuate="onLoad"/></draw:frame><draw:frame draw:style-name="fr4" draw:name="figura279" text:anchor-type="as-char" svg:width="0.041cm" svg:height="1.323cm" draw:z-index="279"><draw:image xlink:href="https://sindical.caixa.gov.br/sitcs_internetstatic/contribuinte/_images/b.gif" xlink:type="simple" xlink:show="embed" xlink:actuate="onLoad"/></draw:frame><draw:frame draw:style-name="fr4" draw:name="figura280" text:anchor-type="as-char" svg:width="0.079cm" svg:height="1.323cm" draw:z-index="280"><draw:image xlink:href="https://sindical.caixa.gov.br/sitcs_internetstatic/contribuinte/_images/p.gif" xlink:type="simple" xlink:show="embed" xlink:actuate="onLoad"/></draw:frame><draw:frame draw:style-name="fr4" draw:name="figura281" text:anchor-type="as-char" svg:width="0.079cm" svg:height="1.323cm" draw:z-index="281"><draw:image xlink:href="https://sindical.caixa.gov.br/sitcs_internetstatic/contribuinte/_images/b.gif" xlink:type="simple" xlink:show="embed" xlink:actuate="onLoad"/></draw:frame><draw:frame draw:style-name="fr4" draw:name="figura282" text:anchor-type="as-char" svg:width="0.041cm" svg:height="1.323cm" draw:z-index="282"><draw:image xlink:href="https://sindical.caixa.gov.br/sitcs_internetstatic/contribuinte/_images/p.gif" xlink:type="simple" xlink:show="embed" xlink:actuate="onLoad"/></draw:frame><draw:frame draw:style-name="fr4" draw:name="figura283" text:anchor-type="as-char" svg:width="0.041cm" svg:height="1.323cm" draw:z-index="283"><draw:image xlink:href="https://sindical.caixa.gov.br/sitcs_internetstatic/contribuinte/_images/b.gif" xlink:type="simple" xlink:show="embed" xlink:actuate="onLoad"/></draw:frame><draw:frame draw:style-name="fr4" draw:name="figura284" text:anchor-type="as-char" svg:width="0.041cm" svg:height="1.323cm" draw:z-index="284"><draw:image xlink:href="https://sindical.caixa.gov.br/sitcs_internetstatic/contribuinte/_images/p.gif" xlink:type="simple" xlink:show="embed" xlink:actuate="onLoad"/></draw:frame><draw:frame draw:style-name="fr4" draw:name="figura285" text:anchor-type="as-char" svg:width="0.079cm" svg:height="1.323cm" draw:z-index="285"><draw:image xlink:href="https://sindical.caixa.gov.br/sitcs_internetstatic/contribuinte/_images/b.gif" xlink:type="simple" xlink:show="embed" xlink:actuate="onLoad"/></draw:frame><draw:frame draw:style-name="fr4" draw:name="figura286" text:anchor-type="as-char" svg:width="0.041cm" svg:height="1.323cm" draw:z-index="286"><draw:image xlink:href="https://sindical.caixa.gov.br/sitcs_internetstatic/contribuinte/_images/p.gif" xlink:type="simple" xlink:show="embed" xlink:actuate="onLoad"/></draw:frame><draw:frame draw:style-name="fr4" draw:name="figura287" text:anchor-type="as-char" svg:width="0.041cm" svg:height="1.323cm" draw:z-index="287"><draw:image xlink:href="https://sindical.caixa.gov.br/sitcs_internetstatic/contribuinte/_images/b.gif" xlink:type="simple" xlink:show="embed" xlink:actuate="onLoad"/></draw:frame><draw:frame draw:style-name="fr4" draw:name="figura288" text:anchor-type="as-char" svg:width="0.041cm" svg:height="1.323cm" draw:z-index="288"><draw:image xlink:href="https://sindical.caixa.gov.br/sitcs_internetstatic/contribuinte/_images/p.gif" xlink:type="simple" xlink:show="embed" xlink:actuate="onLoad"/></draw:frame><draw:frame draw:style-name="fr4" draw:name="figura289" text:anchor-type="as-char" svg:width="0.041cm" svg:height="1.323cm" draw:z-index="289"><draw:image xlink:href="https://sindical.caixa.gov.br/sitcs_internetstatic/contribuinte/_images/b.gif" xlink:type="simple" xlink:show="embed" xlink:actuate="onLoad"/></draw:frame><draw:frame draw:style-name="fr4" draw:name="figura290" text:anchor-type="as-char" svg:width="0.079cm" svg:height="1.323cm" draw:z-index="290"><draw:image xlink:href="https://sindical.caixa.gov.br/sitcs_internetstatic/contribuinte/_images/p.gif" xlink:type="simple" xlink:show="embed" xlink:actuate="onLoad"/></draw:frame><draw:frame draw:style-name="fr4" draw:name="figura291" text:anchor-type="as-char" svg:width="0.079cm" svg:height="1.323cm" draw:z-index="291"><draw:image xlink:href="https://sindical.caixa.gov.br/sitcs_internetstatic/contribuinte/_images/b.gif" xlink:type="simple" xlink:show="embed" xlink:actuate="onLoad"/></draw:frame><draw:frame draw:style-name="fr4" draw:name="figura292" text:anchor-type="as-char" svg:width="0.079cm" svg:height="1.323cm" draw:z-index="292"><draw:image xlink:href="https://sindical.caixa.gov.br/sitcs_internetstatic/contribuinte/_images/p.gif" xlink:type="simple" xlink:show="embed" xlink:actuate="onLoad"/></draw:frame><draw:frame draw:style-name="fr4" draw:name="figura293" text:anchor-type="as-char" svg:width="0.041cm" svg:height="1.323cm" draw:z-index="293"><draw:image xlink:href="https://sindical.caixa.gov.br/sitcs_internetstatic/contribuinte/_images/b.gif" xlink:type="simple" xlink:show="embed" xlink:actuate="onLoad"/></draw:frame><draw:frame draw:style-name="fr4" draw:name="figura294" text:anchor-type="as-char" svg:width="0.079cm" svg:height="1.323cm" draw:z-index="294"><draw:image xlink:href="https://sindical.caixa.gov.br/sitcs_internetstatic/contribuinte/_images/p.gif" xlink:type="simple" xlink:show="embed" xlink:actuate="onLoad"/></draw:frame><draw:frame draw:style-name="fr4" draw:name="figura295" text:anchor-type="as-char" svg:width="0.041cm" svg:height="1.323cm" draw:z-index="295"><draw:image xlink:href="https://sindical.caixa.gov.br/sitcs_internetstatic/contribuinte/_images/b.gif" xlink:type="simple" xlink:show="embed" xlink:actuate="onLoad"/></draw:frame><draw:frame draw:style-name="fr4" draw:name="figura296" text:anchor-type="as-char" svg:width="0.041cm" svg:height="1.323cm" draw:z-index="296"><draw:image xlink:href="https://sindical.caixa.gov.br/sitcs_internetstatic/contribuinte/_images/p.gif" xlink:type="simple" xlink:show="embed" xlink:actuate="onLoad"/></draw:frame><draw:frame draw:style-name="fr4" draw:name="figura297" text:anchor-type="as-char" svg:width="0.041cm" svg:height="1.323cm" draw:z-index="297"><draw:image xlink:href="https://sindical.caixa.gov.br/sitcs_internetstatic/contribuinte/_images/b.gif" xlink:type="simple" xlink:show="embed" xlink:actuate="onLoad"/></draw:frame><draw:frame draw:style-name="fr4" draw:name="figura298" text:anchor-type="as-char" svg:width="0.041cm" svg:height="1.323cm" draw:z-index="298"><draw:image xlink:href="https://sindical.caixa.gov.br/sitcs_internetstatic/contribuinte/_images/p.gif" xlink:type="simple" xlink:show="embed" xlink:actuate="onLoad"/></draw:frame><draw:frame draw:style-name="fr4" draw:name="figura299" text:anchor-type="as-char" svg:width="0.079cm" svg:height="1.323cm" draw:z-index="299"><draw:image xlink:href="https://sindical.caixa.gov.br/sitcs_internetstatic/contribuinte/_images/b.gif" xlink:type="simple" xlink:show="embed" xlink:actuate="onLoad"/></draw:frame><draw:frame draw:style-name="fr4" draw:name="figura300" text:anchor-type="as-char" svg:width="0.079cm" svg:height="1.323cm" draw:z-index="300"><draw:image xlink:href="https://sindical.caixa.gov.br/sitcs_internetstatic/contribuinte/_images/p.gif" xlink:type="simple" xlink:show="embed" xlink:actuate="onLoad"/></draw:frame><draw:frame draw:style-name="fr4" draw:name="figura301" text:anchor-type="as-char" svg:width="0.079cm" svg:height="1.323cm" draw:z-index="301"><draw:image xlink:href="https://sindical.caixa.gov.br/sitcs_internetstatic/contribuinte/_images/b.gif" xlink:type="simple" xlink:show="embed" xlink:actuate="onLoad"/></draw:frame><draw:frame draw:style-name="fr4" draw:name="figura302" text:anchor-type="as-char" svg:width="0.041cm" svg:height="1.323cm" draw:z-index="302"><draw:image xlink:href="https://sindical.caixa.gov.br/sitcs_internetstatic/contribuinte/_images/p.gif" xlink:type="simple" xlink:show="embed" xlink:actuate="onLoad"/></draw:frame><draw:frame draw:style-name="fr4" draw:name="figura303" text:anchor-type="as-char" svg:width="0.041cm" svg:height="1.323cm" draw:z-index="303"><draw:image xlink:href="https://sindical.caixa.gov.br/sitcs_internetstatic/contribuinte/_images/b.gif" xlink:type="simple" xlink:show="embed" xlink:actuate="onLoad"/></draw:frame><draw:frame draw:style-name="fr4" draw:name="figura304" text:anchor-type="as-char" svg:width="0.041cm" svg:height="1.323cm" draw:z-index="304"><draw:image xlink:href="https://sindical.caixa.gov.br/sitcs_internetstatic/contribuinte/_images/p.gif" xlink:type="simple" xlink:show="embed" xlink:actuate="onLoad"/></draw:frame><draw:frame draw:style-name="fr4" draw:name="figura305" text:anchor-type="as-char" svg:width="0.041cm" svg:height="1.323cm" draw:z-index="305"><draw:image xlink:href="https://sindical.caixa.gov.br/sitcs_internetstatic/contribuinte/_images/b.gif" xlink:type="simple" xlink:show="embed" xlink:actuate="onLoad"/></draw:frame><draw:frame draw:style-name="fr4" draw:name="figura306" text:anchor-type="as-char" svg:width="0.041cm" svg:height="1.323cm" draw:z-index="306"><draw:image xlink:href="https://sindical.caixa.gov.br/sitcs_internetstatic/contribuinte/_images/p.gif" xlink:type="simple" xlink:show="embed" xlink:actuate="onLoad"/></draw:frame><draw:frame draw:style-name="fr4" draw:name="figura307" text:anchor-type="as-char" svg:width="0.079cm" svg:height="1.323cm" draw:z-index="307"><draw:image xlink:href="https://sindical.caixa.gov.br/sitcs_internetstatic/contribuinte/_images/b.gif" xlink:type="simple" xlink:show="embed" xlink:actuate="onLoad"/></draw:frame><draw:frame draw:style-name="fr4" draw:name="figura308" text:anchor-type="as-char" svg:width="0.079cm" svg:height="1.323cm" draw:z-index="308"><draw:image xlink:href="https://sindical.caixa.gov.br/sitcs_internetstatic/contribuinte/_images/p.gif" xlink:type="simple" xlink:show="embed" xlink:actuate="onLoad"/></draw:frame><draw:frame draw:style-name="fr4" draw:name="figura309" text:anchor-type="as-char" svg:width="0.041cm" svg:height="1.323cm" draw:z-index="309"><draw:image xlink:href="https://sindical.caixa.gov.br/sitcs_internetstatic/contribuinte/_images/b.gif" xlink:type="simple" xlink:show="embed" xlink:actuate="onLoad"/></draw:frame><draw:frame draw:style-name="fr4" draw:name="figura310" text:anchor-type="as-char" svg:width="0.041cm" svg:height="1.323cm" draw:z-index="310"><draw:image xlink:href="https://sindical.caixa.gov.br/sitcs_internetstatic/contribuinte/_images/p.gif" xlink:type="simple" xlink:show="embed" xlink:actuate="onLoad"/></draw:frame><draw:frame draw:style-name="fr4" draw:name="figura311" text:anchor-type="as-char" svg:width="0.041cm" svg:height="1.323cm" draw:z-index="311"><draw:image xlink:href="https://sindical.caixa.gov.br/sitcs_internetstatic/contribuinte/_images/b.gif" xlink:type="simple" xlink:show="embed" xlink:actuate="onLoad"/></draw:frame><draw:frame draw:style-name="fr4" draw:name="figura312" text:anchor-type="as-char" svg:width="0.079cm" svg:height="1.323cm" draw:z-index="312"><draw:image xlink:href="https://sindical.caixa.gov.br/sitcs_internetstatic/contribuinte/_images/p.gif" xlink:type="simple" xlink:show="embed" xlink:actuate="onLoad"/></draw:frame><draw:frame draw:style-name="fr4" draw:name="figura313" text:anchor-type="as-char" svg:width="0.079cm" svg:height="1.323cm" draw:z-index="313"><draw:image xlink:href="https://sindical.caixa.gov.br/sitcs_internetstatic/contribuinte/_images/b.gif" xlink:type="simple" xlink:show="embed" xlink:actuate="onLoad"/></draw:frame><draw:frame draw:style-name="fr4" draw:name="figura314" text:anchor-type="as-char" svg:width="0.041cm" svg:height="1.323cm" draw:z-index="314"><draw:image xlink:href="https://sindical.caixa.gov.br/sitcs_internetstatic/contribuinte/_images/p.gif" xlink:type="simple" xlink:show="embed" xlink:actuate="onLoad"/></draw:frame><draw:frame draw:style-name="fr4" draw:name="figura315" text:anchor-type="as-char" svg:width="0.079cm" svg:height="1.323cm" draw:z-index="315"><draw:image xlink:href="https://sindical.caixa.gov.br/sitcs_internetstatic/contribuinte/_images/b.gif" xlink:type="simple" xlink:show="embed" xlink:actuate="onLoad"/></draw:frame><draw:frame draw:style-name="fr4" draw:name="figura316" text:anchor-type="as-char" svg:width="0.079cm" svg:height="1.323cm" draw:z-index="316"><draw:image xlink:href="https://sindical.caixa.gov.br/sitcs_internetstatic/contribuinte/_images/p.gif" xlink:type="simple" xlink:show="embed" xlink:actuate="onLoad"/></draw:frame><draw:frame draw:style-name="fr4" draw:name="figura317" text:anchor-type="as-char" svg:width="0.041cm" svg:height="1.323cm" draw:z-index="317"><draw:image xlink:href="https://sindical.caixa.gov.br/sitcs_internetstatic/contribuinte/_images/b.gif" xlink:type="simple" xlink:show="embed" xlink:actuate="onLoad"/></draw:frame><draw:frame draw:style-name="fr4" draw:name="figura318" text:anchor-type="as-char" svg:width="0.079cm" svg:height="1.323cm" draw:z-index="318"><draw:image xlink:href="https://sindical.caixa.gov.br/sitcs_internetstatic/contribuinte/_images/p.gif" xlink:type="simple" xlink:show="embed" xlink:actuate="onLoad"/></draw:frame><draw:frame draw:style-name="fr4" draw:name="figura319" text:anchor-type="as-char" svg:width="0.041cm" svg:height="1.323cm" draw:z-index="319"><draw:image xlink:href="https://sindical.caixa.gov.br/sitcs_internetstatic/contribuinte/_images/b.gif" xlink:type="simple" xlink:show="embed" xlink:actuate="onLoad"/></draw:frame><draw:frame draw:style-name="fr4" draw:name="figura320" text:anchor-type="as-char" svg:width="0.041cm" svg:height="1.323cm" draw:z-index="320"><draw:image xlink:href="https://sindical.caixa.gov.br/sitcs_internetstatic/contribuinte/_images/p.gif" xlink:type="simple" xlink:show="embed" xlink:actuate="onLoad"/></draw:frame><draw:frame draw:style-name="fr4" draw:name="figura321" text:anchor-type="as-char" svg:width="0.041cm" svg:height="1.323cm" draw:z-index="321"><draw:image xlink:href="https://sindical.caixa.gov.br/sitcs_internetstatic/contribuinte/_images/b.gif" xlink:type="simple" xlink:show="embed" xlink:actuate="onLoad"/></draw:frame><draw:frame draw:style-name="fr4" draw:name="figura322" text:anchor-type="as-char" svg:width="0.041cm" svg:height="1.323cm" draw:z-index="322"><draw:image xlink:href="https://sindical.caixa.gov.br/sitcs_internetstatic/contribuinte/_images/p.gif" xlink:type="simple" xlink:show="embed" xlink:actuate="onLoad"/></draw:frame><draw:frame draw:style-name="fr4" draw:name="figura323" text:anchor-type="as-char" svg:width="0.079cm" svg:height="1.323cm" draw:z-index="323"><draw:image xlink:href="https://sindical.caixa.gov.br/sitcs_internetstatic/contribuinte/_images/b.gif" xlink:type="simple" xlink:show="embed" xlink:actuate="onLoad"/></draw:frame><draw:frame draw:style-name="fr4" draw:name="figura324" text:anchor-type="as-char" svg:width="0.041cm" svg:height="1.323cm" draw:z-index="324"><draw:image xlink:href="https://sindical.caixa.gov.br/sitcs_internetstatic/contribuinte/_images/p.gif" xlink:type="simple" xlink:show="embed" xlink:actuate="onLoad"/></draw:frame><draw:frame draw:style-name="fr4" draw:name="figura325" text:anchor-type="as-char" svg:width="0.041cm" svg:height="1.323cm" draw:z-index="325"><draw:image xlink:href="https://sindical.caixa.gov.br/sitcs_internetstatic/contribuinte/_images/b.gif" xlink:type="simple" xlink:show="embed" xlink:actuate="onLoad"/></draw:frame><draw:frame draw:style-name="fr4" draw:name="figura326" text:anchor-type="as-char" svg:width="0.041cm" svg:height="1.323cm" draw:z-index="326"><draw:image xlink:href="https://sindical.caixa.gov.br/sitcs_internetstatic/contribuinte/_images/p.gif" xlink:type="simple" xlink:show="embed" xlink:actuate="onLoad"/></draw:frame><draw:frame draw:style-name="fr4" draw:name="figura327" text:anchor-type="as-char" svg:width="0.041cm" svg:height="1.323cm" draw:z-index="327"><draw:image xlink:href="https://sindical.caixa.gov.br/sitcs_internetstatic/contribuinte/_images/b.gif" xlink:type="simple" xlink:show="embed" xlink:actuate="onLoad"/></draw:frame><draw:frame draw:style-name="fr4" draw:name="figura328" text:anchor-type="as-char" svg:width="0.041cm" svg:height="1.323cm" draw:z-index="328"><draw:image xlink:href="https://sindical.caixa.gov.br/sitcs_internetstatic/contribuinte/_images/p.gif" xlink:type="simple" xlink:show="embed" xlink:actuate="onLoad"/></draw:frame><draw:frame draw:style-name="fr4" draw:name="figura329" text:anchor-type="as-char" svg:width="0.041cm" svg:height="1.323cm" draw:z-index="329"><draw:image xlink:href="https://sindical.caixa.gov.br/sitcs_internetstatic/contribuinte/_images/b.gif" xlink:type="simple" xlink:show="embed" xlink:actuate="onLoad"/></draw:frame><draw:frame draw:style-name="fr4" draw:name="figura330" text:anchor-type="as-char" svg:width="0.079cm" svg:height="1.323cm" draw:z-index="330"><draw:image xlink:href="https://sindical.caixa.gov.br/sitcs_internetstatic/contribuinte/_images/p.gif" xlink:type="simple" xlink:show="embed" xlink:actuate="onLoad"/></draw:frame><draw:frame draw:style-name="fr4" draw:name="figura331" text:anchor-type="as-char" svg:width="0.079cm" svg:height="1.323cm" draw:z-index="331"><draw:image xlink:href="https://sindical.caixa.gov.br/sitcs_internetstatic/contribuinte/_images/b.gif" xlink:type="simple" xlink:show="embed" xlink:actuate="onLoad"/></draw:frame><draw:frame draw:style-name="fr4" draw:name="figura332" text:anchor-type="as-char" svg:width="0.079cm" svg:height="1.323cm" draw:z-index="332"><draw:image xlink:href="https://sindical.caixa.gov.br/sitcs_internetstatic/contribuinte/_images/p.gif" xlink:type="simple" xlink:show="embed" xlink:actuate="onLoad"/></draw:frame><draw:frame draw:style-name="fr4" draw:name="figura333" text:anchor-type="as-char" svg:width="0.079cm" svg:height="1.323cm" draw:z-index="333"><draw:image xlink:href="https://sindical.caixa.gov.br/sitcs_internetstatic/contribuinte/_images/b.gif" xlink:type="simple" xlink:show="embed" xlink:actuate="onLoad"/></draw:frame><draw:frame draw:style-name="fr4" draw:name="figura334" text:anchor-type="as-char" svg:width="0.041cm" svg:height="1.323cm" draw:z-index="334"><draw:image xlink:href="https://sindical.caixa.gov.br/sitcs_internetstatic/contribuinte/_images/p.gif" xlink:type="simple" xlink:show="embed" xlink:actuate="onLoad"/></draw:frame><draw:frame draw:style-name="fr4" draw:name="figura335" text:anchor-type="as-char" svg:width="0.041cm" svg:height="1.323cm" draw:z-index="335"><draw:image xlink:href="https://sindical.caixa.gov.br/sitcs_internetstatic/contribuinte/_images/b.gif" xlink:type="simple" xlink:show="embed" xlink:actuate="onLoad"/></draw:frame><draw:frame draw:style-name="fr4" draw:name="figura336" text:anchor-type="as-char" svg:width="0.041cm" svg:height="1.323cm" draw:z-index="336"><draw:image xlink:href="https://sindical.caixa.gov.br/sitcs_internetstatic/contribuinte/_images/p.gif" xlink:type="simple" xlink:show="embed" xlink:actuate="onLoad"/></draw:frame><draw:frame draw:style-name="fr4" draw:name="figura337" text:anchor-type="as-char" svg:width="0.041cm" svg:height="1.323cm" draw:z-index="337"><draw:image xlink:href="https://sindical.caixa.gov.br/sitcs_internetstatic/contribuinte/_images/b.gif" xlink:type="simple" xlink:show="embed" xlink:actuate="onLoad"/></draw:frame><draw:frame draw:style-name="fr4" draw:name="figura338" text:anchor-type="as-char" svg:width="0.079cm" svg:height="1.323cm" draw:z-index="338"><draw:image xlink:href="https://sindical.caixa.gov.br/sitcs_internetstatic/contribuinte/_images/p.gif" xlink:type="simple" xlink:show="embed" xlink:actuate="onLoad"/></draw:frame><draw:frame draw:style-name="fr4" draw:name="figura339" text:anchor-type="as-char" svg:width="0.079cm" svg:height="1.323cm" draw:z-index="339"><draw:image xlink:href="https://sindical.caixa.gov.br/sitcs_internetstatic/contribuinte/_images/b.gif" xlink:type="simple" xlink:show="embed" xlink:actuate="onLoad"/></draw:frame><draw:frame draw:style-name="fr4" draw:name="figura340" text:anchor-type="as-char" svg:width="0.079cm" svg:height="1.323cm" draw:z-index="340"><draw:image xlink:href="https://sindical.caixa.gov.br/sitcs_internetstatic/contribuinte/_images/p.gif" xlink:type="simple" xlink:show="embed" xlink:actuate="onLoad"/></draw:frame><draw:frame draw:style-name="fr4" draw:name="figura341" text:anchor-type="as-char" svg:width="0.079cm" svg:height="1.323cm" draw:z-index="341"><draw:image xlink:href="https://sindical.caixa.gov.br/sitcs_internetstatic/contribuinte/_images/b.gif" xlink:type="simple" xlink:show="embed" xlink:actuate="onLoad"/></draw:frame><draw:frame draw:style-name="fr4" draw:name="figura342" text:anchor-type="as-char" svg:width="0.041cm" svg:height="1.323cm" draw:z-index="342"><draw:image xlink:href="https://sindical.caixa.gov.br/sitcs_internetstatic/contribuinte/_images/p.gif" xlink:type="simple" xlink:show="embed" xlink:actuate="onLoad"/></draw:frame><draw:frame draw:style-name="fr4" draw:name="figura343" text:anchor-type="as-char" svg:width="0.041cm" svg:height="1.323cm" draw:z-index="343"><draw:image xlink:href="https://sindical.caixa.gov.br/sitcs_internetstatic/contribuinte/_images/b.gif" xlink:type="simple" xlink:show="embed" xlink:actuate="onLoad"/></draw:frame><draw:frame draw:style-name="fr4" draw:name="figura344" text:anchor-type="as-char" svg:width="0.079cm" svg:height="1.323cm" draw:z-index="344"><draw:image xlink:href="https://sindical.caixa.gov.br/sitcs_internetstatic/contribuinte/_images/p.gif" xlink:type="simple" xlink:show="embed" xlink:actuate="onLoad"/></draw:frame><draw:frame draw:style-name="fr4" draw:name="figura345" text:anchor-type="as-char" svg:width="0.079cm" svg:height="1.323cm" draw:z-index="345"><draw:image xlink:href="https://sindical.caixa.gov.br/sitcs_internetstatic/contribuinte/_images/b.gif" xlink:type="simple" xlink:show="embed" xlink:actuate="onLoad"/></draw:frame><draw:frame draw:style-name="fr4" draw:name="figura346" text:anchor-type="as-char" svg:width="0.041cm" svg:height="1.323cm" draw:z-index="346"><draw:image xlink:href="https://sindical.caixa.gov.br/sitcs_internetstatic/contribuinte/_images/p.gif" xlink:type="simple" xlink:show="embed" xlink:actuate="onLoad"/></draw:frame><draw:frame draw:style-name="fr4" draw:name="figura347" text:anchor-type="as-char" svg:width="0.041cm" svg:height="1.323cm" draw:z-index="347"><draw:image xlink:href="https://sindical.caixa.gov.br/sitcs_internetstatic/contribuinte/_images/b.gif" xlink:type="simple" xlink:show="embed" xlink:actuate="onLoad"/></draw:frame><draw:frame draw:style-name="fr4" draw:name="figura348" text:anchor-type="as-char" svg:width="0.041cm" svg:height="1.323cm" draw:z-index="348"><draw:image xlink:href="https://sindical.caixa.gov.br/sitcs_internetstatic/contribuinte/_images/p.gif" xlink:type="simple" xlink:show="embed" xlink:actuate="onLoad"/></draw:frame><draw:frame draw:style-name="fr4" draw:name="figura349" text:anchor-type="as-char" svg:width="0.041cm" svg:height="1.323cm" draw:z-index="349"><draw:image xlink:href="https://sindical.caixa.gov.br/sitcs_internetstatic/contribuinte/_images/b.gif" xlink:type="simple" xlink:show="embed" xlink:actuate="onLoad"/></draw:frame><draw:frame draw:style-name="fr4" draw:name="figura350" text:anchor-type="as-char" svg:width="0.041cm" svg:height="1.323cm" draw:z-index="350"><draw:image xlink:href="https://sindical.caixa.gov.br/sitcs_internetstatic/contribuinte/_images/p.gif" xlink:type="simple" xlink:show="embed" xlink:actuate="onLoad"/></draw:frame><draw:frame draw:style-name="fr4" draw:name="figura351" text:anchor-type="as-char" svg:width="0.041cm" svg:height="1.323cm" draw:z-index="351"><draw:image xlink:href="https://sindical.caixa.gov.br/sitcs_internetstatic/contribuinte/_images/b.gif" xlink:type="simple" xlink:show="embed" xlink:actuate="onLoad"/></draw:frame><draw:frame draw:style-name="fr4" draw:name="figura352" text:anchor-type="as-char" svg:width="0.079cm" svg:height="1.323cm" draw:z-index="352"><draw:image xlink:href="https://sindical.caixa.gov.br/sitcs_internetstatic/contribuinte/_images/p.gif" xlink:type="simple" xlink:show="embed" xlink:actuate="onLoad"/></draw:frame><draw:frame draw:style-name="fr4" draw:name="figura353" text:anchor-type="as-char" svg:width="0.079cm" svg:height="1.323cm" draw:z-index="353"><draw:image xlink:href="https://sindical.caixa.gov.br/sitcs_internetstatic/contribuinte/_images/b.gif" xlink:type="simple" xlink:show="embed" xlink:actuate="onLoad"/></draw:frame><draw:frame draw:style-name="fr4" draw:name="figura354" text:anchor-type="as-char" svg:width="0.079cm" svg:height="1.323cm" draw:z-index="354"><draw:image xlink:href="https://sindical.caixa.gov.br/sitcs_internetstatic/contribuinte/_images/p.gif" xlink:type="simple" xlink:show="embed" xlink:actuate="onLoad"/></draw:frame><draw:frame draw:style-name="fr4" draw:name="figura355" text:anchor-type="as-char" svg:width="0.041cm" svg:height="1.323cm" draw:z-index="355"><draw:image xlink:href="https://sindical.caixa.gov.br/sitcs_internetstatic/contribuinte/_images/b.gif" xlink:type="simple" xlink:show="embed" xlink:actuate="onLoad"/></draw:frame><draw:frame draw:style-name="fr4" draw:name="figura356" text:anchor-type="as-char" svg:width="0.041cm" svg:height="1.323cm" draw:z-index="356"><draw:image xlink:href="https://sindical.caixa.gov.br/sitcs_internetstatic/contribuinte/_images/p.gif" xlink:type="simple" xlink:show="embed" xlink:actuate="onLoad"/></draw:frame><draw:frame draw:style-name="fr4" draw:name="figura357" text:anchor-type="as-char" svg:width="0.079cm" svg:height="1.323cm" draw:z-index="357"><draw:image xlink:href="https://sindical.caixa.gov.br/sitcs_internetstatic/contribuinte/_images/b.gif" xlink:type="simple" xlink:show="embed" xlink:actuate="onLoad"/></draw:frame><draw:frame draw:style-name="fr4" draw:name="figura358" text:anchor-type="as-char" svg:width="0.041cm" svg:height="1.323cm" draw:z-index="358"><draw:image xlink:href="https://sindical.caixa.gov.br/sitcs_internetstatic/contribuinte/_images/p.gif" xlink:type="simple" xlink:show="embed" xlink:actuate="onLoad"/></draw:frame><draw:frame draw:style-name="fr4" draw:name="figura359" text:anchor-type="as-char" svg:width="0.079cm" svg:height="1.323cm" draw:z-index="359"><draw:image xlink:href="https://sindical.caixa.gov.br/sitcs_internetstatic/contribuinte/_images/b.gif" xlink:type="simple" xlink:show="embed" xlink:actuate="onLoad"/></draw:frame><draw:frame draw:style-name="fr4" draw:name="figura360" text:anchor-type="as-char" svg:width="0.079cm" svg:height="1.323cm" draw:z-index="360"><draw:image xlink:href="https://sindical.caixa.gov.br/sitcs_internetstatic/contribuinte/_images/p.gif" xlink:type="simple" xlink:show="embed" xlink:actuate="onLoad"/></draw:frame><draw:frame draw:style-name="fr4" draw:name="figura361" text:anchor-type="as-char" svg:width="0.041cm" svg:height="1.323cm" draw:z-index="361"><draw:image xlink:href="https://sindical.caixa.gov.br/sitcs_internetstatic/contribuinte/_images/b.gif" xlink:type="simple" xlink:show="embed" xlink:actuate="onLoad"/></draw:frame><draw:frame draw:style-name="fr4" draw:name="figura362" text:anchor-type="as-char" svg:width="0.041cm" svg:height="1.323cm" draw:z-index="362"><draw:image xlink:href="https://sindical.caixa.gov.br/sitcs_internetstatic/contribuinte/_images/p.gif" xlink:type="simple" xlink:show="embed" xlink:actuate="onLoad"/></draw:frame><draw:frame draw:style-name="fr4" draw:name="figura363" text:anchor-type="as-char" svg:width="0.041cm" svg:height="1.323cm" draw:z-index="363"><draw:image xlink:href="https://sindical.caixa.gov.br/sitcs_internetstatic/contribuinte/_images/b.gif" xlink:type="simple" xlink:show="embed" xlink:actuate="onLoad"/></draw:frame><draw:frame draw:style-name="fr4" draw:name="figura364" text:anchor-type="as-char" svg:width="0.041cm" svg:height="1.323cm" draw:z-index="364"><draw:image xlink:href="https://sindical.caixa.gov.br/sitcs_internetstatic/contribuinte/_images/p.gif" xlink:type="simple" xlink:show="embed" xlink:actuate="onLoad"/></draw:frame><draw:frame draw:style-name="fr4" draw:name="figura365" text:anchor-type="as-char" svg:width="0.079cm" svg:height="1.323cm" draw:z-index="365"><draw:image xlink:href="https://sindical.caixa.gov.br/sitcs_internetstatic/contribuinte/_images/b.gif" xlink:type="simple" xlink:show="embed" xlink:actuate="onLoad"/></draw:frame><draw:frame draw:style-name="fr4" draw:name="figura366" text:anchor-type="as-char" svg:width="0.079cm" svg:height="1.323cm" draw:z-index="366"><draw:image xlink:href="https://sindical.caixa.gov.br/sitcs_internetstatic/contribuinte/_images/p.gif" xlink:type="simple" xlink:show="embed" xlink:actuate="onLoad"/></draw:frame><draw:frame draw:style-name="fr4" draw:name="figura367" text:anchor-type="as-char" svg:width="0.041cm" svg:height="1.323cm" draw:z-index="367"><draw:image xlink:href="https://sindical.caixa.gov.br/sitcs_internetstatic/contribuinte/_images/b.gif" xlink:type="simple" xlink:show="embed" xlink:actuate="onLoad"/></draw:frame><draw:frame draw:style-name="fr4" draw:name="figura368" text:anchor-type="as-char" svg:width="0.041cm" svg:height="1.323cm" draw:z-index="368"><draw:image xlink:href="https://sindical.caixa.gov.br/sitcs_internetstatic/contribuinte/_images/p.gif" xlink:type="simple" xlink:show="embed" xlink:actuate="onLoad"/></draw:frame><draw:frame draw:style-name="fr4" draw:name="figura369" text:anchor-type="as-char" svg:width="0.041cm" svg:height="1.323cm" draw:z-index="369"><draw:image xlink:href="https://sindical.caixa.gov.br/sitcs_internetstatic/contribuinte/_images/b.gif" xlink:type="simple" xlink:show="embed" xlink:actuate="onLoad"/></draw:frame><draw:frame draw:style-name="fr4" draw:name="figura370" text:anchor-type="as-char" svg:width="0.041cm" svg:height="1.323cm" draw:z-index="370"><draw:image xlink:href="https://sindical.caixa.gov.br/sitcs_internetstatic/contribuinte/_images/p.gif" xlink:type="simple" xlink:show="embed" xlink:actuate="onLoad"/></draw:frame><draw:frame draw:style-name="fr4" draw:name="figura371" text:anchor-type="as-char" svg:width="0.079cm" svg:height="1.323cm" draw:z-index="371"><draw:image xlink:href="https://sindical.caixa.gov.br/sitcs_internetstatic/contribuinte/_images/b.gif" xlink:type="simple" xlink:show="embed" xlink:actuate="onLoad"/></draw:frame><draw:frame draw:style-name="fr4" draw:name="figura372" text:anchor-type="as-char" svg:width="0.079cm" svg:height="1.323cm" draw:z-index="372"><draw:image xlink:href="https://sindical.caixa.gov.br/sitcs_internetstatic/contribuinte/_images/p.gif" xlink:type="simple" xlink:show="embed" xlink:actuate="onLoad"/></draw:frame><draw:frame draw:style-name="fr4" draw:name="figura373" text:anchor-type="as-char" svg:width="0.041cm" svg:height="1.323cm" draw:z-index="373"><draw:image xlink:href="https://sindical.caixa.gov.br/sitcs_internetstatic/contribuinte/_images/b.gif" xlink:type="simple" xlink:show="embed" xlink:actuate="onLoad"/></draw:frame><draw:frame draw:style-name="fr4" draw:name="figura374" text:anchor-type="as-char" svg:width="0.041cm" svg:height="1.323cm" draw:z-index="374"><draw:image xlink:href="https://sindical.caixa.gov.br/sitcs_internetstatic/contribuinte/_images/p.gif" xlink:type="simple" xlink:show="embed" xlink:actuate="onLoad"/></draw:frame><draw:frame draw:style-name="fr4" draw:name="figura375" text:anchor-type="as-char" svg:width="0.041cm" svg:height="1.323cm" draw:z-index="375"><draw:image xlink:href="https://sindical.caixa.gov.br/sitcs_internetstatic/contribuinte/_images/b.gif" xlink:type="simple" xlink:show="embed" xlink:actuate="onLoad"/></draw:frame><draw:frame draw:style-name="fr4" draw:name="figura376" text:anchor-type="as-char" svg:width="0.079cm" svg:height="1.323cm" draw:z-index="376"><draw:image xlink:href="https://sindical.caixa.gov.br/sitcs_internetstatic/contribuinte/_images/p.gif" xlink:type="simple" xlink:show="embed" xlink:actuate="onLoad"/></draw:frame><draw:frame draw:style-name="fr4" draw:name="figura377" text:anchor-type="as-char" svg:width="0.079cm" svg:height="1.323cm" draw:z-index="377"><draw:image xlink:href="https://sindical.caixa.gov.br/sitcs_internetstatic/contribuinte/_images/b.gif" xlink:type="simple" xlink:show="embed" xlink:actuate="onLoad"/></draw:frame><draw:frame draw:style-name="fr4" draw:name="figura378" text:anchor-type="as-char" svg:width="0.041cm" svg:height="1.323cm" draw:z-index="378"><draw:image xlink:href="https://sindical.caixa.gov.br/sitcs_internetstatic/contribuinte/_images/p.gif" xlink:type="simple" xlink:show="embed" xlink:actuate="onLoad"/></draw:frame><draw:frame draw:style-name="fr4" draw:name="figura379" text:anchor-type="as-char" svg:width="0.079cm" svg:height="1.323cm" draw:z-index="379"><draw:image xlink:href="https://sindical.caixa.gov.br/sitcs_internetstatic/contribuinte/_images/b.gif" xlink:type="simple" xlink:show="embed" xlink:actuate="onLoad"/></draw:frame><draw:frame draw:style-name="fr4" draw:name="figura380" text:anchor-type="as-char" svg:width="0.041cm" svg:height="1.323cm" draw:z-index="380"><draw:image xlink:href="https://sindical.caixa.gov.br/sitcs_internetstatic/contribuinte/_images/p.gif" xlink:type="simple" xlink:show="embed" xlink:actuate="onLoad"/></draw:frame><draw:frame draw:style-name="fr4" draw:name="figura381" text:anchor-type="as-char" svg:width="0.041cm" svg:height="1.323cm" draw:z-index="381"><draw:image xlink:href="https://sindical.caixa.gov.br/sitcs_internetstatic/contribuinte/_images/b.gif" xlink:type="simple" xlink:show="embed" xlink:actuate="onLoad"/></draw:frame><draw:frame draw:style-name="fr4" draw:name="figura382" text:anchor-type="as-char" svg:width="0.079cm" svg:height="1.323cm" draw:z-index="382"><draw:image xlink:href="https://sindical.caixa.gov.br/sitcs_internetstatic/contribuinte/_images/p.gif" xlink:type="simple" xlink:show="embed" xlink:actuate="onLoad"/></draw:frame><draw:frame draw:style-name="fr4" draw:name="figura383" text:anchor-type="as-char" svg:width="0.041cm" svg:height="1.323cm" draw:z-index="383"><draw:image xlink:href="https://sindical.caixa.gov.br/sitcs_internetstatic/contribuinte/_images/b.gif" xlink:type="simple" xlink:show="embed" xlink:actuate="onLoad"/></draw:frame><draw:frame draw:style-name="fr4" draw:name="figura384" text:anchor-type="as-char" svg:width="0.041cm" svg:height="1.323cm" draw:z-index="384"><draw:image xlink:href="https://sindical.caixa.gov.br/sitcs_internetstatic/contribuinte/_images/p.gif" xlink:type="simple" xlink:show="embed" xlink:actuate="onLoad"/></draw:frame><draw:frame draw:style-name="fr4" draw:name="figura385" text:anchor-type="as-char" svg:width="0.079cm" svg:height="1.323cm" draw:z-index="385"><draw:image xlink:href="https://sindical.caixa.gov.br/sitcs_internetstatic/contribuinte/_images/b.gif" xlink:type="simple" xlink:show="embed" xlink:actuate="onLoad"/></draw:frame><draw:frame draw:style-name="fr4" draw:name="figura386" text:anchor-type="as-char" svg:width="0.041cm" svg:height="1.323cm" draw:z-index="386"><draw:image xlink:href="https://sindical.caixa.gov.br/sitcs_internetstatic/contribuinte/_images/p.gif" xlink:type="simple" xlink:show="embed" xlink:actuate="onLoad"/></draw:frame><draw:frame draw:style-name="fr4" draw:name="figura387" text:anchor-type="as-char" svg:width="0.079cm" svg:height="1.323cm" draw:z-index="387"><draw:image xlink:href="https://sindical.caixa.gov.br/sitcs_internetstatic/contribuinte/_images/b.gif" xlink:type="simple" xlink:show="embed" xlink:actuate="onLoad"/></draw:frame><draw:frame draw:style-name="fr4" draw:name="figura388" text:anchor-type="as-char" svg:width="0.041cm" svg:height="1.323cm" draw:z-index="388"><draw:image xlink:href="https://sindical.caixa.gov.br/sitcs_internetstatic/contribuinte/_images/p.gif" xlink:type="simple" xlink:show="embed" xlink:actuate="onLoad"/></draw:frame><draw:frame draw:style-name="fr4" draw:name="figura389" text:anchor-type="as-char" svg:width="0.041cm" svg:height="1.323cm" draw:z-index="389"><draw:image xlink:href="https://sindical.caixa.gov.br/sitcs_internetstatic/contribuinte/_images/b.gif" xlink:type="simple" xlink:show="embed" xlink:actuate="onLoad"/></draw:frame><draw:frame draw:style-name="fr4" draw:name="figura390" text:anchor-type="as-char" svg:width="0.079cm" svg:height="1.323cm" draw:z-index="390"><draw:image xlink:href="https://sindical.caixa.gov.br/sitcs_internetstatic/contribuinte/_images/p.gif" xlink:type="simple" xlink:show="embed" xlink:actuate="onLoad"/></draw:frame><draw:frame draw:style-name="fr4" draw:name="figura391" text:anchor-type="as-char" svg:width="0.041cm" svg:height="1.323cm" draw:z-index="391"><draw:image xlink:href="https://sindical.caixa.gov.br/sitcs_internetstatic/contribuinte/_images/b.gif" xlink:type="simple" xlink:show="embed" xlink:actuate="onLoad"/></draw:frame><draw:frame draw:style-name="fr4" draw:name="figura392" text:anchor-type="as-char" svg:width="0.079cm" svg:height="1.323cm" draw:z-index="392"><draw:image xlink:href="https://sindical.caixa.gov.br/sitcs_internetstatic/contribuinte/_images/p.gif" xlink:type="simple" xlink:show="embed" xlink:actuate="onLoad"/></draw:frame><draw:frame draw:style-name="fr4" draw:name="figura393" text:anchor-type="as-char" svg:width="0.041cm" svg:height="1.323cm" draw:z-index="393"><draw:image xlink:href="https://sindical.caixa.gov.br/sitcs_internetstatic/contribuinte/_images/b.gif" xlink:type="simple" xlink:show="embed" xlink:actuate="onLoad"/></draw:frame><draw:frame draw:style-name="fr4" draw:name="figura394" text:anchor-type="as-char" svg:width="0.041cm" svg:height="1.323cm" draw:z-index="394"><draw:image xlink:href="https://sindical.caixa.gov.br/sitcs_internetstatic/contribuinte/_images/p.gif" xlink:type="simple" xlink:show="embed" xlink:actuate="onLoad"/></draw:frame><draw:frame draw:style-name="fr4" draw:name="figura395" text:anchor-type="as-char" svg:width="0.041cm" svg:height="1.323cm" draw:z-index="395"><draw:image xlink:href="https://sindical.caixa.gov.br/sitcs_internetstatic/contribuinte/_images/b.gif" xlink:type="simple" xlink:show="embed" xlink:actuate="onLoad"/></draw:frame><draw:frame draw:style-name="fr4" draw:name="figura396" text:anchor-type="as-char" svg:width="0.079cm" svg:height="1.323cm" draw:z-index="396"><draw:image xlink:href="https://sindical.caixa.gov.br/sitcs_internetstatic/contribuinte/_images/p.gif" xlink:type="simple" xlink:show="embed" xlink:actuate="onLoad"/></draw:frame><draw:frame draw:style-name="fr4" draw:name="figura397" text:anchor-type="as-char" svg:width="0.041cm" svg:height="1.323cm" draw:z-index="397"><draw:image xlink:href="https://sindical.caixa.gov.br/sitcs_internetstatic/contribuinte/_images/b.gif" xlink:type="simple" xlink:show="embed" xlink:actuate="onLoad"/></draw:frame><draw:frame draw:style-name="fr4" draw:name="figura398" text:anchor-type="as-char" svg:width="0.041cm" svg:height="1.323cm" draw:z-index="398"><draw:image xlink:href="https://sindical.caixa.gov.br/sitcs_internetstatic/contribuinte/_images/p.gif" xlink:type="simple" xlink:show="embed" xlink:actuate="onLoad"/></draw:frame><draw:frame draw:style-name="fr4" draw:name="figura399" text:anchor-type="as-char" svg:width="0.079cm" svg:height="1.323cm" draw:z-index="399"><draw:image xlink:href="https://sindical.caixa.gov.br/sitcs_internetstatic/contribuinte/_images/b.gif" xlink:type="simple" xlink:show="embed" xlink:actuate="onLoad"/></draw:frame><draw:frame draw:style-name="fr4" draw:name="figura400" text:anchor-type="as-char" svg:width="0.041cm" svg:height="1.323cm" draw:z-index="400"><draw:image xlink:href="https://sindical.caixa.gov.br/sitcs_internetstatic/contribuinte/_images/p.gif" xlink:type="simple" xlink:show="embed" xlink:actuate="onLoad"/></draw:frame><draw:frame draw:style-name="fr4" draw:name="figura401" text:anchor-type="as-char" svg:width="0.079cm" svg:height="1.323cm" draw:z-index="401"><draw:image xlink:href="https://sindical.caixa.gov.br/sitcs_internetstatic/contribuinte/_images/b.gif" xlink:type="simple" xlink:show="embed" xlink:actuate="onLoad"/></draw:frame><draw:frame draw:style-name="fr4" draw:name="figura402" text:anchor-type="as-char" svg:width="0.079cm" svg:height="1.323cm" draw:z-index="402"><draw:image xlink:href="https://sindical.caixa.gov.br/sitcs_internetstatic/contribuinte/_images/p.gif" xlink:type="simple" xlink:show="embed" xlink:actuate="onLoad"/></draw:frame><draw:frame draw:style-name="fr4" draw:name="figura403" text:anchor-type="as-char" svg:width="0.041cm" svg:height="1.323cm" draw:z-index="403"><draw:image xlink:href="https://sindical.caixa.gov.br/sitcs_internetstatic/contribuinte/_images/b.gif" xlink:type="simple" xlink:show="embed" xlink:actuate="onLoad"/></draw:frame><draw:frame draw:style-name="fr4" draw:name="figura404" text:anchor-type="as-char" svg:width="0.079cm" svg:height="1.323cm" draw:z-index="404"><draw:image xlink:href="https://sindical.caixa.gov.br/sitcs_internetstatic/contribuinte/_images/p.gif" xlink:type="simple" xlink:show="embed" xlink:actuate="onLoad"/></draw:frame><draw:frame draw:style-name="fr4" draw:name="figura405" text:anchor-type="as-char" svg:width="0.041cm" svg:height="1.323cm" draw:z-index="405"><draw:image xlink:href="https://sindical.caixa.gov.br/sitcs_internetstatic/contribuinte/_images/b.gif" xlink:type="simple" xlink:show="embed" xlink:actuate="onLoad"/></draw:frame><draw:frame draw:style-name="fr4" draw:name="figura406" text:anchor-type="as-char" svg:width="0.041cm" svg:height="1.323cm" draw:z-index="406"><draw:image xlink:href="https://sindical.caixa.gov.br/sitcs_internetstatic/contribuinte/_images/p.gif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27/02/2015 <text:s text:c="2"/>- <text:s text:c="2"/>BANCO DO BRASIL <text:s text:c="3"/>- <text:s text:c="2"/>15:32:13 </text:p>
      <text:p text:style-name="P1">127301273 <text:s text:c="34"/>0014 </text:p>
      <text:p text:style-name="P1">COMPROVANTE DE PAGAMENTO DE TITULOS </text:p>
      <text:p text:style-name="P1">CLIENTE: SANDRO TAVARES </text:p>
      <text:p text:style-name="P1">AGENCIA: 1273-4 <text:s text:c="8"/>CONTA: <text:s text:c="10"/>5.742-8 ================================================ </text:p>
      <text:p text:style-name="P1">CAIXA ECONOMICA FEDERAL ------------------------------------------------</text:p>
      <text:p text:style-name="P1"><text:s/>10499788004261770011986282673200563520000000570 </text:p>
      <text:p text:style-name="P1">NR. DOCUMENTO <text:s text:c="28"/>22.701 </text:p>
      <text:p text:style-name="P1">DATA DO PAGAMENTO <text:s text:c="20"/>27/02/2015 </text:p>
      <text:p text:style-name="P1">VALOR DO DOCUMENTO <text:s text:c="25"/>5,70 </text:p>
      <text:p text:style-name="P1">VALOR COBRADO <text:s text:c="30"/>5,70 ================================================ </text:p>
      <text:p text:style-name="P1">NR.AUTENTICACAO <text:s text:c="11"/>2.996.46C.BFB.08C.58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Tahoma1" svg:font-family="Tahoma"/>
    <style:font-face style:name="Verdana" svg:font-family="Verdana, Arial, Helvetica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ro tavares tavares</meta:initial-creator>
    <meta:creation-date>2015-03-24T17:01:19.10</meta:creation-date>
    <dc:date>2015-03-24T17:20:37.50</dc:date>
    <dc:creator>sandro tavares tavares</dc:creator>
    <meta:editing-duration>PT00H19M18S</meta:editing-duration>
    <meta:editing-cycles>2</meta:editing-cycles>
    <meta:generator>BrOffice.org/3.2$Win32 OpenOffice.org_project/320m12$Build-9483</meta:generator>
    <meta:document-statistic meta:table-count="34" meta:image-count="406" meta:object-count="0" meta:page-count="2" meta:paragraph-count="325" meta:word-count="372" meta:character-count="3396"/>
  </office:meta>
</office:document-meta>
</file>